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2.021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2.051cm"/>
    </style:style>
    <style:style style:name="co36" style:family="table-column">
      <style:table-column-properties fo:break-before="auto" style:column-width="1.822cm"/>
    </style:style>
    <style:style style:name="co37" style:family="table-column">
      <style:table-column-properties fo:break-before="auto" style:column-width="4.022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2.073cm"/>
    </style:style>
    <style:style style:name="co40" style:family="table-column">
      <style:table-column-properties fo:break-before="auto" style:column-width="2.011cm"/>
    </style:style>
    <style:style style:name="co41" style:family="table-column">
      <style:table-column-properties fo:break-before="auto" style:column-width="2.115cm"/>
    </style:style>
    <style:style style:name="co42" style:family="table-column">
      <style:table-column-properties fo:break-before="auto" style:column-width="0.857cm"/>
    </style:style>
    <style:style style:name="co43" style:family="table-column">
      <style:table-column-properties fo:break-before="auto" style:column-width="1.623cm"/>
    </style:style>
    <style:style style:name="co44" style:family="table-column">
      <style:table-column-properties fo:break-before="auto" style:column-width="1.79cm"/>
    </style:style>
    <style:style style:name="co45" style:family="table-column">
      <style:table-column-properties fo:break-before="auto" style:column-width="2.325cm"/>
    </style:style>
    <style:style style:name="co46" style:family="table-column">
      <style:table-column-properties fo:break-before="auto" style:column-width="2.094cm"/>
    </style:style>
    <style:style style:name="co47" style:family="table-column">
      <style:table-column-properties fo:break-before="auto" style:column-width="3.224cm"/>
    </style:style>
    <style:style style:name="co48" style:family="table-column">
      <style:table-column-properties fo:break-before="auto" style:column-width="1.707cm"/>
    </style:style>
    <style:style style:name="co49" style:family="table-column">
      <style:table-column-properties fo:break-before="auto" style:column-width="1.843cm"/>
    </style:style>
    <style:style style:name="co56" style:family="table-column">
      <style:table-column-properties fo:break-before="auto" style:column-width="2.942cm"/>
    </style:style>
    <style:style style:name="co57" style:family="table-column">
      <style:table-column-properties fo:break-before="auto" style:column-width="2.524cm"/>
    </style:style>
    <style:style style:name="co53" style:family="table-column">
      <style:table-column-properties fo:break-before="auto" style:column-width="2.21cm"/>
    </style:style>
    <style:style style:name="co58" style:family="table-column">
      <style:table-column-properties fo:break-before="auto" style:column-width="0.314cm"/>
    </style:style>
    <style:style style:name="co59" style:family="table-column">
      <style:table-column-properties fo:break-before="auto" style:column-width="1.434cm"/>
    </style:style>
    <style:style style:name="co60" style:family="table-column">
      <style:table-column-properties fo:break-before="auto" style:column-width="0.208cm"/>
    </style:style>
    <style:style style:name="co61" style:family="table-column">
      <style:table-column-properties fo:break-before="auto" style:column-width="1.455cm"/>
    </style:style>
    <style:style style:name="co62" style:family="table-column">
      <style:table-column-properties fo:break-before="auto" style:column-width="2.147cm"/>
    </style:style>
    <style:style style:name="co63" style:family="table-column">
      <style:table-column-properties fo:break-before="auto" style:column-width="2cm"/>
    </style:style>
    <style:style style:name="co64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0" style:family="table-cell" style:parent-style-name="Default" style:data-style-name="N3"/>
    <style:style style:name="ce10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36"/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4"/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 style:data-style-name="N0"/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0151"/>
    <style:style style:name="ce159" style:family="table-cell" style:parent-style-name="Default" style:data-style-name="N11"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63" style:family="table-cell" style:parent-style-name="Default" style:data-style-name="N104"/>
    <style:style style:name="ce168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6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77" style:family="table-cell" style:parent-style-name="Default" style:data-style-name="N151">
      <style:text-properties fo:font-size="10pt" style:font-size-asian="10pt" style:font-size-complex="10pt"/>
    </style:style>
    <style:style style:name="ce180" style:family="table-cell" style:parent-style-name="Default" style:data-style-name="N155"/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85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8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87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188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189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190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93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94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04">
      <style:table-cell-properties fo:background-color="transparent"/>
      <style:text-properties fo:color="#158466"/>
    </style:style>
    <style:style style:name="ce196" style:family="table-cell" style:parent-style-name="Default" style:data-style-name="N10104"/>
    <style:style style:name="ce198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</style:style>
    <style:style style:name="ce55" style:family="table-cell" style:parent-style-name="Default">
      <style:table-cell-properties fo:border-bottom="none" fo:border-left="0.06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8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67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73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74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75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76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78" style:family="table-cell" style:parent-style-name="Default" style:data-style-name="N104">
      <style:table-cell-properties fo:background-color="#f7d1d5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2" style:family="table-cell" style:parent-style-name="Default" style:data-style-name="N104">
      <style:table-cell-properties fo:background-color="transparent"/>
    </style:style>
    <style:style style:name="ce83" style:family="table-cell" style:parent-style-name="Default" style:data-style-name="N104">
      <style:table-cell-properties fo:background-color="transparent"/>
      <style:text-properties fo:color="#c9211e"/>
    </style:style>
    <style:style style:name="ce84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5" style:family="table-cell" style:parent-style-name="Default" style:data-style-name="N104">
      <style:text-properties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4">
      <style:text-properties fo:font-size="6pt" style:font-size-asian="6pt" style:font-size-complex="6pt"/>
    </style:style>
    <style:style style:name="ce157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61" style:family="table-cell" style:parent-style-name="Default" style:data-style-name="N104">
      <style:text-properties fo:font-weight="bold" style:font-weight-asian="bold" style:font-weight-complex="bold"/>
    </style:style>
    <style:style style:name="ce16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ackground-color="transparent"/>
    </style:style>
    <style:style style:name="ce16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41" style:family="table-cell" style:parent-style-name="Default" style:data-style-name="N10158"/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04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132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42" style:family="table-cell" style:parent-style-name="Default" style:data-style-name="N10154"/>
    <style:style style:name="ce256" style:family="table-cell" style:parent-style-name="Default" style:data-style-name="N11"/>
    <style:style style:name="ce296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298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3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3"/>
    <style:style style:name="ce265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3">
      <style:text-properties fo:font-weight="bold" style:font-weight-asian="bold" style:font-weight-complex="bold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36"/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 style:data-style-name="N4"/>
    <style:style style:name="ce282" style:family="table-cell" style:parent-style-name="Default"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0"/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9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fo:border-bottom="none" fo:border-left="0.06pt solid #000000" fo:border-right="none" fo:border-top="0.06pt solid #000000"/>
    </style:style>
    <style:style style:name="ce302" style:family="table-cell" style:parent-style-name="Default">
      <style:table-cell-properties fo:border-bottom="none" fo:border-left="0.06pt solid #000000" fo:border-right="none" fo:border-top="none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5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8" style:family="table-cell" style:parent-style-name="Default"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10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4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20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22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3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4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5" style:family="table-cell" style:parent-style-name="Default" style:data-style-name="N104">
      <style:table-cell-properties fo:background-color="#f7d1d5"/>
    </style:style>
    <style:style style:name="ce326" style:family="table-cell" style:parent-style-name="Default" style:data-style-name="N104">
      <style:table-cell-properties fo:background-color="transparent"/>
    </style:style>
    <style:style style:name="ce327" style:family="table-cell" style:parent-style-name="Default" style:data-style-name="N104">
      <style:table-cell-properties fo:background-color="transparent"/>
      <style:text-properties fo:color="#c9211e"/>
    </style:style>
    <style:style style:name="ce328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9" style:family="table-cell" style:parent-style-name="Default" style:data-style-name="N104">
      <style:text-properties fo:font-size="10pt" style:font-size-asian="10pt" style:font-size-complex="10pt"/>
    </style:style>
    <style:style style:name="ce330" style:family="table-cell" style:parent-style-name="Default" style:data-style-name="N10151"/>
    <style:style style:name="ce331" style:family="table-cell" style:parent-style-name="Default" style:data-style-name="N4">
      <style:text-properties fo:font-size="6pt" style:font-size-asian="6pt" style:font-size-complex="6pt"/>
    </style:style>
    <style:style style:name="ce332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11"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5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342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3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4" style:family="table-cell" style:parent-style-name="Default" style:data-style-name="N151">
      <style:text-properties fo:font-size="10pt" style:font-size-asian="10pt" style:font-size-complex="10pt"/>
    </style:style>
    <style:style style:name="ce345" style:family="table-cell" style:parent-style-name="Default" style:data-style-name="N104"/>
    <style:style style:name="ce346" style:family="table-cell" style:parent-style-name="Default" style:data-style-name="N155"/>
    <style:style style:name="ce347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8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4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5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9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60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04">
      <style:table-cell-properties fo:background-color="transparent"/>
      <style:text-properties fo:color="#158466"/>
    </style:style>
    <style:style style:name="ce362" style:family="table-cell" style:parent-style-name="Default" style:data-style-name="N10104"/>
    <style:style style:name="ce3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4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6" style:family="table-cell" style:parent-style-name="Default" style:data-style-name="N4">
      <style:text-properties fo:font-weight="bold" style:font-weight-asian="bold" style:font-weight-complex="bold"/>
    </style:style>
    <style:style style:name="ce367" style:family="table-cell" style:parent-style-name="Default" style:data-style-name="N104">
      <style:text-properties fo:font-weight="bold" style:font-weight-asian="bold" style:font-weight-complex="bold"/>
    </style:style>
    <style:style style:name="ce368" style:family="table-cell" style:parent-style-name="Default" style:data-style-name="N10158"/>
    <style:style style:name="ce36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 style:data-style-name="N4">
      <style:table-cell-properties fo:background-color="transparent"/>
    </style:style>
    <style:style style:name="ce37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7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74" style:family="table-cell" style:parent-style-name="Default" style:data-style-name="N10154"/>
    <style:style style:name="ce24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none" fo:border-left="none" fo:border-right="0.06pt solid #000000" fo:border-top="none"/>
    </style:style>
    <style:style style:name="ce2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7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288" style:family="table-cell" style:parent-style-name="Default" style:data-style-name="N10154"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transparent"/>
    </style:style>
    <style:style style:name="ce25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52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53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38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390" style:family="table-cell" style:parent-style-name="Default" style:data-style-name="N11"/>
    <style:style style:name="ce3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393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95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6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60"/>
        <table:table-column table:style-name="co3" table:default-cell-style-name="ce263"/>
        <table:table-column table:style-name="co4" table:default-cell-style-name="ce263"/>
        <table:table-column table:style-name="co5" table:default-cell-style-name="ce263"/>
        <table:table-column table:style-name="co6" table:default-cell-style-name="ce263"/>
        <table:table-column table:style-name="co7" table:default-cell-style-name="ce266"/>
        <table:table-column table:style-name="co8" table:default-cell-style-name="ce261"/>
        <table:table-column table:style-name="co2" table:default-cell-style-name="ce261"/>
        <table:table-column table:style-name="co9" table:default-cell-style-name="ce261"/>
        <table:table-column table:style-name="co10" table:default-cell-style-name="ce261"/>
        <table:table-row table:style-name="ro1">
          <table:table-cell/>
          <table:table-cell table:style-name="ce255" table:number-columns-repeated="2"/>
          <table:table-cell table:style-name="ce261" table:number-columns-repeated="5"/>
          <table:table-cell table:style-name="ce25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1" table:number-columns-repeated="5"/>
          <table:table-cell table:style-name="ce259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2" office:value-type="string" calcext:value-type="string">
            <text:p>Masraf</text:p>
          </table:table-cell>
          <table:table-cell table:style-name="ce262" office:value-type="string" calcext:value-type="string">
            <text:p>Net Kira</text:p>
          </table:table-cell>
          <table:table-cell table:style-name="ce259" table:number-columns-repeated="2"/>
          <table:table-cell/>
          <table:table-cell table:style-name="ce274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1" table:number-columns-repeated="5"/>
          <table:table-cell table:style-name="ce25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1" table:number-columns-repeated="5"/>
          <table:table-cell table:style-name="ce27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20000" calcext:value-type="float">
            <text:p>20.000</text:p>
          </table:table-cell>
          <table:table-cell table:formula="of:=[.D9]-[.E9]" office:value-type="float" office:value="26500" calcext:value-type="float">
            <text:p>26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20000" calcext:value-type="float">
            <text:p>2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7-22" calcext:value-type="date">
            <text:p>22.07.22</text:p>
          </table:table-cell>
          <table:table-cell/>
          <table:table-cell table:formula="of:=[$'SnyG701-22'.D8]" office:value-type="float" office:value="26843.605063" calcext:value-type="float">
            <text:p>26.844</text:p>
          </table:table-cell>
          <table:table-cell table:formula="of:=[.D11]" office:value-type="float" office:value="26843.605063" calcext:value-type="float">
            <text:p>26.844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.E11]-[.G11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9" table:number-columns-repeated="3"/>
          <table:table-cell table:style-name="ce264"/>
          <table:table-cell/>
          <table:table-cell table:style-name="ce266"/>
          <table:table-cell table:number-columns-repeated="5"/>
          <table:table-cell table:style-name="ce275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5" table:formula="of:=SUM([.D4:.D13])" office:value-type="float" office:value="121343.605063" calcext:value-type="float">
            <text:p>121.344</text:p>
          </table:table-cell>
          <table:table-cell table:style-name="ce265" table:formula="of:=SUM([.E4:.E13])" office:value-type="float" office:value="82843.605063" calcext:value-type="float">
            <text:p>82.844</text:p>
          </table:table-cell>
          <table:table-cell table:style-name="ce267" table:formula="of:=SUM([.F4:.F13])" office:value-type="float" office:value="38500" calcext:value-type="float">
            <text:p>38.500</text:p>
          </table:table-cell>
          <table:table-cell table:style-name="ce265" table:formula="of:=SUM([.G4:.G13])" office:value-type="float" office:value="0" calcext:value-type="float">
            <text:p>0</text:p>
          </table:table-cell>
          <table:table-cell table:style-name="ce265" table:formula="of:=SUM([.H4:.H13])" office:value-type="float" office:value="82843.605063" calcext:value-type="float">
            <text:p>82.844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5" table:number-columns-repeated="2"/>
          <table:table-cell table:style-name="ce267"/>
          <table:table-cell table:style-name="ce265"/>
          <table:table-cell table:style-name="ce272"/>
          <table:table-cell table:number-columns-repeated="4"/>
        </table:table-row>
        <table:table-row table:style-name="ro1">
          <table:table-cell table:style-name="ce259" table:number-columns-repeated="3"/>
          <table:table-cell table:number-columns-repeated="2"/>
          <table:table-cell table:style-name="ce264"/>
          <table:table-cell table:style-name="ce268" office:value-type="string" calcext:value-type="string">
            <text:p>Sanayi 2022 Toplam Kira Geliri</text:p>
          </table:table-cell>
          <table:table-cell table:style-name="ce273" table:formula="of:=[.H14]" office:value-type="float" office:value="82843.605063" calcext:value-type="float">
            <text:p>82.844</text:p>
          </table:table-cell>
          <table:table-cell table:number-columns-repeated="4"/>
        </table:table-row>
        <table:table-row table:style-name="ro1">
          <table:table-cell table:style-name="ce259" table:number-columns-repeated="3"/>
          <table:table-cell table:number-columns-repeated="3"/>
          <table:table-cell table:style-name="ce269"/>
          <table:table-cell table:style-name="ce265"/>
          <table:table-cell table:number-columns-repeated="4"/>
        </table:table-row>
        <table:table-row table:style-name="ro1">
          <table:table-cell table:style-name="ce259" table:number-columns-repeated="3"/>
          <table:table-cell table:style-name="ce264" table:number-columns-repeated="2"/>
          <table:table-cell/>
          <table:table-cell table:style-name="ce270"/>
          <table:table-cell table:style-name="ce263"/>
          <table:table-cell table:number-columns-repeated="4"/>
        </table:table-row>
        <table:table-row table:style-name="ro1">
          <table:table-cell table:style-name="ce259" table:number-columns-repeated="3"/>
          <table:table-cell table:style-name="ce264" table:number-columns-repeated="2"/>
          <table:table-cell/>
          <table:table-cell table:style-name="ce271"/>
          <table:table-cell table:style-name="ce263"/>
          <table:table-cell table:number-columns-repeated="4"/>
        </table:table-row>
        <table:table-row table:style-name="ro1">
          <table:table-cell table:style-name="ce259" table:number-columns-repeated="3"/>
          <table:table-cell table:style-name="Default" table:number-columns-repeated="2"/>
          <table:table-cell table:style-name="ce261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1"/>
        <table:table-column table:style-name="co11" table:number-columns-repeated="3" table:default-cell-style-name="Default"/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SnyA105-22 </text:p>
          </table:table-cell>
          <table:table-cell table:style-name="ce279" office:value-type="string" calcext:value-type="string">
            <text:p>Boya kira </text:p>
          </table:table-cell>
          <table:table-cell table:style-name="ce261" table:number-columns-repeated="4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Kira Bedeli</text:p>
          </table:table-cell>
          <table:table-cell table:style-name="ce280" table:formula="of:=SUM([.C13:.C24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Toplam Ödeme</text:p>
          </table:table-cell>
          <table:table-cell table:style-name="ce280" table:formula="of:=SUM([.D13:.D28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Bakiye</text:p>
          </table:table-cell>
          <table:table-cell table:style-name="ce280" table:formula="of:=[.E28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<text:s/>Masraf</text:p>
          </table:table-cell>
          <table:table-cell table:style-name="ce280" table:formula="of:=[.D34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62" office:value-type="string" calcext:value-type="string">
            <text:p>Net Kira</text:p>
          </table:table-cell>
          <table:table-cell table:style-name="ce280" table:formula="of:=[.C6]-[.C8]" office:value-type="float" office:value="0" calcext:value-type="float">
            <text:p>0,00</text:p>
          </table:table-cell>
          <table:table-cell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80" table:number-columns-repeated="3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1" table:number-columns-repeated="2"/>
        </table:table-row>
        <table:table-row table:style-name="ro1">
          <table:table-cell table:style-name="ce259"/>
          <table:table-cell table:style-name="ce255" office:value-type="string" calcext:value-type="string">
            <text:p>Yıkamacı</text:p>
          </table:table-cell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59"/>
          <table:table-cell table:style-name="ce259" office:value-type="string" calcext:value-type="string">
            <text:p>Fehmi Arat</text:p>
          </table:table-cell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 table:number-rows-repeated="2">
          <table:table-cell table:style-name="ce259" table:number-columns-repeated="2"/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59"/>
          <table:table-cell table:style-name="ce259" office:value-type="string" calcext:value-type="string">
            <text:p>20-11-2022 – 19-11-2023 Kira Bedeli</text:p>
          </table:table-cell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76" office:value-type="date" office:date-value="2021-11-20" calcext:value-type="date">
            <text:p>20.11.2021</text:p>
          </table:table-cell>
          <table:table-cell table:style-name="ce259" office:value-type="string" calcext:value-type="string">
            <text:p>Kira Bedeli</text:p>
          </table:table-cell>
          <table:table-cell table:style-name="ce281"/>
          <table:table-cell/>
          <table:table-cell table:style-name="ce283" table:formula="of:=[.E14]+[.C18]-[.D18]" office:value-type="float" office:value="0" calcext:value-type="float">
            <text:p>0,00</text:p>
          </table:table-cell>
          <table:table-cell table:style-name="ce261" table:number-columns-repeated="2"/>
        </table:table-row>
        <table:table-row table:style-name="ro1">
          <table:table-cell table:style-name="ce276"/>
          <table:table-cell table:style-name="ce259"/>
          <table:table-cell table:style-name="ce281"/>
          <table:table-cell/>
          <table:table-cell table:style-name="ce283" table:formula="of:=[.E18]+[.C19]-[.D19]" office:value-type="float" office:value="0" calcext:value-type="float">
            <text:p>0,00</text:p>
          </table:table-cell>
          <table:table-cell table:style-name="ce261" table:number-columns-repeated="2"/>
        </table:table-row>
        <table:table-row table:style-name="ro1">
          <table:table-cell table:style-name="ce276"/>
          <table:table-cell table:style-name="ce259" office:value-type="string" calcext:value-type="string">
            <text:p>21-22 kira bedeli 24000</text:p>
          </table:table-cell>
          <table:table-cell table:style-name="ce281"/>
          <table:table-cell/>
          <table:table-cell table:style-name="ce283"/>
          <table:table-cell table:style-name="ce261" table:number-columns-repeated="2"/>
        </table:table-row>
        <table:table-row table:style-name="ro1" table:number-rows-repeated="2">
          <table:table-cell table:style-name="ce276"/>
          <table:table-cell table:style-name="ce259"/>
          <table:table-cell table:style-name="ce281"/>
          <table:table-cell/>
          <table:table-cell table:style-name="ce283"/>
          <table:table-cell table:style-name="ce261" table:number-columns-repeated="2"/>
        </table:table-row>
        <table:table-row table:style-name="ro1">
          <table:table-cell table:style-name="ce259" table:number-columns-repeated="2"/>
          <table:table-cell table:style-name="ce281"/>
          <table:table-cell table:style-name="ce261"/>
          <table:table-cell table:style-name="ce284"/>
          <table:table-cell table:style-name="ce261" table:number-columns-repeated="2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ce261"/>
          <table:table-cell table:style-name="ce284"/>
          <table:table-cell table:style-name="ce261" table:number-columns-repeated="2"/>
        </table:table-row>
        <table:table-row table:style-name="ro1" table:number-rows-repeated="2">
          <table:table-cell table:style-name="ce276"/>
          <table:table-cell table:number-columns-repeated="3"/>
          <table:table-cell table:style-name="ce284"/>
          <table:table-cell table:style-name="ce261" table:number-columns-repeated="2"/>
        </table:table-row>
        <table:table-row table:style-name="ro1">
          <table:table-cell table:style-name="ce259"/>
          <table:table-cell table:number-columns-repeated="2"/>
          <table:table-cell table:style-name="Default"/>
          <table:table-cell table:style-name="ce284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 table:style-name="ce275"/>
          <table:table-cell table:style-name="ce285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 table:style-name="ce274"/>
          <table:table-cell table:style-name="ce283"/>
          <table:table-cell table:number-columns-repeated="2"/>
        </table:table-row>
        <table:table-row table:style-name="ro1" table:number-rows-repeated="3">
          <table:table-cell table:style-name="ce277"/>
          <table:table-cell table:style-name="ce259"/>
          <table:table-cell table:style-name="ce261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 table:style-name="ce277"/>
          <table:table-cell table:style-name="ce255" office:value-type="string" calcext:value-type="string">
            <text:p>Masraflar</text:p>
          </table:table-cell>
          <table:table-cell/>
          <table:table-cell table:style-name="ce280" table:formula="of:=SUM([.D35:.D51])" office:value-type="float" office:value="0" calcext:value-type="float">
            <text:p>0,00</text:p>
          </table:table-cell>
          <table:table-cell table:style-name="ce261"/>
          <table:table-cell table:number-columns-repeated="2"/>
        </table:table-row>
        <table:table-row table:style-name="ro1">
          <table:table-cell table:style-name="ce277"/>
          <table:table-cell table:style-name="ce255"/>
          <table:table-cell/>
          <table:table-cell table:style-name="Default"/>
          <table:table-cell/>
          <table:table-cell table:style-name="ce261"/>
          <table:table-cell/>
        </table:table-row>
        <table:table-row table:style-name="ro1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/>
          <table:table-cell table:style-name="ce261" table:number-columns-repeated="4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/>
          <table:table-cell table:style-name="ce286"/>
          <table:table-cell table:number-columns-repeated="2"/>
        </table:table-row>
        <table:table-row table:style-name="ro1" table:number-rows-repeated="2">
          <table:table-cell table:style-name="ce259"/>
          <table:table-cell table:style-name="ce261"/>
          <table:table-cell table:style-name="ce282"/>
          <table:table-cell table:style-name="ce261"/>
          <table:table-cell table:style-name="ce280"/>
          <table:table-cell table:number-columns-repeated="2"/>
        </table:table-row>
        <table:table-row table:style-name="ro1" table:number-rows-repeated="5">
          <table:table-cell table:style-name="ce259"/>
          <table:table-cell table:style-name="ce261" table:number-columns-repeated="3"/>
          <table:table-cell table:style-name="ce282"/>
          <table:table-cell table:style-name="ce271"/>
          <table:table-cell table:style-name="ce280"/>
        </table:table-row>
        <table:table-row table:style-name="ro1" table:number-rows-repeated="44">
          <table:table-cell table:style-name="ce259"/>
          <table:table-cell table:style-name="ce261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1"/>
        <table:table-column table:style-name="co11" table:number-columns-repeated="3" table:default-cell-style-name="Default"/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SnyB203-22 <text:s/></text:p>
          </table:table-cell>
          <table:table-cell table:style-name="ce279" office:value-type="string" calcext:value-type="string">
            <text:p>200 m2 Karo kira </text:p>
          </table:table-cell>
          <table:table-cell table:style-name="ce261" table:number-columns-repeated="4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9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<text:s/>Kira Bedeli</text:p>
          </table:table-cell>
          <table:table-cell table:style-name="ce280" table:formula="of:=SUM([.C13:.C24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Toplam Ödeme</text:p>
          </table:table-cell>
          <table:table-cell table:style-name="ce280" table:formula="of:=SUM([.D13:.D23])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Bakiye</text:p>
          </table:table-cell>
          <table:table-cell table:style-name="ce280" table:formula="of:=[.E15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78" office:value-type="string" calcext:value-type="string">
            <text:p>Masraf</text:p>
          </table:table-cell>
          <table:table-cell table:style-name="ce280" table:formula="of:=[.D36]" office:value-type="float" office:value="0" calcext:value-type="float">
            <text:p>0,00</text:p>
          </table:table-cell>
          <table:table-cell table:style-name="ce280" table:number-columns-repeated="2"/>
          <table:table-cell table:style-name="ce261" table:number-columns-repeated="2"/>
        </table:table-row>
        <table:table-row table:style-name="ro1">
          <table:table-cell table:style-name="ce259"/>
          <table:table-cell table:style-name="ce262" office:value-type="string" calcext:value-type="string">
            <text:p>Net Kira</text:p>
          </table:table-cell>
          <table:table-cell table:style-name="ce280" table:formula="of:=[.C6]-[.C8]" office:value-type="float" office:value="0" calcext:value-type="float">
            <text:p>0,00</text:p>
          </table:table-cell>
          <table:table-cell/>
          <table:table-cell table:style-name="ce280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80" table:number-columns-repeated="3"/>
          <table:table-cell table:style-name="ce261" table:number-columns-repeated="2"/>
        </table:table-row>
        <table:table-row table:style-name="ro1">
          <table:table-cell table:style-name="ce259"/>
          <table:table-cell table:style-name="ce255"/>
          <table:table-cell table:style-name="ce261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1" table:number-columns-repeated="2"/>
        </table:table-row>
        <table:table-row table:style-name="ro1">
          <table:table-cell table:style-name="ce259"/>
          <table:table-cell/>
          <table:table-cell table:style-name="ce261" table:number-columns-repeated="2"/>
          <table:table-cell table:style-name="ce283"/>
          <table:table-cell table:style-name="ce261" table:number-columns-repeated="2"/>
        </table:table-row>
        <table:table-row table:style-name="ro1">
          <table:table-cell table:style-name="ce259"/>
          <table:table-cell table:style-name="ce255" office:value-type="string" calcext:value-type="string">
            <text:p>Motorcu</text:p>
          </table:table-cell>
          <table:table-cell/>
          <table:table-cell table:style-name="Default"/>
          <table:table-cell table:style-name="ce284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61" table:number-columns-repeated="2"/>
          <table:table-cell table:style-name="ce275"/>
          <table:table-cell table:style-name="ce284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 table:style-name="ce274"/>
          <table:table-cell table:style-name="ce284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2"/>
          <table:table-cell table:style-name="ce284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2"/>
          <table:table-cell table:style-name="ce284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2"/>
          <table:table-cell table:style-name="ce284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7"/>
          <table:table-cell table:style-name="ce259"/>
          <table:table-cell table:style-name="ce261" table:number-columns-repeated="2"/>
          <table:table-cell table:style-name="ce284"/>
          <table:table-cell table:number-columns-repeated="2"/>
        </table:table-row>
        <table:table-row table:style-name="ro1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 table:style-name="ce277"/>
          <table:table-cell table:style-name="ce255" office:value-type="string" calcext:value-type="string">
            <text:p>Masraflar</text:p>
          </table:table-cell>
          <table:table-cell/>
          <table:table-cell table:style-name="ce280" table:formula="of:=SUM([.D37:.D53])" office:value-type="float" office:value="0" calcext:value-type="float">
            <text:p>0,00</text:p>
          </table:table-cell>
          <table:table-cell table:style-name="ce261"/>
          <table:table-cell table:number-columns-repeated="2"/>
        </table:table-row>
        <table:table-row table:style-name="ro1" table:number-rows-repeated="2">
          <table:table-cell table:style-name="ce277"/>
          <table:table-cell table:style-name="ce259"/>
          <table:table-cell table:style-name="ce261" table:number-columns-repeated="3"/>
          <table:table-cell table:number-columns-repeated="2"/>
        </table:table-row>
        <table:table-row table:style-name="ro1">
          <table:table-cell/>
          <table:table-cell table:style-name="ce261" table:number-columns-repeated="4"/>
          <table:table-cell table:number-columns-repeated="2"/>
        </table:table-row>
        <table:table-row table:style-name="ro1">
          <table:table-cell table:style-name="ce259"/>
          <table:table-cell table:style-name="ce261" table:number-columns-repeated="2"/>
          <table:table-cell/>
          <table:table-cell table:style-name="ce286"/>
          <table:table-cell table:number-columns-repeated="2"/>
        </table:table-row>
        <table:table-row table:style-name="ro1" table:number-rows-repeated="2">
          <table:table-cell table:style-name="ce259"/>
          <table:table-cell table:style-name="ce261"/>
          <table:table-cell table:style-name="ce282"/>
          <table:table-cell table:style-name="ce261"/>
          <table:table-cell table:style-name="ce280"/>
          <table:table-cell table:number-columns-repeated="2"/>
        </table:table-row>
        <table:table-row table:style-name="ro1" table:number-rows-repeated="5">
          <table:table-cell table:style-name="ce259"/>
          <table:table-cell table:style-name="ce261" table:number-columns-repeated="3"/>
          <table:table-cell table:style-name="ce282"/>
          <table:table-cell table:style-name="ce271"/>
          <table:table-cell table:style-name="ce280"/>
        </table:table-row>
        <table:table-row table:style-name="ro1" table:number-rows-repeated="44">
          <table:table-cell table:style-name="ce259"/>
          <table:table-cell table:style-name="ce261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9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1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80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2020 Kira Bedeli</text:p>
          </table:table-cell>
          <table:table-cell table:style-name="ce280" table:formula="of:=SUM([.C13:.C42])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2020 Toplam Ödeme</text:p>
          </table:table-cell>
          <table:table-cell table:style-name="ce280" table:formula="of:=SUM([.D13:.D19])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Toplam Ödenecek</text:p>
          </table:table-cell>
          <table:table-cell table:style-name="ce280" table:formula="of:=[.E41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2020 Masraf</text:p>
          </table:table-cell>
          <table:table-cell table:style-name="ce280" table:formula="of:=[.D47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62" office:value-type="string" calcext:value-type="string">
            <text:p>2019-2020 Net Kira</text:p>
          </table:table-cell>
          <table:table-cell table:style-name="ce280" table:formula="of:=[.C6]-[.C8]" office:value-type="float" office:value="0" calcext:value-type="float">
            <text:p>0,00</text:p>
          </table:table-cell>
          <table:table-cell table:style-name="Default"/>
          <table:table-cell table:style-name="ce280"/>
          <table:table-cell table:number-columns-repeated="54"/>
        </table:table-row>
        <table:table-row table:style-name="ro1">
          <table:table-cell/>
          <table:table-cell table:style-name="ce255"/>
          <table:table-cell table:style-name="ce280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Ali Demirel</text:p>
          </table:table-cell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29-11-2022 – 30-11-2023 Kira Bedeli</text:p>
          </table:table-cell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21-22 kira bedeli 43160 TL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 table:number-rows-repeated="2">
          <table:table-cell table:style-name="ce276"/>
          <table:table-cell table:style-name="ce259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Ocak 2021- elektrik teminat için</text:p>
          </table:table-cell>
          <table:table-cell table:style-name="ce281"/>
          <table:table-cell table:style-name="Default" office:value-type="float" office:value="33.09" calcext:value-type="float">
            <text:p>33,09</text:p>
          </table:table-cell>
          <table:table-cell table:style-name="ce28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şubat</text:p>
          </table:table-cell>
          <table:table-cell table:style-name="ce281"/>
          <table:table-cell table:style-name="Default" office:value-type="float" office:value="20.52" calcext:value-type="float">
            <text:p>20,52</text:p>
          </table:table-cell>
          <table:table-cell table:style-name="ce28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mayıs</text:p>
          </table:table-cell>
          <table:table-cell table:style-name="ce281"/>
          <table:table-cell table:style-name="Default" office:value-type="float" office:value="33.84" calcext:value-type="float">
            <text:p>33,84</text:p>
          </table:table-cell>
          <table:table-cell table:style-name="ce28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haziran</text:p>
          </table:table-cell>
          <table:table-cell table:style-name="ce281"/>
          <table:table-cell table:style-name="Default" office:value-type="float" office:value="28.26" calcext:value-type="float">
            <text:p>28,26</text:p>
          </table:table-cell>
          <table:table-cell table:style-name="ce28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temmuz</text:p>
          </table:table-cell>
          <table:table-cell table:style-name="ce281"/>
          <table:table-cell table:style-name="Default" office:value-type="float" office:value="32.4" calcext:value-type="float">
            <text:p>32,4</text:p>
          </table:table-cell>
          <table:table-cell table:style-name="ce28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eylül</text:p>
          </table:table-cell>
          <table:table-cell table:style-name="ce281"/>
          <table:table-cell table:style-name="Default" office:value-type="float" office:value="44.52" calcext:value-type="float">
            <text:p>44,52</text:p>
          </table:table-cell>
          <table:table-cell table:style-name="ce28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ekim</text:p>
          </table:table-cell>
          <table:table-cell table:style-name="ce281"/>
          <table:table-cell table:style-name="Default" office:value-type="float" office:value="40.65" calcext:value-type="float">
            <text:p>40,65</text:p>
          </table:table-cell>
          <table:table-cell table:style-name="ce28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kasım</text:p>
          </table:table-cell>
          <table:table-cell table:style-name="ce281"/>
          <table:table-cell table:style-name="Default"/>
          <table:table-cell table:style-name="ce28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aralık</text:p>
          </table:table-cell>
          <table:table-cell table:style-name="ce281"/>
          <table:table-cell table:style-name="Default"/>
          <table:table-cell table:style-name="ce28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276"/>
          <table:table-cell table:style-name="ce259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2-25" calcext:value-type="date">
            <text:p>25.02.2021</text:p>
          </table:table-cell>
          <table:table-cell table:style-name="ce259" office:value-type="string" calcext:value-type="string">
            <text:p>tuvalet için izinsiz kapı açtı</text:p>
          </table:table-cell>
          <table:table-cell table:style-name="ce281"/>
          <table:table-cell table:style-name="Default"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3-30" calcext:value-type="date">
            <text:p>30.03.2021</text:p>
          </table:table-cell>
          <table:table-cell table:style-name="ce259" office:value-type="string" calcext:value-type="string">
            <text:p>2021 de 2022 için ödemesi gereken kiraları ödemedi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6-20" calcext:value-type="date">
            <text:p>20.06.2021</text:p>
          </table:table-cell>
          <table:table-cell table:style-name="ce259" office:value-type="string" calcext:value-type="string">
            <text:p>büyük binanın saçağında hasar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8-05" calcext:value-type="date">
            <text:p>05.08.2021</text:p>
          </table:table-cell>
          <table:table-cell table:style-name="ce259" office:value-type="string" calcext:value-type="string">
            <text:p>arsa önüne malzeme yığıntısı var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8-25" calcext:value-type="date">
            <text:p>25.08.2021</text:p>
          </table:table-cell>
          <table:table-cell table:style-name="ce259" office:value-type="string" calcext:value-type="string">
            <text:p>mutfak tezgahı kırık</text:p>
          </table:table-cell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4"/>
          <table:table-cell table:number-columns-repeated="54"/>
        </table:table-row>
        <table:table-row table:style-name="ro1">
          <table:table-cell table:style-name="ce276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1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9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80" table:formula="of:=SUM([.D49:.D68])" office:value-type="float" office:value="0" calcext:value-type="float">
            <text:p>0,00</text:p>
          </table:table-cell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7"/>
          <table:table-cell table:style-name="ce259"/>
          <table:table-cell table:number-columns-repeated="2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7"/>
          <table:table-cell table:style-name="ce25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9"/>
        <table:table-column table:style-name="co19" table:default-cell-style-name="ce261"/>
        <table:table-column table:style-name="co20" table:default-cell-style-name="ce261"/>
        <table:table-column table:style-name="co21" table:default-cell-style-name="ce261"/>
        <table:table-column table:style-name="co11" table:default-cell-style-name="ce261"/>
        <table:table-column table:style-name="co22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80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Kira Bedeli</text:p>
          </table:table-cell>
          <table:table-cell table:style-name="ce280" table:formula="of:=SUM([.D14:.D30])" office:value-type="float" office:value="46500" calcext:value-type="float">
            <text:p>46.5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Toplam Ödeme</text:p>
          </table:table-cell>
          <table:table-cell table:style-name="ce280" table:formula="of:=SUM([.E14:.E30])" office:value-type="float" office:value="20000" calcext:value-type="float">
            <text:p>20.0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Toplam Ödenecek</text:p>
          </table:table-cell>
          <table:table-cell table:style-name="ce280" table:formula="of:=[.F29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8" office:value-type="string" calcext:value-type="string">
            <text:p><text:s/>Masraf</text:p>
          </table:table-cell>
          <table:table-cell table:style-name="ce280" table:formula="of:=[.E33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2" office:value-type="string" calcext:value-type="string">
            <text:p><text:s/>Net Kira</text:p>
          </table:table-cell>
          <table:table-cell table:style-name="ce280" table:formula="of:=[.D6]-[.D8]" office:value-type="float" office:value="20000" calcext:value-type="float">
            <text:p>20.000,00</text:p>
          </table:table-cell>
          <table:table-cell table:style-name="Default"/>
          <table:table-cell table:style-name="ce280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80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2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59" office:value-type="string" calcext:value-type="string">
            <text:p>Cihan Çam</text:p>
          </table:table-cell>
          <table:table-cell table:style-name="ce259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22-23 kira bedeli 45000 TL</text:p>
          </table:table-cell>
          <table:table-cell table:style-name="ce259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59" office:value-type="string" calcext:value-type="string">
            <text:p>Anlaşma yapıldı</text:p>
          </table:table-cell>
          <table:table-cell table:style-name="ce259"/>
          <table:table-cell office:value-type="float" office:value="45000" calcext:value-type="float">
            <text:p>45.000,00</text:p>
          </table:table-cell>
          <table:table-cell/>
          <table:table-cell table:style-name="ce283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Elektrik Teminat Bedeli</text:p>
          </table:table-cell>
          <table:table-cell table:style-name="ce259"/>
          <table:table-cell office:value-type="float" office:value="1500" calcext:value-type="float">
            <text:p>1.500,00</text:p>
          </table:table-cell>
          <table:table-cell/>
          <table:table-cell table:style-name="ce283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Kira Başlangıç Tarihi</text:p>
          </table:table-cell>
          <table:table-cell table:style-name="ce259"/>
          <table:table-cell table:number-columns-repeated="2"/>
          <table:table-cell table:style-name="ce283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3-08-29" calcext:value-type="date">
            <text:p>29.08.2023</text:p>
          </table:table-cell>
          <table:table-cell table:style-name="ce259" office:value-type="string" calcext:value-type="string">
            <text:p>Kira Bitiş Tarihi</text:p>
          </table:table-cell>
          <table:table-cell table:style-name="ce259"/>
          <table:table-cell table:style-name="ce281"/>
          <table:table-cell table:style-name="Default"/>
          <table:table-cell table:style-name="ce283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Kira gün sayısı (1 ay ek süre verildi)</text:p>
          </table:table-cell>
          <table:table-cell table:style-name="ce287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3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 office:value-type="string" calcext:value-type="string">
            <text:p>22-23 günlük kira bedeli TL</text:p>
          </table:table-cell>
          <table:table-cell table:style-name="ce259" table:formula="of:=[.D19]/[.C23]" office:value-type="float" office:value="114.503816793893" calcext:value-type="float">
            <text:p>114,503816793893</text:p>
          </table:table-cell>
          <table:table-cell table:style-name="ce281"/>
          <table:table-cell table:style-name="Default"/>
          <table:table-cell table:style-name="ce283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01" calcext:value-type="date">
            <text:p>01.08.2022</text:p>
          </table:table-cell>
          <table:table-cell table:style-name="ce259" office:value-type="string" calcext:value-type="string">
            <text:p>Nakit Ödeme</text:p>
          </table:table-cell>
          <table:table-cell table:style-name="ce259"/>
          <table:table-cell table:style-name="ce281"/>
          <table:table-cell table:style-name="ce281" office:value-type="float" office:value="20000" calcext:value-type="float">
            <text:p>20.000,00</text:p>
          </table:table-cell>
          <table:table-cell table:style-name="ce283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 table:number-rows-repeated="3">
          <table:table-cell table:style-name="ce276"/>
          <table:table-cell table:style-name="ce259" table:number-columns-repeated="2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style-name="ce281"/>
          <table:table-cell/>
          <table:table-cell table:style-name="ce284"/>
          <table:table-cell table:number-columns-repeated="54"/>
        </table:table-row>
        <table:table-row table:style-name="ro1">
          <table:table-cell/>
          <table:table-cell table:style-name="ce259" table:number-columns-repeated="2"/>
          <table:table-cell table:style-name="ce281"/>
          <table:table-cell/>
          <table:table-cell table:style-name="ce283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80" table:formula="of:=SUM([.E34:.E53])" office:value-type="float" office:value="0" calcext:value-type="float">
            <text:p>0,00</text:p>
          </table:table-cell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number-columns-repeated="3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7"/>
          <table:table-cell table:style-name="ce259" table:number-columns-repeated="2"/>
          <table:table-cell table:number-columns-repeated="2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7"/>
          <table:table-cell table:style-name="ce259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9"/>
        <table:table-column table:style-name="co23" table:default-cell-style-name="ce261"/>
        <table:table-column table:style-name="co24" table:default-cell-style-name="ce261"/>
        <table:table-column table:style-name="co16" table:default-cell-style-name="ce261"/>
        <table:table-column table:style-name="co11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80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<text:s/>Kira Bedeli</text:p>
          </table:table-cell>
          <table:table-cell table:style-name="ce280" table:formula="of:=SUM([.C12:.C23])" office:value-type="float" office:value="48000" calcext:value-type="float">
            <text:p>48.0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<text:s/>Toplam Ödeme</text:p>
          </table:table-cell>
          <table:table-cell table:style-name="ce280" table:formula="of:=SUM([.D12:.D23])" office:value-type="float" office:value="36000" calcext:value-type="float">
            <text:p>36.00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Toplam Ödenecek</text:p>
          </table:table-cell>
          <table:table-cell table:style-name="ce280" table:formula="of:=[.E22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78" office:value-type="string" calcext:value-type="string">
            <text:p><text:s/>Masraf</text:p>
          </table:table-cell>
          <table:table-cell table:style-name="ce280" table:formula="of:=[.D26]" office:value-type="float" office:value="0" calcext:value-type="float">
            <text:p>0,00</text:p>
          </table:table-cell>
          <table:table-cell table:style-name="ce280" table:number-columns-repeated="2"/>
          <table:table-cell table:number-columns-repeated="54"/>
        </table:table-row>
        <table:table-row table:style-name="ro1">
          <table:table-cell/>
          <table:table-cell table:style-name="ce262" office:value-type="string" calcext:value-type="string">
            <text:p>Net Kira</text:p>
          </table:table-cell>
          <table:table-cell table:style-name="ce280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280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28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259"/>
          <table:table-cell table:number-columns-repeated="2"/>
          <table:table-cell table:style-name="ce283"/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 office:value-type="float" office:value="28000" calcext:value-type="float">
            <text:p>28000</text:p>
          </table:table-cell>
          <table:table-cell table:style-name="ce283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4-30" calcext:value-type="date">
            <text:p>30.04.2022</text:p>
          </table:table-cell>
          <table:table-cell table:style-name="ce259" office:value-type="string" calcext:value-type="string">
            <text:p>10-05-2022 <text:s text:c="2"/>- 4000 nakit ödeme</text:p>
          </table:table-cell>
          <table:table-cell table:style-name="ce281"/>
          <table:table-cell table:style-name="Default" office:value-type="float" office:value="4000" calcext:value-type="float">
            <text:p>4000</text:p>
          </table:table-cell>
          <table:table-cell table:style-name="ce283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5-30" calcext:value-type="date">
            <text:p>30.05.2022</text:p>
          </table:table-cell>
          <table:table-cell table:style-name="ce259" office:value-type="string" calcext:value-type="string">
            <text:p>20-06-2022 <text:s text:c="2"/>- 4000 nakit ödeme</text:p>
          </table:table-cell>
          <table:table-cell table:style-name="ce281"/>
          <table:table-cell table:style-name="Default" office:value-type="float" office:value="4000" calcext:value-type="float">
            <text:p>4000</text:p>
          </table:table-cell>
          <table:table-cell table:style-name="ce283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6-30" calcext:value-type="date">
            <text:p>30.06.2022</text:p>
          </table:table-cell>
          <table:table-cell table:style-name="ce259" office:value-type="float" office:value="4000" calcext:value-type="float">
            <text:p>4000</text:p>
          </table:table-cell>
          <table:table-cell table:style-name="ce281"/>
          <table:table-cell table:style-name="Default"/>
          <table:table-cell table:style-name="ce283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7-30" calcext:value-type="date">
            <text:p>30.07.2022</text:p>
          </table:table-cell>
          <table:table-cell table:style-name="ce259" office:value-type="float" office:value="4000" calcext:value-type="float">
            <text:p>4000</text:p>
          </table:table-cell>
          <table:table-cell table:style-name="ce281"/>
          <table:table-cell table:style-name="Default"/>
          <table:table-cell table:style-name="ce283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 office:value-type="date" office:date-value="2022-08-30" calcext:value-type="date">
            <text:p>30.08.2022</text:p>
          </table:table-cell>
          <table:table-cell table:style-name="ce259" office:value-type="float" office:value="4000" calcext:value-type="float">
            <text:p>4000</text:p>
          </table:table-cell>
          <table:table-cell table:style-name="ce281"/>
          <table:table-cell table:style-name="Default"/>
          <table:table-cell table:style-name="ce283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6"/>
          <table:table-cell table:style-name="ce259"/>
          <table:table-cell table:style-name="ce281"/>
          <table:table-cell table:style-name="Default"/>
          <table:table-cell table:style-name="ce283"/>
          <table:table-cell table:number-columns-repeated="54"/>
        </table:table-row>
        <table:table-row table:style-name="ro1">
          <table:table-cell/>
          <table:table-cell table:style-name="ce259"/>
          <table:table-cell table:style-name="ce281"/>
          <table:table-cell/>
          <table:table-cell table:style-name="ce284"/>
          <table:table-cell table:number-columns-repeated="54"/>
        </table:table-row>
        <table:table-row table:style-name="ro1">
          <table:table-cell/>
          <table:table-cell table:style-name="ce259"/>
          <table:table-cell table:style-name="ce281"/>
          <table:table-cell/>
          <table:table-cell table:style-name="ce28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80" table:formula="of:=SUM([.D28:.D47])" office:value-type="float" office:value="0" calcext:value-type="float">
            <text:p>0,00</text:p>
          </table:table-cell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number-columns-repeated="2"/>
          <table:table-cell table:style-name="ce275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7"/>
          <table:table-cell table:style-name="ce259"/>
          <table:table-cell table:number-columns-repeated="2"/>
          <table:table-cell table:style-name="ce28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277"/>
          <table:table-cell table:style-name="ce25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282"/>
          <table:table-cell table:style-name="ce271"/>
          <table:table-cell table:style-name="ce280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5" table:default-cell-style-name="ce259"/>
        <table:table-column table:style-name="co26" table:default-cell-style-name="ce259"/>
        <table:table-column table:style-name="co27" table:default-cell-style-name="ce261"/>
        <table:table-column table:style-name="co17" table:default-cell-style-name="ce261"/>
        <table:table-column table:style-name="co28" table:default-cell-style-name="ce261"/>
        <table:table-column table:style-name="co17" table:default-cell-style-name="ce261"/>
        <table:table-column table:style-name="co18" table:default-cell-style-name="ce261"/>
        <table:table-column table:style-name="co11" table:number-columns-repeated="52" table:default-cell-style-name="ce259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280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2" office:value-type="string" calcext:value-type="string">
            <text:p>Masraf</text:p>
          </table:table-cell>
          <table:table-cell table:style-name="ce262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5"/>
          <table:table-cell table:style-name="ce280"/>
          <table:table-cell table:number-columns-repeated="52"/>
        </table:table-row>
        <table:table-row table:style-name="ro1">
          <table:table-cell table:style-name="ce276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281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281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281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281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281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281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1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1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277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281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277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281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281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281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281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281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1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1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6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281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6"/>
          <table:table-cell table:number-columns-repeated="2"/>
          <table:table-cell table:style-name="Default"/>
          <table:table-cell table:number-columns-repeated="2"/>
          <table:table-cell table:style-name="ce281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289"/>
          <table:table-cell/>
          <table:table-cell table:style-name="Default"/>
          <table:table-cell table:number-columns-repeated="2"/>
          <table:table-cell table:style-name="ce281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6"/>
          <table:table-cell table:number-columns-repeated="58"/>
        </table:table-row>
        <table:table-row table:style-name="ro1" table:number-rows-repeated="2">
          <table:table-cell table:style-name="ce276"/>
          <table:table-cell table:style-name="ce261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2"/>
          <table:table-cell table:number-columns-repeated="54"/>
        </table:table-row>
        <table:table-row table:style-name="ro1" table:number-rows-repeated="2">
          <table:table-cell table:style-name="ce276"/>
          <table:table-cell table:number-columns-repeated="3"/>
          <table:table-cell table:style-name="ce282"/>
          <table:table-cell table:number-columns-repeated="54"/>
        </table:table-row>
        <table:table-row table:style-name="ro1">
          <table:table-cell table:number-columns-repeated="4"/>
          <table:table-cell table:style-name="ce282"/>
          <table:table-cell table:number-columns-repeated="54"/>
        </table:table-row>
        <table:table-row table:style-name="ro1">
          <table:table-cell table:style-name="ce276"/>
          <table:table-cell table:number-columns-repeated="3"/>
          <table:table-cell table:style-name="ce28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80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1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2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ce281"/>
        <table:table-row table:style-name="ro1">
          <table:table-cell table:style-name="ce259"/>
          <table:table-cell table:style-name="ce310" office:value-type="string" calcext:value-type="string">
            <text:p>SnyG701-22</text:p>
          </table:table-cell>
          <table:table-cell/>
          <table:table-cell table:style-name="ce255" office:value-type="string" calcext:value-type="string">
            <text:p>Sanayi S2 Yazıhane Sol </text:p>
          </table:table-cell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7" table:number-columns-repeated="3"/>
          <table:table-cell table:style-name="ce262" table:number-columns-repeated="3"/>
          <table:table-cell/>
        </table:table-row>
        <table:table-row table:style-name="ro1">
          <table:table-cell table:style-name="ce259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80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2021 Nakli Yekün</text:p>
          </table:table-cell>
          <table:table-cell table:style-name="ce278"/>
          <table:table-cell table:style-name="ce280" table:formula="of:=SUM([.D14:.D21])" office:value-type="float" office:value="0" calcext:value-type="float">
            <text:p>0,00</text:p>
          </table:table-cell>
          <table:table-cell table:style-name="ce280" table:number-columns-repeated="2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2022 Masraflar</text:p>
          </table:table-cell>
          <table:table-cell table:style-name="ce278"/>
          <table:table-cell table:style-name="ce280" table:number-columns-repeated="3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Gecikme</text:p>
          </table:table-cell>
          <table:table-cell table:style-name="ce278"/>
          <table:table-cell table:style-name="ce280" table:number-columns-repeated="3"/>
          <table:table-cell/>
        </table:table-row>
        <table:table-row table:style-name="ro1">
          <table:table-cell table:style-name="ce259"/>
          <table:table-cell table:style-name="ce278" table:number-columns-repeated="2"/>
          <table:table-cell table:style-name="ce280" table:number-columns-repeated="3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Toplam Ödenecek</text:p>
          </table:table-cell>
          <table:table-cell table:style-name="ce278"/>
          <table:table-cell table:style-name="ce280" table:formula="of:=[.D9]" office:value-type="float" office:value="26843.605063" calcext:value-type="float">
            <text:p>26.843,61</text:p>
          </table:table-cell>
          <table:table-cell table:style-name="ce280" table:number-columns-repeated="2"/>
          <table:table-cell/>
        </table:table-row>
        <table:table-row table:style-name="ro1">
          <table:table-cell table:style-name="ce259"/>
          <table:table-cell table:style-name="ce278" office:value-type="string" calcext:value-type="string">
            <text:p>2022 Toplam Ödeme</text:p>
          </table:table-cell>
          <table:table-cell table:style-name="ce278"/>
          <table:table-cell table:style-name="ce261" table:formula="of:=SUM([.E14:.E18])" office:value-type="float" office:value="26843.605063" calcext:value-type="float">
            <text:p>26.843,61</text:p>
          </table:table-cell>
          <table:table-cell table:style-name="ce280" table:number-columns-repeated="2"/>
          <table:table-cell/>
        </table:table-row>
        <table:table-row table:style-name="ro1">
          <table:table-cell table:style-name="ce259"/>
          <table:table-cell table:style-name="ce278" table:number-columns-repeated="2"/>
          <table:table-cell table:style-name="ce280" table:number-columns-repeated="3"/>
          <table:table-cell/>
        </table:table-row>
        <table:table-row table:style-name="ro2">
          <table:table-cell table:style-name="ce259"/>
          <table:table-cell table:style-name="ce262" office:value-type="string" calcext:value-type="string">
            <text:p>2022 Bakiye</text:p>
          </table:table-cell>
          <table:table-cell table:style-name="ce262"/>
          <table:table-cell table:style-name="ce332" table:formula="of:=[.D8]-[.D9]" office:value-type="float" office:value="0" calcext:value-type="float">
            <text:p>0,00</text:p>
          </table:table-cell>
          <table:table-cell/>
          <table:table-cell table:style-name="ce280"/>
          <table:table-cell/>
        </table:table-row>
        <table:table-row table:style-name="ro1">
          <table:table-cell table:style-name="ce259"/>
          <table:table-cell table:style-name="ce255" table:number-columns-repeated="2"/>
          <table:table-cell table:style-name="ce261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8"/>
          <table:table-cell table:style-name="ce262" office:value-type="string" calcext:value-type="string">
            <text:p>Kira bedeli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string" calcext:value-type="string">
            <text:p>Bakiye</text:p>
          </table:table-cell>
          <table:table-cell table:style-name="ce262" office:value-type="string" calcext:value-type="string">
            <text:p>Gecikme</text:p>
          </table:table-cell>
        </table:table-row>
        <table:table-row table:style-name="ro1">
          <table:table-cell table:style-name="ce259"/>
          <table:table-cell table:style-name="ce255" office:value-type="string" calcext:value-type="string">
            <text:p>Radyotörcü </text:p>
          </table:table-cell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/>
          <table:table-cell table:style-name="ce259" office:value-type="string" calcext:value-type="string">
            <text:p>Dursun Durmuş</text:p>
          </table:table-cell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/>
          <table:table-cell table:style-name="ce259" office:value-type="string" calcext:value-type="string">
            <text:p>2019 kiradan kalan</text:p>
          </table:table-cell>
          <table:table-cell/>
          <table:table-cell table:style-name="ce261"/>
          <table:table-cell table:style-name="ce261" table:formula="of:=[.F33]" office:value-type="float" office:value="15662.2519529925" calcext:value-type="float">
            <text:p>15.662,25</text:p>
          </table:table-cell>
          <table:table-cell table:style-name="ce283"/>
          <table:table-cell/>
        </table:table-row>
        <table:table-row table:style-name="ro1">
          <table:table-cell table:style-name="ce259"/>
          <table:table-cell table:style-name="ce259" office:value-type="string" calcext:value-type="string">
            <text:p>doğuş hesabından</text:p>
          </table:table-cell>
          <table:table-cell/>
          <table:table-cell table:style-name="ce261"/>
          <table:table-cell table:style-name="ce261" table:formula="of:=[.F49]" office:value-type="float" office:value="11181.3531100075" calcext:value-type="float">
            <text:p>11.181,35</text:p>
          </table:table-cell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/>
          <table:table-cell/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 table:number-columns-repeated="2"/>
          <table:table-cell table:style-name="ce283"/>
          <table:table-cell/>
        </table:table-row>
        <table:table-row table:style-name="ro1">
          <table:table-cell table:style-name="ce259" table:number-columns-repeated="2"/>
          <table:table-cell/>
          <table:table-cell table:style-name="ce261" table:number-columns-repeated="2"/>
          <table:table-cell table:style-name="ce281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3"/>
          <table:table-cell table:style-name="ce308"/>
          <table:table-cell table:number-columns-repeated="2"/>
        </table:table-row>
        <table:table-row table:style-name="ro1">
          <table:table-cell table:style-name="ce290"/>
          <table:table-cell table:style-name="ce311" office:value-type="string" calcext:value-type="string">
            <text:p>Üfe-tüfe</text:p>
          </table:table-cell>
          <table:table-cell table:style-name="ce319" office:value-type="string" calcext:value-type="string">
            <text:p>aylık kira</text:p>
          </table:table-cell>
          <table:table-cell table:style-name="ce334"/>
          <table:table-cell/>
          <table:table-cell table:style-name="ce350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91" office:value-type="string" calcext:value-type="string">
            <text:p>2018 kira bedeli</text:p>
          </table:table-cell>
          <table:table-cell table:style-name="ce312"/>
          <table:table-cell table:style-name="ce320" table:formula="of:=[.D24]/12" office:value-type="currency" office:currency="TRY" office:value="2083.33333333333" calcext:value-type="currency">
            <text:p>₺2.083,33</text:p>
          </table:table-cell>
          <table:table-cell table:style-name="ce335" office:value-type="currency" office:currency="TRY" office:value="25000" calcext:value-type="currency">
            <text:p>₺25.000,00</text:p>
          </table:table-cell>
          <table:table-cell/>
          <table:table-cell table:style-name="ce351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92" office:value-type="string" calcext:value-type="string">
            <text:p>2018 ödeme</text:p>
          </table:table-cell>
          <table:table-cell table:style-name="ce313" table:number-columns-repeated="2"/>
          <table:table-cell table:style-name="ce336" office:value-type="currency" office:currency="TRY" office:value="-25000" calcext:value-type="currency">
            <text:p>₺ -25.000,00</text:p>
          </table:table-cell>
          <table:table-cell/>
          <table:table-cell table:style-name="ce352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3" office:value-type="string" calcext:value-type="string">
            <text:p>2019 kira bedeli </text:p>
          </table:table-cell>
          <table:table-cell table:style-name="ce314" office:value-type="percentage" office:value="0.2258" calcext:value-type="percentage">
            <text:p>%22,58</text:p>
          </table:table-cell>
          <table:table-cell table:style-name="ce321" table:formula="of:=[.C24]+([.C24]*[.B26])" office:value-type="currency" office:currency="TRY" office:value="2553.75" calcext:value-type="currency">
            <text:p>₺2.553,75</text:p>
          </table:table-cell>
          <table:table-cell table:style-name="ce337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7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3" office:value-type="string" calcext:value-type="string">
            <text:p>2019 nisan ödeme</text:p>
          </table:table-cell>
          <table:table-cell table:style-name="ce299"/>
          <table:table-cell table:style-name="ce308"/>
          <table:table-cell table:style-name="ce338" office:value-type="currency" office:currency="TRY" office:value="-18500" calcext:value-type="currency">
            <text:p>₺ -18.500,00</text:p>
          </table:table-cell>
          <table:table-cell/>
          <table:table-cell table:style-name="ce347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4" office:value-type="string" calcext:value-type="string">
            <text:p>2019 haziran ödeme</text:p>
          </table:table-cell>
          <table:table-cell table:style-name="ce315"/>
          <table:table-cell table:style-name="ce313"/>
          <table:table-cell table:style-name="ce336" office:value-type="currency" office:currency="TRY" office:value="-5000" calcext:value-type="currency">
            <text:p>₺ -5.000,00</text:p>
          </table:table-cell>
          <table:table-cell/>
          <table:table-cell table:style-name="ce353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5" office:value-type="string" calcext:value-type="string">
            <text:p>Kasım 2020 1 aylık kira bedeli</text:p>
          </table:table-cell>
          <table:table-cell table:style-name="ce316" office:value-type="percentage" office:value="0.1811" calcext:value-type="percentage">
            <text:p>%18,11</text:p>
          </table:table-cell>
          <table:table-cell table:style-name="ce320" table:formula="of:=[.C26]+([.C26]*[.B29])" office:value-type="currency" office:currency="TRY" office:value="3016.234125" calcext:value-type="currency">
            <text:p>₺3.016,23</text:p>
          </table:table-cell>
          <table:table-cell table:style-name="ce335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51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4" office:value-type="string" calcext:value-type="string">
            <text:p>Aralık 2020 16 günlük kira bedeli</text:p>
          </table:table-cell>
          <table:table-cell table:style-name="ce315"/>
          <table:table-cell table:style-name="ce313"/>
          <table:table-cell table:style-name="ce339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4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90" office:value-type="string" calcext:value-type="string">
            <text:p>2021 aylık kira bedeli</text:p>
          </table:table-cell>
          <table:table-cell table:style-name="ce317" office:value-type="percentage" office:value="0.1989" calcext:value-type="percentage">
            <text:p>%19,89</text:p>
          </table:table-cell>
          <table:table-cell table:style-name="ce322" table:formula="of:=[.C29]+([.C29]*[.B31])" office:value-type="currency" office:currency="TRY" office:value="3616.1630924625" calcext:value-type="currency">
            <text:p>₺3.616,16</text:p>
          </table:table-cell>
          <table:table-cell table:style-name="ce340"/>
          <table:table-cell/>
          <table:table-cell table:style-name="ce355"/>
          <table:table-cell/>
        </table:table-row>
        <table:table-row table:style-name="ro1">
          <table:table-cell table:style-name="ce299" table:number-columns-repeated="3"/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style-name="ce300" office:value-type="string" calcext:value-type="string">
            <text:p>kira borcundan kalan 2022 değeri</text:p>
          </table:table-cell>
          <table:table-cell table:style-name="ce300"/>
          <table:table-cell table:style-name="ce323" table:formula="of:=[.F35]+[.F36]" office:value-type="float" office:value="4.33117963778757" calcext:value-type="float">
            <text:p>4,33 ay</text:p>
          </table:table-cell>
          <table:table-cell table:style-name="ce342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7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9" table:number-columns-repeated="3"/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style-name="ce301" office:value-type="string" calcext:value-type="string">
            <text:p>Kiradan kalan 2019 </text:p>
          </table:table-cell>
          <table:table-cell table:style-name="ce301"/>
          <table:table-cell table:style-name="ce324" table:formula="of:=[.F28]" office:value-type="currency" office:currency="TRY" office:value="7145" calcext:value-type="currency">
            <text:p>₺7.145,00</text:p>
          </table:table-cell>
          <table:table-cell table:style-name="ce343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8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302" office:value-type="string" calcext:value-type="string">
            <text:p>Kiradan kalan 2020</text:p>
          </table:table-cell>
          <table:table-cell table:style-name="ce302"/>
          <table:table-cell table:style-name="ce325" table:formula="of:=[.F30]" office:value-type="currency" office:currency="TRY" office:value="4624.892325" calcext:value-type="currency">
            <text:p>₺4.624,89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3" office:value-type="string" calcext:value-type="string">
            <text:p>Toplam <text:s/></text:p>
          </table:table-cell>
          <table:table-cell table:style-name="ce303"/>
          <table:table-cell table:style-name="ce326" table:formula="of:=SUM([.C35:.C36])" office:value-type="currency" office:currency="TRY" office:value="11769.892325" calcext:value-type="currency">
            <text:p>₺11.769,89</text:p>
          </table:table-cell>
          <table:table-cell table:style-name="ce344"/>
          <table:table-cell/>
          <table:table-cell table:style-name="ce359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4" office:value-type="string" calcext:value-type="string">
            <text:p>alınan fark</text:p>
          </table:table-cell>
          <table:table-cell table:style-name="ce302"/>
          <table:table-cell table:style-name="ce327" table:formula="of:=[.F33]-[.C37]" office:value-type="currency" office:currency="TRY" office:value="3892.3596279925" calcext:value-type="currency">
            <text:p>₺3.892,36</text:p>
          </table:table-cell>
          <table:table-cell table:style-name="ce344"/>
          <table:table-cell/>
          <table:table-cell table:style-name="ce359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5" office:value-type="string" calcext:value-type="string">
            <text:p>Diğer borclar</text:p>
          </table:table-cell>
          <table:table-cell table:style-name="ce305"/>
          <table:table-cell table:style-name="ce328" table:formula="of:=SUM([.F42:.F45])" office:value-type="float" office:value="2.80861086110024" calcext:value-type="float">
            <text:p>2,81 ay</text:p>
          </table:table-cell>
          <table:table-cell table:style-name="ce342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7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302" table:number-columns-repeated="2"/>
          <table:table-cell/>
          <table:table-cell table:style-name="ce326"/>
          <table:table-cell/>
          <table:table-cell table:style-name="ce344"/>
          <table:table-cell/>
        </table:table-row>
        <table:table-row table:style-name="ro1">
          <table:table-cell table:style-name="ce306" office:value-type="string" calcext:value-type="string">
            <text:p>elektrikten kalan 2020</text:p>
          </table:table-cell>
          <table:table-cell table:style-name="ce306"/>
          <table:table-cell table:style-name="ce329" office:value-type="currency" office:currency="TRY" office:value="1752.33" calcext:value-type="currency">
            <text:p>₺1.752,33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6" office:value-type="string" calcext:value-type="string">
            <text:p>elektrik teminat masrafından kalan 2020</text:p>
          </table:table-cell>
          <table:table-cell table:style-name="ce306"/>
          <table:table-cell table:style-name="ce329" office:value-type="currency" office:currency="TRY" office:value="2000" calcext:value-type="currency">
            <text:p>₺2.000,00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6" office:value-type="string" calcext:value-type="string">
            <text:p>Tahliye masrafı 2020</text:p>
          </table:table-cell>
          <table:table-cell table:style-name="ce306"/>
          <table:table-cell table:style-name="ce329" office:value-type="currency" office:currency="TRY" office:value="3885" calcext:value-type="currency">
            <text:p>₺3.885,00</text:p>
          </table:table-cell>
          <table:table-cell table:style-name="ce344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9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6" office:value-type="string" calcext:value-type="string">
            <text:p>icraya ödenen 2022</text:p>
          </table:table-cell>
          <table:table-cell table:style-name="ce306"/>
          <table:table-cell table:style-name="ce329" office:value-type="currency" office:currency="TRY" office:value="1000" calcext:value-type="currency">
            <text:p>₺1.000,00</text:p>
          </table:table-cell>
          <table:table-cell table:style-name="ce344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9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3" office:value-type="string" calcext:value-type="string">
            <text:p>Toplam <text:s/></text:p>
          </table:table-cell>
          <table:table-cell table:style-name="ce303"/>
          <table:table-cell table:style-name="ce326" table:formula="of:=SUM([.C42:.C45])" office:value-type="currency" office:currency="TRY" office:value="8637.33" calcext:value-type="currency">
            <text:p>₺8.637,33</text:p>
          </table:table-cell>
          <table:table-cell table:style-name="ce344"/>
          <table:table-cell/>
          <table:table-cell table:style-name="ce359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4" office:value-type="string" calcext:value-type="string">
            <text:p>alınan fark</text:p>
          </table:table-cell>
          <table:table-cell table:style-name="ce302"/>
          <table:table-cell table:style-name="ce327" table:formula="of:=[.F40]-[.C46]" office:value-type="currency" office:currency="TRY" office:value="1519.064937" calcext:value-type="currency">
            <text:p>₺1.519,06</text:p>
          </table:table-cell>
          <table:table-cell table:style-name="ce345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4"/>
          <table:table-cell table:style-name="ce302"/>
          <table:table-cell table:style-name="ce326"/>
          <table:table-cell table:number-columns-repeated="4"/>
        </table:table-row>
        <table:table-row table:style-name="ro1">
          <table:table-cell table:style-name="ce307" office:value-type="string" calcext:value-type="string">
            <text:p>Caymazın doğuşa 2000 yılı hesabı için tahsil edilen</text:p>
          </table:table-cell>
          <table:table-cell table:style-name="ce307" table:number-columns-repeated="3"/>
          <table:table-cell/>
          <table:table-cell table:style-name="ce360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30" table:formula="of:=[.F53]" office:value-type="currency" office:currency="USD" office:value="631.71486497764" calcext:value-type="currency">
            <text:p>$631,71</text:p>
          </table:table-cell>
          <table:table-cell table:style-name="ce346" office:value-type="float" office:value="17.7" calcext:value-type="float">
            <text:p>17,70 TL/USD</text:p>
          </table:table-cell>
          <table:table-cell/>
          <table:table-cell table:style-name="ce345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1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31" office:value-type="float" office:value="400000000" calcext:value-type="float">
            <text:p>400.000.000,00</text:p>
          </table:table-cell>
          <table:table-cell table:style-name="ce281" office:value-type="float" office:value="633197.0675" calcext:value-type="float">
            <text:p>633.197,07</text:p>
          </table:table-cell>
          <table:table-cell/>
          <table:table-cell table:style-name="ce330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30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30" table:formula="of:=[.F53]" office:value-type="currency" office:currency="USD" office:value="631.71486497764" calcext:value-type="currency">
            <text:p>$631,71</text:p>
          </table:table-cell>
          <table:table-cell table:style-name="ce346" office:value-type="float" office:value="17.7" calcext:value-type="float">
            <text:p>17,70 TL/USD</text:p>
          </table:table-cell>
          <table:table-cell/>
          <table:table-cell table:style-name="ce362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3"/>
          <table:table-cell/>
        </table:table-row>
        <table:table-row table:style-name="ro1">
          <table:table-cell table:style-name="ce308" table:number-columns-repeated="3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8" office:value-type="string" calcext:value-type="string">
            <text:p>Dosya 21-07-2022 tarihinde kapatıldı</text:p>
          </table:table-cell>
          <table:table-cell table:style-name="ce308" table:number-columns-repeated="2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8" table:number-columns-repeated="3"/>
          <table:table-cell table:style-name="ce333"/>
          <table:table-cell/>
          <table:table-cell table:style-name="ce308"/>
          <table:table-cell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21-7-2022 yapılan ödeme 2022 atila</text:p>
          </table:table-cell>
          <table:table-cell table:style-name="ce309"/>
          <table:table-cell table:style-name="ce308"/>
          <table:table-cell table:style-name="ce347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9" office:value-type="string" calcext:value-type="string">
            <text:p>22-7-2022 yapılan ödeme 2022 ali</text:p>
          </table:table-cell>
          <table:table-cell table:style-name="ce309"/>
          <table:table-cell table:style-name="ce308"/>
          <table:table-cell table:style-name="ce347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3"/>
          <table:table-cell table:style-name="ce348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5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9" office:value-type="string" calcext:value-type="string">
            <text:p>kiradan</text:p>
          </table:table-cell>
          <table:table-cell table:style-name="ce345" table:formula="of:=[.F33]" office:value-type="currency" office:currency="TRY" office:value="15662.2519529925" calcext:value-type="currency">
            <text:p>₺15.662,25</text:p>
          </table:table-cell>
          <table:table-cell table:style-name="ce345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9" office:value-type="string" calcext:value-type="string">
            <text:p>diğer borçlar</text:p>
          </table:table-cell>
          <table:table-cell table:style-name="ce345" table:formula="of:=[.F40]" office:value-type="currency" office:currency="TRY" office:value="10156.394937" calcext:value-type="currency">
            <text:p>₺10.156,39</text:p>
          </table:table-cell>
          <table:table-cell table:style-name="ce345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9" office:value-type="string" calcext:value-type="string">
            <text:p>doğuşa olan borç</text:p>
          </table:table-cell>
          <table:table-cell table:style-name="ce345" table:formula="of:=[.F49]" office:value-type="currency" office:currency="TRY" office:value="11181.3531100075" calcext:value-type="currency">
            <text:p>₺11.181,35</text:p>
          </table:table-cell>
          <table:table-cell table:style-name="ce345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5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45"/>
        <table:table-column table:style-name="co41" table:default-cell-style-name="Default"/>
        <table:table-column table:style-name="co42" table:default-cell-style-name="Default"/>
        <table:table-column table:style-name="co43" table:default-cell-style-name="ce281"/>
        <table:table-column table:style-name="co44" table:default-cell-style-name="Default"/>
        <table:table-column table:style-name="co45" table:default-cell-style-name="ce281"/>
        <table:table-column table:style-name="co11" table:default-cell-style-name="Default"/>
        <table:table-row table:style-name="ro1">
          <table:table-cell table:number-columns-repeated="4"/>
          <table:table-cell table:style-name="ce363" office:value-type="string" calcext:value-type="string">
            <text:p>kira bedeli</text:p>
          </table:table-cell>
          <table:table-cell table:style-name="ce369" office:value-type="string" calcext:value-type="string">
            <text:p>tahsilat</text:p>
          </table:table-cell>
          <table:table-cell table:style-name="ce363" office:value-type="string" calcext:value-type="string">
            <text:p>alacak bakiye</text:p>
          </table:table-cell>
          <table:table-cell table:style-name="ce363"/>
          <table:table-cell table:style-name="ce371"/>
          <table:table-cell table:number-columns-repeated="3"/>
        </table:table-row>
        <table:table-row table:style-name="ro3">
          <table:table-cell/>
          <table:table-cell table:style-name="ce364" office:value-type="float" office:value="2018" calcext:value-type="float">
            <text:p>2018</text:p>
          </table:table-cell>
          <table:table-cell table:number-columns-repeated="2"/>
          <table:table-cell table:style-name="ce363" office:value-type="string" calcext:value-type="string">
            <text:p>TL</text:p>
          </table:table-cell>
          <table:table-cell table:style-name="ce369" office:value-type="string" calcext:value-type="string">
            <text:p>TL</text:p>
          </table:table-cell>
          <table:table-cell table:style-name="ce363" office:value-type="string" calcext:value-type="string">
            <text:p>TL</text:p>
          </table:table-cell>
          <table:table-cell table:style-name="ce363" office:value-type="string" calcext:value-type="string">
            <text:p>$-TL</text:p>
          </table:table-cell>
          <table:table-cell table:style-name="ce372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281" office:value-type="float" office:value="25000" calcext:value-type="float">
            <text:p>25.000,00</text:p>
          </table:table-cell>
          <table:table-cell/>
          <table:table-cell table:style-name="ce281" table:formula="of:=[.E3]-[.F3]" office:value-type="float" office:value="25000" calcext:value-type="float">
            <text:p>25.000,00</text:p>
          </table:table-cell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1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70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281"/>
          <table:table-cell office:value-type="currency" office:currency="TRY" office:value="13500" calcext:value-type="currency">
            <text:p>₺13.500,00</text:p>
          </table:table-cell>
          <table:table-cell table:style-name="ce281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70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7"/>
          <table:table-cell table:style-name="ce275" office:value-type="string" calcext:value-type="string">
            <text:p>TOPLAM</text:p>
          </table:table-cell>
          <table:table-cell/>
          <table:table-cell table:style-name="ce367" table:formula="of:=SUM([.E3:.E5])" office:value-type="currency" office:currency="TRY" office:value="25000" calcext:value-type="currency">
            <text:p>₺25.000,00</text:p>
          </table:table-cell>
          <table:table-cell table:style-name="ce367" table:formula="of:=SUM([.F4:.F5])" office:value-type="currency" office:currency="TRY" office:value="21000" calcext:value-type="currency">
            <text:p>₺21.000,00</text:p>
          </table:table-cell>
          <table:table-cell table:style-name="ce366"/>
          <table:table-cell table:style-name="ce282"/>
          <table:table-cell table:style-name="ce367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3">
          <table:table-cell/>
          <table:table-cell table:style-name="ce364" office:value-type="float" office:value="2019" calcext:value-type="float">
            <text:p>2019</text:p>
          </table:table-cell>
          <table:table-cell table:number-columns-repeated="2"/>
          <table:table-cell table:style-name="ce281"/>
          <table:table-cell/>
          <table:table-cell table:style-name="ce281"/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1"/>
          <table:table-cell office:value-type="currency" office:currency="TRY" office:value="2000" calcext:value-type="currency">
            <text:p>₺2.000,00</text:p>
          </table:table-cell>
          <table:table-cell table:style-name="ce281" table:formula="of:=[.G5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70" table:formula="of:=[.F8]/[.H8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1"/>
          <table:table-cell office:value-type="currency" office:currency="TRY" office:value="2000" calcext:value-type="currency">
            <text:p>₺2.000,00</text:p>
          </table:table-cell>
          <table:table-cell table:style-name="ce281" table:formula="of:=[.G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70" table:formula="of:=[.F9]/[.H9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281" office:value-type="float" office:value="30645" calcext:value-type="float">
            <text:p>30.645,00</text:p>
          </table:table-cell>
          <table:table-cell/>
          <table:table-cell table:style-name="ce281" table:formula="of:=[.G9]+[.E10]-[.F10]" office:value-type="float" office:value="30645" calcext:value-type="float">
            <text:p>30.645,00</text:p>
          </table:table-cell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259" office:value-type="string" calcext:value-type="string">
            <text:p><text:s/>Fatih Uzun Parçacı</text:p>
          </table:table-cell>
          <table:table-cell table:style-name="ce281" office:value-type="string" calcext:value-type="string">
            <text:p>4ay</text:p>
          </table:table-cell>
          <table:table-cell table:style-name="ce281" office:value-type="float" office:value="4000" calcext:value-type="float">
            <text:p>4.000,00</text:p>
          </table:table-cell>
          <table:table-cell/>
          <table:table-cell table:style-name="ce281" table:formula="of:=[.G10]+[.E11]-[.F11]" office:value-type="float" office:value="34645" calcext:value-type="float">
            <text:p>34.645,00</text:p>
          </table:table-cell>
          <table:table-cell/>
          <table:table-cell table:style-name="ce370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259" office:value-type="string" calcext:value-type="string">
            <text:p><text:s/>ödeme 19</text:p>
          </table:table-cell>
          <table:table-cell table:style-name="ce281"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1" table:formula="of:=[.G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70" table:formula="of:=[.F12]/[.H12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/>
          <table:table-cell office:value-type="currency" office:currency="TRY" office:value="18500" calcext:value-type="currency">
            <text:p>₺18.500,00</text:p>
          </table:table-cell>
          <table:table-cell table:style-name="ce281" table:formula="of:=[.G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70" table:formula="of:=[.F13]/[.H13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7"/>
          <table:table-cell table:style-name="ce275" office:value-type="string" calcext:value-type="string">
            <text:p>TOPLAM</text:p>
          </table:table-cell>
          <table:table-cell/>
          <table:table-cell table:style-name="ce367" table:formula="of:=SUM([.E8:.E13])" office:value-type="currency" office:currency="TRY" office:value="34645" calcext:value-type="currency">
            <text:p>₺34.645,00</text:p>
          </table:table-cell>
          <table:table-cell table:style-name="ce367" table:formula="of:=SUM([.F8:.F13])" office:value-type="currency" office:currency="TRY" office:value="26500" calcext:value-type="currency">
            <text:p>₺26.500,00</text:p>
          </table:table-cell>
          <table:table-cell table:style-name="ce366"/>
          <table:table-cell table:style-name="ce282"/>
          <table:table-cell table:style-name="ce367" table:formula="of:=SUM([.I8:.I13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4" office:value-type="float" office:value="2020" calcext:value-type="float">
            <text:p>2020</text:p>
          </table:table-cell>
          <table:table-cell table:style-name="ce281"/>
          <table:table-cell table:style-name="ce275" table:number-columns-repeated="2"/>
          <table:table-cell/>
          <table:table-cell table:style-name="ce281"/>
          <table:table-cell table:number-columns-repeated="5"/>
        </table:table-row>
        <table:table-row table:style-name="ro1">
          <table:table-cell/>
          <table:table-cell table:style-name="ce277"/>
          <table:table-cell table:style-name="ce281" office:value-type="string" calcext:value-type="string">
            <text:p>2019 dan devreden alacak</text:p>
          </table:table-cell>
          <table:table-cell table:style-name="ce275" table:number-columns-repeated="2"/>
          <table:table-cell/>
          <table:table-cell table:style-name="ce281" table:formula="of:=[.G13]+[.E16]-[.F16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81" table:formula="of:=[.G16]+[.E17]-[.F17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table:number-columns-repeated="2"/>
          <table:table-cell office:value-type="currency" office:currency="TRY" office:value="6200" calcext:value-type="currency">
            <text:p>₺6.200,00</text:p>
          </table:table-cell>
          <table:table-cell table:style-name="ce281" table:formula="of:=[.G17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7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281"/>
          <table:table-cell office:value-type="currency" office:currency="TRY" office:value="5000" calcext:value-type="currency">
            <text:p>₺5.000,00</text:p>
          </table:table-cell>
          <table:table-cell table:style-name="ce281" table:formula="of:=[.G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7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281" office:value-type="float" office:value="30000" calcext:value-type="float">
            <text:p>30.000,00</text:p>
          </table:table-cell>
          <table:table-cell/>
          <table:table-cell table:style-name="ce281" table:formula="of:=[.G19]+[.E20]-[.F20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9" office:value-type="string" calcext:value-type="string">
            <text:p><text:span text:style-name="T3"> </text:span>nakit ödeme 20-3-7/12</text:p>
          </table:table-cell>
          <table:table-cell table:style-name="ce281"/>
          <table:table-cell/>
          <table:table-cell office:value-type="currency" office:currency="TRY" office:value="15000" calcext:value-type="currency">
            <text:p>₺15.000,00</text:p>
          </table:table-cell>
          <table:table-cell table:style-name="ce281" table:formula="of:=[.G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9-30" calcext:value-type="date">
            <text:p>30.09.2020</text:p>
          </table:table-cell>
          <table:table-cell table:style-name="ce259" office:value-type="string" calcext:value-type="string">
            <text:p><text:span text:style-name="T3"> </text:span>Kira Ödemesii 20-8/12</text:p>
          </table:table-cell>
          <table:table-cell table:style-name="ce281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281" table:formula="of:=[.G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office:value-type="float" office:value="7800" calcext:value-type="float">
            <text:p>7800</text:p>
          </table:table-cell>
          <table:table-cell/>
          <table:table-cell table:style-name="ce281" table:formula="of:=[.G22]+[.E23]-[.F23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table:number-columns-repeated="2"/>
          <table:table-cell office:value-type="currency" office:currency="TRY" office:value="7800" calcext:value-type="currency">
            <text:p>₺7.800,00</text:p>
          </table:table-cell>
          <table:table-cell table:style-name="ce281" table:formula="of:=[.G23]+[.E24]-[.F24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281" office:value-type="float" office:value="3014" calcext:value-type="float">
            <text:p>3.014,00</text:p>
          </table:table-cell>
          <table:table-cell/>
          <table:table-cell table:style-name="ce281" table:formula="of:=[.G24]+[.E25]-[.F25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281" office:value-type="float" office:value="1610" calcext:value-type="float">
            <text:p>1.610,00</text:p>
          </table:table-cell>
          <table:table-cell/>
          <table:table-cell table:style-name="ce281" table:formula="of:=[.G25]+[.E26]-[.F26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7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281" office:value-type="float" office:value="35000" calcext:value-type="float">
            <text:p>35.000,00</text:p>
          </table:table-cell>
          <table:table-cell/>
          <table:table-cell table:style-name="ce281" table:formula="of:=[.G26]+[.E27]-[.F27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table:style-name="ce259" office:value-type="string" calcext:value-type="string">
            <text:p><text:span text:style-name="T3"> 20-21 </text:span>Kira Bedeli 20-1-7/12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281" table:formula="of:=[.G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259" office:value-type="string" calcext:value-type="string">
            <text:p><text:span text:style-name="T3"> 20-21 </text:span>Kira Bedeli 20-8/12          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281" table:formula="of:=[.G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1-12" calcext:value-type="date">
            <text:p>12.11.2020</text:p>
          </table:table-cell>
          <table:table-cell table:style-name="ce259" office:value-type="string" calcext:value-type="string">
            <text:p><text:span text:style-name="T3"> </text:span>Kira Ödemesi 20-9/12</text:p>
          </table:table-cell>
          <table:table-cell table:style-name="ce281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281" table:formula="of:=[.G29]+[.E30]-[.F30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259" office:value-type="string" calcext:value-type="string">
            <text:p>Kira Ödemesi 20-10/12</text:p>
          </table:table-cell>
          <table:table-cell table:style-name="ce281"/>
          <table:table-cell/>
          <table:table-cell office:value-type="currency" office:currency="TRY" office:value="1500" calcext:value-type="currency">
            <text:p>₺1.500,00</text:p>
          </table:table-cell>
          <table:table-cell table:style-name="ce281" table:formula="of:=[.G30]+[.E31]-[.F31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TOPLAM</text:p>
          </table:table-cell>
          <table:table-cell/>
          <table:table-cell table:style-name="ce367" table:formula="of:=SUM([.E17:.E31])" office:value-type="currency" office:currency="TRY" office:value="83624" calcext:value-type="currency">
            <text:p>₺83.624,00</text:p>
          </table:table-cell>
          <table:table-cell table:style-name="ce367" table:formula="of:=SUM([.F17:.F31])" office:value-type="currency" office:currency="TRY" office:value="64500" calcext:value-type="currency">
            <text:p>₺64.500,00</text:p>
          </table:table-cell>
          <table:table-cell table:style-name="ce281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77"/>
          <table:table-cell table:style-name="ce365"/>
          <table:table-cell table:style-name="ce275"/>
          <table:table-cell table:number-columns-repeated="2"/>
          <table:table-cell table:style-name="Default"/>
          <table:table-cell/>
          <table:table-cell table:style-name="ce37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7"/>
          <table:table-cell table:style-name="ce281"/>
          <table:table-cell table:style-name="ce275"/>
          <table:table-cell table:style-name="ce366"/>
          <table:table-cell/>
          <table:table-cell table:style-name="Default"/>
          <table:table-cell/>
          <table:table-cell table:style-name="ce370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4" office:value-type="float" office:value="2021" calcext:value-type="float">
            <text:p>2021</text:p>
          </table:table-cell>
          <table:table-cell table:style-name="ce259"/>
          <table:table-cell table:number-columns-repeated="3"/>
          <table:table-cell table:style-name="ce281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1-30" calcext:value-type="date">
            <text:p>30.01.2021</text:p>
          </table:table-cell>
          <table:table-cell table:style-name="ce259" office:value-type="string" calcext:value-type="string">
            <text:p><text:span text:style-name="T3">2020-21 </text:span>Kira Bedeli 9-10/12  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281" table:formula="of:=[.G31]+[.E36]-[.F36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259" office:value-type="string" calcext:value-type="string">
            <text:p><text:span text:style-name="T3">2020-21 </text:span>Kira Bedeli 11-12/12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281" table:formula="of:=[.G36]+[.E37]-[.F37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office:value-type="float" office:value="6800" calcext:value-type="float">
            <text:p>6800</text:p>
          </table:table-cell>
          <table:table-cell/>
          <table:table-cell table:style-name="ce281" table:formula="of:=[.G37]+[.E38]-[.F38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table:number-columns-repeated="2"/>
          <table:table-cell office:value-type="currency" office:currency="TRY" office:value="6800" calcext:value-type="currency">
            <text:p>₺6.800,00</text:p>
          </table:table-cell>
          <table:table-cell table:style-name="ce281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office:value-type="float" office:value="24000" calcext:value-type="float">
            <text:p>24000</text:p>
          </table:table-cell>
          <table:table-cell/>
          <table:table-cell table:style-name="ce281" table:formula="of:=[.G39]+[.E40]-[.F40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 table:number-columns-repeated="2"/>
          <table:table-cell office:value-type="currency" office:currency="TRY" office:value="24000" calcext:value-type="currency">
            <text:p>₺24.000,00</text:p>
          </table:table-cell>
          <table:table-cell table:style-name="ce281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 table:number-columns-repeated="2"/>
          <table:table-cell office:value-type="currency" office:currency="TRY" office:value="1750" calcext:value-type="currency">
            <text:p>₺1.750,00</text:p>
          </table:table-cell>
          <table:table-cell table:style-name="ce281" table:formula="of:=[.G41]+[.E42]-[.F42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281" table:formula="of:=[.G42]+[.E43]-[.F43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table:style-name="Default" office:value-type="float" office:value="2750" calcext:value-type="float">
            <text:p>2750</text:p>
          </table:table-cell>
          <table:table-cell table:style-name="ce281" table:formula="of:=[.G43]+[.E44]-[.F44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office:value-type="float" office:value="28800" calcext:value-type="float">
            <text:p>28800</text:p>
          </table:table-cell>
          <table:table-cell table:style-name="Default"/>
          <table:table-cell table:style-name="ce281" table:formula="of:=[.G44]+[.E45]-[.F45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 table:number-columns-repeated="2"/>
          <table:table-cell table:style-name="Default" office:value-type="float" office:value="28800" calcext:value-type="float">
            <text:p>28800</text:p>
          </table:table-cell>
          <table:table-cell table:style-name="ce281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office:value-type="float" office:value="43160" calcext:value-type="float">
            <text:p>43160</text:p>
          </table:table-cell>
          <table:table-cell table:style-name="Default"/>
          <table:table-cell table:style-name="ce281" table:formula="of:=[.G46]+[.E47]-[.F47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 table:number-columns-repeated="2"/>
          <table:table-cell table:style-name="Default" office:value-type="float" office:value="43160" calcext:value-type="float">
            <text:p>43160</text:p>
          </table:table-cell>
          <table:table-cell table:style-name="ce281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Default"/>
          <table:table-cell table:style-name="ce281" table:formula="of:=[.G48]+[.E49]-[.F49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 table:number-columns-repeated="2"/>
          <table:table-cell table:style-name="Default" office:value-type="float" office:value="30000" calcext:value-type="float">
            <text:p>30000</text:p>
          </table:table-cell>
          <table:table-cell table:style-name="ce281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277"/>
          <table:table-cell table:number-columns-repeated="3"/>
          <table:table-cell office:value-type="currency" office:currency="TRY" office:value="11181.35" calcext:value-type="currency">
            <text:p>₺11.181,35</text:p>
          </table:table-cell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 KİRA TUTARI</text:p>
          </table:table-cell>
          <table:table-cell/>
          <table:table-cell table:style-name="ce367" table:formula="of:=SUM([.E36:.E50])" office:value-type="currency" office:currency="TRY" office:value="132760" calcext:value-type="currency">
            <text:p>₺132.760,00</text:p>
          </table:table-cell>
          <table:table-cell/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I TOPLAM GELİR</text:p>
          </table:table-cell>
          <table:table-cell table:number-columns-repeated="2"/>
          <table:table-cell table:style-name="ce367" table:formula="of:=SUM([.F36:.F50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3">
          <table:table-cell/>
          <table:table-cell table:style-name="ce364" office:value-type="float" office:value="2022" calcext:value-type="float">
            <text:p>2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office:value-type="float" office:value="48000" calcext:value-type="float">
            <text:p>48000</text:p>
          </table:table-cell>
          <table:table-cell/>
          <table:table-cell table:style-name="ce281" table:formula="of:=[.G50]+[.E59]-[.F59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28000" calcext:value-type="currency">
            <text:p>₺28.000,00</text:p>
          </table:table-cell>
          <table:table-cell table:style-name="ce281" table:formula="of:=[.G59]+[.E60]-[.F60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1" table:formula="of:=[.G60]+[.E61]-[.F61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1" table:formula="of:=[.G61]+[.E62]-[.F62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1" table:formula="of:=[.G62]+[.E63]-[.F6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45" office:value-type="currency" office:currency="TRY" office:value="3892.36" calcext:value-type="currency">
            <text:p>₺3.892,36</text:p>
          </table:table-cell>
          <table:table-cell table:style-name="Default"/>
          <table:table-cell table:style-name="ce281" table:formula="of:=[.G63]+[.E64]-[.F64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 table:number-columns-repeated="2"/>
          <table:table-cell office:value-type="currency" office:currency="TRY" office:value="3892.36" calcext:value-type="currency">
            <text:p>₺3.892,36</text:p>
          </table:table-cell>
          <table:table-cell table:style-name="ce281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number-columns-repeated="2"/>
          <table:table-cell table:style-name="ce368" office:value-type="currency" office:currency="TRY" office:value="11181.35" calcext:value-type="currency">
            <text:p>₺11.181,35</text:p>
          </table:table-cell>
          <table:table-cell table:style-name="ce368"/>
          <table:table-cell table:style-name="ce281" table:formula="of:=[.G65]+[.E66]-[.F66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number-columns-repeated="3"/>
          <table:table-cell table:style-name="ce368" office:value-type="currency" office:currency="TRY" office:value="11181.35" calcext:value-type="currency">
            <text:p>₺11.181,35</text:p>
          </table:table-cell>
          <table:table-cell table:style-name="ce281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office:value-type="float" office:value="45000" calcext:value-type="float">
            <text:p>45000</text:p>
          </table:table-cell>
          <table:table-cell/>
          <table:table-cell table:style-name="ce281" table:formula="of:=[.G67]+[.E68]-[.F68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281" table:formula="of:=[.G68]+[.E69]-[.F69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281" table:formula="of:=[.G69]+[.E70]-[.F70]" office:value-type="float" office:value="37000" calcext:value-type="float">
            <text:p>37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style-name="ce281" table:formula="of:=[.G70]+[.E71]-[.F71]" office:value-type="float" office:value="37000" calcext:value-type="float">
            <text:p>37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1" table:formula="of:=[.G71]+[.E72]-[.F72]" office:value-type="float" office:value="37000" calcext:value-type="float">
            <text:p>37.000,00</text:p>
          </table:table-cell>
          <table:table-cell/>
          <table:table-cell table:style-name="Default"/>
          <table:table-cell/>
          <table:table-cell table:style-name="ce277"/>
          <table:table-cell table:style-name="ce368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 KİRA TUTARI</text:p>
          </table:table-cell>
          <table:table-cell/>
          <table:table-cell table:style-name="ce367" table:formula="of:=SUM([.E59:.E72])" office:value-type="currency" office:currency="TRY" office:value="108073.71" calcext:value-type="currency">
            <text:p>₺108.073,71</text:p>
          </table:table-cell>
          <table:table-cell/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275" office:value-type="string" calcext:value-type="string">
            <text:p>2021 YILI TOPLAM GELİR</text:p>
          </table:table-cell>
          <table:table-cell table:number-columns-repeated="2"/>
          <table:table-cell table:style-name="ce367" table:formula="of:=SUM([.F59:.F72])" office:value-type="currency" office:currency="TRY" office:value="82842.71" calcext:value-type="currency">
            <text:p>₺82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9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number-columns-repeated="2" table:default-cell-style-name="Default"/>
        <table:table-column table:style-name="co11" table:default-cell-style-name="ce281"/>
        <table:table-column table:style-name="co48" table:default-cell-style-name="ce281"/>
        <table:table-column table:style-name="co49" table:default-cell-style-name="ce281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73" office:value-type="string" calcext:value-type="string">
            <text:p>TL</text:p>
          </table:table-cell>
          <table:table-cell table:style-name="ce373" office:value-type="string" calcext:value-type="string">
            <text:p>USDTRY</text:p>
          </table:table-cell>
          <table:table-cell table:style-name="ce373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282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9"/>
          <table:table-cell table:style-name="ce25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261" office:value-type="float" office:value="-16.91" calcext:value-type="float">
            <text:p>-16,91</text:p>
          </table:table-cell>
          <table:table-cell table:style-name="ce261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261" office:value-type="float" office:value="-3.31" calcext:value-type="float">
            <text:p>-3,31</text:p>
          </table:table-cell>
          <table:table-cell table:style-name="ce261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282" office:value-type="float" office:value="2018" calcext:value-type="float">
            <text:p>2018</text:p>
          </table:table-cell>
          <table:table-cell table:style-name="ce259"/>
          <table:table-cell table:number-columns-repeated="2"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261" office:value-type="float" office:value="-257.25" calcext:value-type="float">
            <text:p>-257,25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1 / 6</text:p>
          </table:table-cell>
          <table:table-cell/>
          <table:table-cell table:style-name="ce261" office:value-type="float" office:value="-142.18" calcext:value-type="float">
            <text:p>-142,18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2 / 6</text:p>
          </table:table-cell>
          <table:table-cell/>
          <table:table-cell table:style-name="ce261" office:value-type="float" office:value="-142.18" calcext:value-type="float">
            <text:p>-142,18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mlak Vergisi</text:p>
          </table:table-cell>
          <table:table-cell table:style-name="ce261" office:value-type="string" calcext:value-type="string">
            <text:p>2018-2</text:p>
          </table:table-cell>
          <table:table-cell/>
          <table:table-cell table:style-name="ce261" office:value-type="float" office:value="-250.8" calcext:value-type="float">
            <text:p>-250,80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Su</text:p>
          </table:table-cell>
          <table:table-cell table:style-name="ce261" office:value-type="string" calcext:value-type="string">
            <text:p>2017-18</text:p>
          </table:table-cell>
          <table:table-cell/>
          <table:table-cell table:style-name="ce261" office:value-type="float" office:value="-197.61" calcext:value-type="float">
            <text:p>-197,61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Elektrik</text:p>
          </table:table-cell>
          <table:table-cell table:style-name="ce261"/>
          <table:table-cell/>
          <table:table-cell table:style-name="ce261" office:value-type="float" office:value="-265" calcext:value-type="float">
            <text:p>-265,00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Elektrik 1-2018</text:p>
          </table:table-cell>
          <table:table-cell table:style-name="ce261"/>
          <table:table-cell/>
          <table:table-cell table:style-name="ce261" office:value-type="float" office:value="-95.3" calcext:value-type="float">
            <text:p>-95,30</text:p>
          </table:table-cell>
          <table:table-cell table:style-name="ce261"/>
          <table:table-cell table:number-columns-repeated="3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Elektrik 2-2018</text:p>
          </table:table-cell>
          <table:table-cell table:style-name="ce261"/>
          <table:table-cell/>
          <table:table-cell table:style-name="ce261" office:value-type="float" office:value="-128.88" calcext:value-type="float">
            <text:p>-128,88</text:p>
          </table:table-cell>
          <table:table-cell table:style-name="ce261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9" office:value-type="float" office:value="2018" calcext:value-type="float">
            <text:p>2018</text:p>
          </table:table-cell>
          <table:table-cell table:style-name="ce259" office:value-type="string" calcext:value-type="string">
            <text:p>Çedaş Teminat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style-name="ce261" office:value-type="float" office:value="4.81" calcext:value-type="float">
            <text:p>4,81</text:p>
          </table:table-cell>
          <table:table-cell table:formula="of:=[.F15]/[.G15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 office:value-type="string" calcext:value-type="string">
            <text:p>Toplam</text:p>
          </table:table-cell>
          <table:table-cell table:style-name="ce280" table:formula="of:=SUM([.F4:.F15])" office:value-type="float" office:value="-2399.42" calcext:value-type="float">
            <text:p>-2.399,42</text:p>
          </table:table-cell>
          <table:table-cell table:style-name="ce261"/>
          <table:table-cell table:style-name="ce280" table:formula="of:=SUM([.H7:.H15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9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4">Elektrik 1</text:span>-2019</text:p>
          </table:table-cell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2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179.2" calcext:value-type="float">
            <text:p>-179,2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0]/[.G20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3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55.9" calcext:value-type="float">
            <text:p>-55,9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1]/[.G21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3 / 6</text:p>
          </table:table-cell>
          <table:table-cell/>
          <table:table-cell table:style-name="ce261" office:value-type="float" office:value="-142.13" calcext:value-type="float">
            <text:p>-142,13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2]/[.G22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Emlak Vergisi Ypl</text:p>
          </table:table-cell>
          <table:table-cell table:style-name="ce277" office:value-type="string" calcext:value-type="string">
            <text:p><text:s/>4-5-6 / 6</text:p>
          </table:table-cell>
          <table:table-cell/>
          <table:table-cell table:style-name="ce261" office:value-type="float" office:value="-429.54" calcext:value-type="float">
            <text:p>-429,54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3]/[.G23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4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65.8" calcext:value-type="float">
            <text:p>-65,8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4]/[.G24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5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82.94" calcext:value-type="float">
            <text:p>-82,94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5]/[.G25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6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78.79" calcext:value-type="float">
            <text:p>-78,79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6]/[.G26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9-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39.35" calcext:value-type="float">
            <text:p>-39,35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7]/[.G27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10</text:span>-2019</text:p>
          </table:table-cell>
          <table:table-cell table:number-columns-repeated="2"/>
          <table:table-cell table:style-name="ce261"/>
          <table:table-cell table:style-name="ce261" office:value-type="float" office:value="5.67" calcext:value-type="float">
            <text:p>5,67</text:p>
          </table:table-cell>
          <table:table-cell table:formula="of:=[.F28]/[.G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Emlak Vergisi</text:p>
          </table:table-cell>
          <table:table-cell table:style-name="ce261" office:value-type="string" calcext:value-type="string">
            <text:p>2019/ 1-2</text:p>
          </table:table-cell>
          <table:table-cell/>
          <table:table-cell table:style-name="ce261" office:value-type="float" office:value="-598.75" calcext:value-type="float">
            <text:p>-598,75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29]/[.G29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11/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100.02" calcext:value-type="float">
            <text:p>-100,02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30]/[.G30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61" office:value-type="string" calcext:value-type="string">
            <text:p><text:span text:style-name="T3">Elektrik </text:span>12/2019</text:p>
          </table:table-cell>
          <table:table-cell/>
          <table:table-cell office:value-type="string" calcext:value-type="string">
            <text:p>*</text:p>
          </table:table-cell>
          <table:table-cell table:style-name="ce261" office:value-type="float" office:value="-232.4" calcext:value-type="float">
            <text:p>-232,4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31]/[.G31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9" office:value-type="float" office:value="2019" calcext:value-type="float">
            <text:p>2019</text:p>
          </table:table-cell>
          <table:table-cell table:style-name="ce259" office:value-type="string" calcext:value-type="string">
            <text:p>Çedaş Teminat</text:p>
          </table:table-cell>
          <table:table-cell table:style-name="ce261"/>
          <table:table-cell/>
          <table:table-cell table:style-name="ce261" office:value-type="float" office:value="-1100" calcext:value-type="float">
            <text:p>-1.100,00</text:p>
          </table:table-cell>
          <table:table-cell table:style-name="ce261" office:value-type="float" office:value="5.67" calcext:value-type="float">
            <text:p>5,67</text:p>
          </table:table-cell>
          <table:table-cell table:formula="of:=[.F32]/[.G32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 office:value-type="string" calcext:value-type="string">
            <text:p>Toplam</text:p>
          </table:table-cell>
          <table:table-cell table:style-name="ce280" table:formula="of:=SUM([.F19:.F32])" office:value-type="float" office:value="-3104.82" calcext:value-type="float">
            <text:p>-3.104,82</text:p>
          </table:table-cell>
          <table:table-cell table:style-name="ce261"/>
          <table:table-cell table:style-name="ce280" table:formula="of:=SUM([.H19:.H32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59" table:number-columns-repeated="2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/>
          <table:table-cell table:style-name="ce259" table:number-columns-repeated="2"/>
          <table:table-cell table:style-name="ce261"/>
          <table:table-cell/>
          <table:table-cell table:style-name="ce280"/>
          <table:table-cell table:style-name="ce261"/>
          <table:table-cell table:style-name="ce280"/>
          <table:table-cell table:number-columns-repeated="2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9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0-06" calcext:value-type="date">
            <text:p>06.10.2020</text:p>
          </table:table-cell>
          <table:table-cell table:style-name="ce259" office:value-type="string" calcext:value-type="string">
            <text:p>Belediye Emlak Vergisi 2020</text:p>
          </table:table-cell>
          <table:table-cell table:style-name="ce261" table:number-columns-repeated="2"/>
          <table:table-cell table:style-name="ce261" office:value-type="float" office:value="-645.85" calcext:value-type="float">
            <text:p>-645,85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38]/[.G38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25" calcext:value-type="date">
            <text:p>25.11.2020</text:p>
          </table:table-cell>
          <table:table-cell table:style-name="ce261" office:value-type="string" calcext:value-type="string">
            <text:p>tuğla sıva işçilik pire memet</text:p>
          </table:table-cell>
          <table:table-cell table:style-name="ce261"/>
          <table:table-cell/>
          <table:table-cell table:style-name="ce261" office:value-type="float" office:value="-1050" calcext:value-type="float">
            <text:p>-1.0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39]/[.G39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25" calcext:value-type="date">
            <text:p>25.11.2020</text:p>
          </table:table-cell>
          <table:table-cell table:style-name="ce261" office:value-type="string" calcext:value-type="string">
            <text:p>tuğla sıva işçilik muhammed</text:p>
          </table:table-cell>
          <table:table-cell table:style-name="ce261"/>
          <table:table-cell/>
          <table:table-cell table:style-name="ce261" office:value-type="float" office:value="-600" calcext:value-type="float">
            <text:p>-6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0]/[.G4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kum</text:p>
          </table:table-cell>
          <table:table-cell table:style-name="ce261" table:number-columns-repeated="2"/>
          <table:table-cell table:style-name="ce261" office:value-type="float" office:value="-200" calcext:value-type="float">
            <text:p>-2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1]/[.G41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8,5 tuğla 145 ad</text:p>
          </table:table-cell>
          <table:table-cell table:style-name="ce261" table:number-columns-repeated="2"/>
          <table:table-cell table:style-name="ce261" office:value-type="float" office:value="-90" calcext:value-type="float">
            <text:p>-9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2]/[.G42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yığma tuğla 720 ad * 0,90 tl</text:p>
          </table:table-cell>
          <table:table-cell table:style-name="ce261" table:number-columns-repeated="2"/>
          <table:table-cell table:style-name="ce261" office:value-type="float" office:value="-648" calcext:value-type="float">
            <text:p>-648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3]/[.G43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20 tr çimento</text:p>
          </table:table-cell>
          <table:table-cell table:style-name="ce261" table:number-columns-repeated="2"/>
          <table:table-cell table:style-name="ce261" office:value-type="float" office:value="-300" calcext:value-type="float">
            <text:p>-3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4]/[.G44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15 tr kireç</text:p>
          </table:table-cell>
          <table:table-cell table:style-name="ce261" table:number-columns-repeated="2"/>
          <table:table-cell table:style-name="ce261" office:value-type="float" office:value="-90" calcext:value-type="float">
            <text:p>-9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5]/[.G45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kesme taşı – menteşe – elektrot</text:p>
          </table:table-cell>
          <table:table-cell table:style-name="ce261" table:number-columns-repeated="2"/>
          <table:table-cell table:style-name="ce261" office:value-type="float" office:value="-68" calcext:value-type="float">
            <text:p>-68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46]/[.G46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59" office:value-type="string" calcext:value-type="string">
            <text:p>Elektrik 01-2020</text:p>
          </table:table-cell>
          <table:table-cell table:style-name="ce261" table:number-columns-repeated="3"/>
          <table:table-cell table:style-name="ce261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61" office:value-type="string" calcext:value-type="string">
            <text:p><text:span text:style-name="T3">Elektrik </text:span>02-2020</text:p>
          </table:table-cell>
          <table:table-cell table:style-name="ce261" table:number-columns-repeated="3"/>
          <table:table-cell table:style-name="ce261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9"/>
          <table:table-cell table:style-name="ce261" office:value-type="string" calcext:value-type="string">
            <text:p><text:span text:style-name="T3">Elektrik </text:span>03-2020</text:p>
          </table:table-cell>
          <table:table-cell table:style-name="ce261" table:number-columns-repeated="3"/>
          <table:table-cell table:style-name="ce261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04-20" calcext:value-type="date">
            <text:p>20.04.2020</text:p>
          </table:table-cell>
          <table:table-cell table:style-name="ce259" office:value-type="string" calcext:value-type="string">
            <text:p>Elektrik 04-2020</text:p>
          </table:table-cell>
          <table:table-cell table:style-name="ce261" table:number-columns-repeated="2"/>
          <table:table-cell table:style-name="ce261" office:value-type="float" office:value="-44.1" calcext:value-type="float">
            <text:p>-44,1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0]/[.G50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3">Elektrik </text:span>05-2020</text:p>
          </table:table-cell>
          <table:table-cell/>
          <table:table-cell table:style-name="ce261"/>
          <table:table-cell table:style-name="ce261" office:value-type="float" office:value="-9.9" calcext:value-type="float">
            <text:p>-9,9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1]/[.G51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3">Elektrik </text:span>06-2020</text:p>
          </table:table-cell>
          <table:table-cell/>
          <table:table-cell table:style-name="ce261"/>
          <table:table-cell table:style-name="ce261" office:value-type="float" office:value="-5.46" calcext:value-type="float">
            <text:p>-5,46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2]/[.G52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3">Elektrik </text:span>07-2020</text:p>
          </table:table-cell>
          <table:table-cell/>
          <table:table-cell table:style-name="ce261"/>
          <table:table-cell table:style-name="ce261" office:value-type="float" office:value="-13.65" calcext:value-type="float">
            <text:p>-13,65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3]/[.G53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3">Elektrik </text:span>08-2020</text:p>
          </table:table-cell>
          <table:table-cell/>
          <table:table-cell table:style-name="ce261" table:number-columns-repeated="2"/>
          <table:table-cell table:style-name="ce261" office:value-type="float" office:value="7.01" calcext:value-type="float">
            <text:p>7,01</text:p>
          </table:table-cell>
          <table:table-cell table:formula="of:=[.F54]/[.G5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3">Elektrik </text:span>09-2020</text:p>
          </table:table-cell>
          <table:table-cell/>
          <table:table-cell table:style-name="ce261" table:number-columns-repeated="2"/>
          <table:table-cell table:style-name="ce261" office:value-type="float" office:value="7.01" calcext:value-type="float">
            <text:p>7,01</text:p>
          </table:table-cell>
          <table:table-cell table:formula="of:=[.F55]/[.G5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61" office:value-type="string" calcext:value-type="string">
            <text:p><text:span text:style-name="T3">Elektrik </text:span>10-2020</text:p>
          </table:table-cell>
          <table:table-cell/>
          <table:table-cell table:style-name="ce261"/>
          <table:table-cell table:style-name="ce261" office:value-type="float" office:value="-13" calcext:value-type="float">
            <text:p>-13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6]/[.G56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261" office:value-type="string" calcext:value-type="string">
            <text:p><text:span text:style-name="T3">Elektrik </text:span>11-2020</text:p>
          </table:table-cell>
          <table:table-cell/>
          <table:table-cell table:style-name="ce261"/>
          <table:table-cell table:style-name="ce261" office:value-type="float" office:value="-170" calcext:value-type="float">
            <text:p>-17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7]/[.G57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/>
          <table:table-cell table:style-name="ce261" office:value-type="string" calcext:value-type="string">
            <text:p><text:span text:style-name="T3">Elektrik </text:span>12-2020</text:p>
          </table:table-cell>
          <table:table-cell/>
          <table:table-cell table:style-name="ce261"/>
          <table:table-cell table:style-name="ce261" office:value-type="float" office:value="-226.11" calcext:value-type="float">
            <text:p>-226,11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8]/[.G58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259" office:value-type="string" calcext:value-type="string">
            <text:p>su</text:p>
          </table:table-cell>
          <table:table-cell table:style-name="ce261" table:number-columns-repeated="2"/>
          <table:table-cell table:style-name="ce261" office:value-type="float" office:value="-100" calcext:value-type="float">
            <text:p>-1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59]/[.G59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9"/>
          <table:table-cell table:style-name="ce259" office:value-type="string" calcext:value-type="string">
            <text:p>Yazıhane önü kırma işçiliği</text:p>
          </table:table-cell>
          <table:table-cell table:style-name="ce261" table:number-columns-repeated="2"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0-12-09" calcext:value-type="date">
            <text:p>09.12.2020</text:p>
          </table:table-cell>
          <table:table-cell table:style-name="ce259" office:value-type="string" calcext:value-type="string">
            <text:p>Alçıpan vida</text:p>
          </table:table-cell>
          <table:table-cell table:style-name="ce261" table:number-columns-repeated="2"/>
          <table:table-cell table:style-name="ce261" office:value-type="float" office:value="-323" calcext:value-type="float">
            <text:p>-323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1]/[.G61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/>
          <table:table-cell table:style-name="ce259"/>
          <table:table-cell table:style-name="ce261" table:number-columns-repeated="2"/>
          <table:table-cell table:style-name="ce280" table:formula="of:=SUM([.F38:.F61])" office:value-type="float" office:value="-5097.07" calcext:value-type="float">
            <text:p>-5.097,07</text:p>
          </table:table-cell>
          <table:table-cell table:style-name="ce261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3">
          <table:table-cell/>
          <table:table-cell table:style-name="ce276"/>
          <table:table-cell table:style-name="ce259"/>
          <table:table-cell table:style-name="ce26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9" office:value-type="string" calcext:value-type="string">
            <text:p>Boya-Çatı- Kapı </text:p>
          </table:table-cell>
          <table:table-cell table:style-name="ce261" table:number-columns-repeated="2"/>
          <table:table-cell table:style-name="ce261" office:value-type="float" office:value="-1500" calcext:value-type="float">
            <text:p>-1.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6]/[.G66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9" office:value-type="string" calcext:value-type="string">
            <text:p>yıkama hela yapımı</text:p>
          </table:table-cell>
          <table:table-cell table:style-name="ce261" table:number-columns-repeated="2"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67]/[.G67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276"/>
          <table:table-cell table:style-name="ce259"/>
          <table:table-cell table:style-name="ce261" table:number-columns-repeated="2"/>
          <table:table-cell table:style-name="ce280" table:formula="of:=SUM([.F66:.F67])" office:value-type="float" office:value="-2000" calcext:value-type="float">
            <text:p>-2.000,00</text:p>
          </table:table-cell>
          <table:table-cell table:style-name="ce261"/>
          <table:table-cell table:number-columns-repeated="3"/>
        </table:table-row>
        <table:table-row table:style-name="ro1">
          <table:table-cell/>
          <table:table-cell table:style-name="ce276"/>
          <table:table-cell table:style-name="ce259"/>
          <table:table-cell table:style-name="ce26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8-20" calcext:value-type="date">
            <text:p>20.08.2020</text:p>
          </table:table-cell>
          <table:table-cell table:style-name="ce259" office:value-type="string" calcext:value-type="string">
            <text:p>motorcu boya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0]/[.G7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8-22" calcext:value-type="date">
            <text:p>22.08.2020</text:p>
          </table:table-cell>
          <table:table-cell table:style-name="ce259" office:value-type="string" calcext:value-type="string">
            <text:p>motorcu hela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1]/[.G71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8-24" calcext:value-type="date">
            <text:p>24.08.2020</text:p>
          </table:table-cell>
          <table:table-cell table:style-name="ce259" office:value-type="string" calcext:value-type="string">
            <text:p>motorcu kapı</text:p>
          </table:table-cell>
          <table:table-cell table:style-name="ce261"/>
          <table:table-cell/>
          <table:table-cell table:style-name="ce261" office:value-type="float" office:value="-2000" calcext:value-type="float">
            <text:p>-2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2]/[.G72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Alçıpan demir işleri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3]/[.G7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camcı</text:p>
          </table:table-cell>
          <table:table-cell table:style-name="ce261"/>
          <table:table-cell/>
          <table:table-cell table:style-name="ce261" office:value-type="float" office:value="-750" calcext:value-type="float">
            <text:p>-7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4]/[.G7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motorcu arka duvar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5]/[.G75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7" office:value-type="date" office:date-value="2020-09-02" calcext:value-type="date">
            <text:p>02.09.2020</text:p>
          </table:table-cell>
          <table:table-cell table:style-name="ce259" office:value-type="string" calcext:value-type="string">
            <text:p>motorcu elektrik</text:p>
          </table:table-cell>
          <table:table-cell table:style-name="ce261"/>
          <table:table-cell/>
          <table:table-cell table:style-name="ce261" office:value-type="float" office:value="-750" calcext:value-type="float">
            <text:p>-7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6]/[.G76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6" table:formula="of:=SUM([.F70:.F76])" office:value-type="float" office:value="-5500" calcext:value-type="float">
            <text:p>-5.500,00</text:p>
          </table:table-cell>
          <table:table-cell table:style-name="ce261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9" office:value-type="string" calcext:value-type="string">
            <text:p>Toz Dolgu</text:p>
          </table:table-cell>
          <table:table-cell table:style-name="ce261"/>
          <table:table-cell/>
          <table:table-cell table:style-name="ce261" office:value-type="float" office:value="-250" calcext:value-type="float">
            <text:p>-2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79]/[.G79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nakliye</text:p>
          </table:table-cell>
          <table:table-cell table:style-name="ce261"/>
          <table:table-cell/>
          <table:table-cell table:style-name="ce261" office:value-type="float" office:value="-600" calcext:value-type="float">
            <text:p>-6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0]/[.G8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demontaj özer vinç</text:p>
          </table:table-cell>
          <table:table-cell table:style-name="ce261"/>
          <table:table-cell/>
          <table:table-cell table:style-name="ce261" office:value-type="float" office:value="-1300" calcext:value-type="float">
            <text:p>-1.3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1]/[.G81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hela altyapı </text:p>
          </table:table-cell>
          <table:table-cell table:style-name="ce261"/>
          <table:table-cell/>
          <table:table-cell table:style-name="ce261" office:value-type="float" office:value="-1000" calcext:value-type="float">
            <text:p>-1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2]/[.G82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ayakları kırım <text:s/>kepçeci</text:p>
          </table:table-cell>
          <table:table-cell table:style-name="ce261"/>
          <table:table-cell/>
          <table:table-cell table:style-name="ce261" office:value-type="float" office:value="-4100" calcext:value-type="float">
            <text:p>-4.1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3]/[.G83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vinç demontaj işçilik</text:p>
          </table:table-cell>
          <table:table-cell table:style-name="ce261"/>
          <table:table-cell/>
          <table:table-cell table:style-name="ce261" office:value-type="float" office:value="-750" calcext:value-type="float">
            <text:p>-75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4]/[.G8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9" office:value-type="string" calcext:value-type="string">
            <text:p>yemek</text:p>
          </table:table-cell>
          <table:table-cell table:style-name="ce261"/>
          <table:table-cell/>
          <table:table-cell table:style-name="ce261" office:value-type="float" office:value="-300" calcext:value-type="float">
            <text:p>-3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5]/[.G85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1" office:value-type="string" calcext:value-type="string">
            <text:p>helikopter beton işçiliği 6*300</text:p>
          </table:table-cell>
          <table:table-cell table:style-name="ce261"/>
          <table:table-cell/>
          <table:table-cell table:style-name="ce261" office:value-type="float" office:value="-1800" calcext:value-type="float">
            <text:p>-1.8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6]/[.G86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1" office:value-type="string" calcext:value-type="string">
            <text:p>beton santralı 36 m3*170</text:p>
          </table:table-cell>
          <table:table-cell table:style-name="ce261"/>
          <table:table-cell/>
          <table:table-cell table:style-name="ce261" office:value-type="float" office:value="-6120" calcext:value-type="float">
            <text:p>-6.12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7]/[.G87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1" office:value-type="string" calcext:value-type="string">
            <text:p>ön beton (işçilik + beton)</text:p>
          </table:table-cell>
          <table:table-cell table:style-name="ce261"/>
          <table:table-cell/>
          <table:table-cell table:style-name="ce261" office:value-type="float" office:value="-5000" calcext:value-type="float">
            <text:p>-5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88]/[.G88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6" table:formula="of:=SUM([.F79:.F88])" office:value-type="float" office:value="-21220" calcext:value-type="float">
            <text:p>-21.220,00</text:p>
          </table:table-cell>
          <table:table-cell table:style-name="ce261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9" office:value-type="string" calcext:value-type="string">
            <text:p>600 m2 Taban kırım beton</text:p>
          </table:table-cell>
          <table:table-cell/>
          <table:table-cell table:style-name="ce261"/>
          <table:table-cell table:style-name="ce261" office:value-type="float" office:value="-35000" calcext:value-type="float">
            <text:p>-35.000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91]/[.G91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261"/>
          <table:table-cell office:value-type="float" office:value="-3885" calcext:value-type="float">
            <text:p>-3.885,00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92]/[.G92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9" office:value-type="string" calcext:value-type="string">
            <text:p>tedaş <text:s text:c="3"/></text:p>
          </table:table-cell>
          <table:table-cell table:style-name="ce259" office:value-type="string" calcext:value-type="string">
            <text:p>dursun durmş</text:p>
          </table:table-cell>
          <table:table-cell table:style-name="ce261"/>
          <table:table-cell office:value-type="float" office:value="-4194.224" calcext:value-type="float">
            <text:p>-4.194,22</text:p>
          </table:table-cell>
          <table:table-cell table:style-name="ce261" office:value-type="float" office:value="7.01" calcext:value-type="float">
            <text:p>7,01</text:p>
          </table:table-cell>
          <table:table-cell table:formula="of:=[.F93]/[.G93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82" table:formula="of:=SUM([.F91:.F93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020 TOPLAM</text:p>
          </table:table-cell>
          <table:table-cell table:style-name="ce282" table:formula="of:=[.F94]+[.F89]+[.F77]+[.F68]+[.F62]" office:value-type="float" office:value="-76896.294" calcext:value-type="float">
            <text:p>-76896,29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28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82" office:value-type="float" office:value="2021" calcext:value-type="float">
            <text:p>2021</text:p>
          </table:table-cell>
          <table:table-cell table:number-columns-repeated="4"/>
          <table:table-cell table:style-name="ce26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1-30" calcext:value-type="date">
            <text:p>30.01.2021</text:p>
          </table:table-cell>
          <table:table-cell table:style-name="ce259" office:value-type="string" calcext:value-type="string">
            <text:p>Elektrik 1-2021</text:p>
          </table:table-cell>
          <table:table-cell table:number-columns-repeated="2"/>
          <table:table-cell table:style-name="ce261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2-28" calcext:value-type="date">
            <text:p>28.02.2021</text:p>
          </table:table-cell>
          <table:table-cell table:style-name="ce259" office:value-type="string" calcext:value-type="string">
            <text:p>Elektrik 2-2021</text:p>
          </table:table-cell>
          <table:table-cell table:number-columns-repeated="2"/>
          <table:table-cell table:style-name="ce261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2-30" calcext:value-type="date">
            <text:p>30.12.2021</text:p>
          </table:table-cell>
          <table:table-cell table:style-name="ce259" office:value-type="string" calcext:value-type="string">
            <text:p>Elektrik 3-2021</text:p>
          </table:table-cell>
          <table:table-cell table:style-name="ce261"/>
          <table:table-cell/>
          <table:table-cell table:style-name="ce26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259" office:value-type="string" calcext:value-type="string">
            <text:p>Elektrik 4-2021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4-30" calcext:value-type="date">
            <text:p>30.04.2021</text:p>
          </table:table-cell>
          <table:table-cell table:style-name="ce259" office:value-type="string" calcext:value-type="string">
            <text:p>Elektrik 5-2021</text:p>
          </table:table-cell>
          <table:table-cell table:number-columns-repeated="2"/>
          <table:table-cell table:style-name="ce261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5-30" calcext:value-type="date">
            <text:p>30.05.2021</text:p>
          </table:table-cell>
          <table:table-cell table:style-name="ce259" office:value-type="string" calcext:value-type="string">
            <text:p>Elektrik 6–2021</text:p>
          </table:table-cell>
          <table:table-cell table:style-name="ce261"/>
          <table:table-cell/>
          <table:table-cell table:style-name="ce261" office:value-type="float" office:value="-8.55" calcext:value-type="float">
            <text:p>-8,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Bina Vergisi 1</text:p>
          </table:table-cell>
          <table:table-cell table:style-name="ce261"/>
          <table:table-cell/>
          <table:table-cell table:style-name="ce261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Kültür Vergisi 1</text:p>
          </table:table-cell>
          <table:table-cell table:number-columns-repeated="2"/>
          <table:table-cell table:style-name="ce261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6-30" calcext:value-type="date">
            <text:p>30.06.2021</text:p>
          </table:table-cell>
          <table:table-cell table:style-name="ce259" office:value-type="string" calcext:value-type="string">
            <text:p>Elektrik 7–2021</text:p>
          </table:table-cell>
          <table:table-cell table:style-name="ce277"/>
          <table:table-cell/>
          <table:table-cell table:style-name="ce261" office:value-type="float" office:value="-21.85" calcext:value-type="float">
            <text:p>-21,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7-30" calcext:value-type="date">
            <text:p>30.07.2021</text:p>
          </table:table-cell>
          <table:table-cell table:style-name="ce259" office:value-type="string" calcext:value-type="string">
            <text:p>Elektrik 8-2021</text:p>
          </table:table-cell>
          <table:table-cell table:style-name="ce277"/>
          <table:table-cell/>
          <table:table-cell table:style-name="ce261" office:value-type="float" office:value="-5" calcext:value-type="float">
            <text:p>-5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8-30" calcext:value-type="date">
            <text:p>30.08.2021</text:p>
          </table:table-cell>
          <table:table-cell table:style-name="ce259" office:value-type="string" calcext:value-type="string">
            <text:p>Elektrik 9-2021</text:p>
          </table:table-cell>
          <table:table-cell table:style-name="ce261"/>
          <table:table-cell/>
          <table:table-cell table:style-name="ce261" office:value-type="float" office:value="-8" calcext:value-type="float">
            <text:p>-8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9-30" calcext:value-type="date">
            <text:p>30.09.2021</text:p>
          </table:table-cell>
          <table:table-cell table:style-name="ce259" office:value-type="string" calcext:value-type="string">
            <text:p>Elektrik 10-2021</text:p>
          </table:table-cell>
          <table:table-cell table:style-name="ce261"/>
          <table:table-cell/>
          <table:table-cell table:style-name="ce261" office:value-type="float" office:value="-20" calcext:value-type="float">
            <text:p>-20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30" calcext:value-type="date">
            <text:p>30.10.2021</text:p>
          </table:table-cell>
          <table:table-cell table:style-name="ce259" office:value-type="string" calcext:value-type="string">
            <text:p>Elektrik 11-2021</text:p>
          </table:table-cell>
          <table:table-cell table:style-name="ce261"/>
          <table:table-cell/>
          <table:table-cell table:style-name="ce261" office:value-type="float" office:value="-26" calcext:value-type="float">
            <text:p>-26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vergi fark</text:p>
          </table:table-cell>
          <table:table-cell table:style-name="ce261"/>
          <table:table-cell/>
          <table:table-cell table:style-name="ce261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Bina Vergisi 2</text:p>
          </table:table-cell>
          <table:table-cell table:number-columns-repeated="2"/>
          <table:table-cell table:style-name="ce261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0-14" calcext:value-type="date">
            <text:p>14.10.2021</text:p>
          </table:table-cell>
          <table:table-cell table:style-name="ce259" office:value-type="string" calcext:value-type="string">
            <text:p>Kültür Vergisi 2</text:p>
          </table:table-cell>
          <table:table-cell table:number-columns-repeated="2"/>
          <table:table-cell table:style-name="ce261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12-30" calcext:value-type="date">
            <text:p>30.12.2021</text:p>
          </table:table-cell>
          <table:table-cell table:style-name="ce259" office:value-type="string" calcext:value-type="string">
            <text:p>Elektrik 12-2021</text:p>
          </table:table-cell>
          <table:table-cell table:style-name="ce261"/>
          <table:table-cell/>
          <table:table-cell table:style-name="ce261" office:value-type="float" office:value="-142" calcext:value-type="float">
            <text:p>-142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/>
          <table:table-cell table:style-name="ce259" office:value-type="string" calcext:value-type="string">
            <text:p>yıkama elektrik abone bedeli</text:p>
          </table:table-cell>
          <table:table-cell table:style-name="ce261"/>
          <table:table-cell/>
          <table:table-cell table:style-name="ce261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6"/>
          <table:table-cell table:style-name="ce259"/>
          <table:table-cell table:style-name="ce261"/>
          <table:table-cell/>
          <table:table-cell table:style-name="ce280" table:formula="of:=SUM([.F100:.F117])" office:value-type="float" office:value="-4179.31" calcext:value-type="float">
            <text:p>-4.179,3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6"/>
          <table:table-cell table:style-name="ce259"/>
          <table:table-cell table:style-name="ce261"/>
          <table:table-cell/>
          <table:table-cell table:style-name="ce26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59"/>
          <table:table-cell table:style-name="ce289"/>
          <table:table-cell table:style-name="ce261"/>
          <table:table-cell/>
          <table:table-cell table:style-name="ce26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261" office:value-type="string" calcext:value-type="string">
            <text:p>Alçıpan 26*2,5=65 m2 * 35 TL işçilik</text:p>
          </table:table-cell>
          <table:table-cell table:style-name="ce261"/>
          <table:table-cell/>
          <table:table-cell table:style-name="ce274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9"/>
          <table:table-cell table:style-name="ce261" office:value-type="string" calcext:value-type="string">
            <text:p>Alçıpan 22 ad*29 tl</text:p>
          </table:table-cell>
          <table:table-cell table:style-name="ce261"/>
          <table:table-cell/>
          <table:table-cell table:style-name="ce274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vida</text:p>
          </table:table-cell>
          <table:table-cell table:style-name="ce261"/>
          <table:table-cell/>
          <table:table-cell table:style-name="ce261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Cam 6 mm 10 m2*360 tl </text:p>
          </table:table-cell>
          <table:table-cell table:style-name="ce261"/>
          <table:table-cell/>
          <table:table-cell table:style-name="ce261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cam işçiliği silikon</text:p>
          </table:table-cell>
          <table:table-cell table:style-name="ce261"/>
          <table:table-cell/>
          <table:table-cell table:style-name="ce261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tuğla işçilik 24m * 2,25 =54 m2 * 15 tl</text:p>
          </table:table-cell>
          <table:table-cell table:style-name="ce261"/>
          <table:table-cell/>
          <table:table-cell table:style-name="ce261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tuğla </text:p>
          </table:table-cell>
          <table:table-cell table:style-name="ce261"/>
          <table:table-cell/>
          <table:table-cell table:style-name="ce261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7"/>
          <table:table-cell table:style-name="ce259" office:value-type="string" calcext:value-type="string">
            <text:p>sıva işçilik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1" office:value-type="string" calcext:value-type="string">
            <text:p>kum çimento kireç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9"/>
          <table:table-cell table:style-name="ce261" office:value-type="string" calcext:value-type="string">
            <text:p>kapı demir malzeme</text:p>
          </table:table-cell>
          <table:table-cell table:style-name="ce261"/>
          <table:table-cell/>
          <table:table-cell table:style-name="ce261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9"/>
          <table:table-cell table:style-name="ce261" office:value-type="string" calcext:value-type="string">
            <text:p>kapı işçilik</text:p>
          </table:table-cell>
          <table:table-cell table:style-name="ce261"/>
          <table:table-cell/>
          <table:table-cell table:style-name="ce261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259"/>
          <table:table-cell table:style-name="ce261" table:number-columns-repeated="2"/>
          <table:table-cell/>
          <table:table-cell table:style-name="ce280" table:formula="of:=SUM([.F121:.F131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259"/>
          <table:table-cell table:style-name="ce261" table:number-columns-repeated="2"/>
          <table:table-cell/>
          <table:table-cell table:style-name="ce261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261" office:value-type="string" calcext:value-type="string">
            <text:p>Alçıpan 26*2,5=65 m2 * 35 TL işçilik</text:p>
          </table:table-cell>
          <table:table-cell table:style-name="ce261"/>
          <table:table-cell/>
          <table:table-cell table:style-name="ce274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9"/>
          <table:table-cell table:style-name="ce261" office:value-type="string" calcext:value-type="string">
            <text:p>Alçıpan 22 ad*29 tl</text:p>
          </table:table-cell>
          <table:table-cell table:style-name="ce261"/>
          <table:table-cell/>
          <table:table-cell table:style-name="ce274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vida</text:p>
          </table:table-cell>
          <table:table-cell table:style-name="ce261"/>
          <table:table-cell/>
          <table:table-cell table:style-name="ce261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Cam 6 mm 12 m2*360 tl </text:p>
          </table:table-cell>
          <table:table-cell table:style-name="ce261"/>
          <table:table-cell/>
          <table:table-cell table:style-name="ce261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cam işçiliği silikon</text:p>
          </table:table-cell>
          <table:table-cell table:style-name="ce261"/>
          <table:table-cell/>
          <table:table-cell table:style-name="ce261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tuğla işçilik 24m * 2,25 =54 m2 * 15 tl</text:p>
          </table:table-cell>
          <table:table-cell table:style-name="ce261"/>
          <table:table-cell/>
          <table:table-cell table:style-name="ce261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tuğla </text:p>
          </table:table-cell>
          <table:table-cell table:style-name="ce261"/>
          <table:table-cell/>
          <table:table-cell table:style-name="ce261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7"/>
          <table:table-cell table:style-name="ce259" office:value-type="string" calcext:value-type="string">
            <text:p>sıva işçilik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1" office:value-type="string" calcext:value-type="string">
            <text:p>kum çimento kireç</text:p>
          </table:table-cell>
          <table:table-cell table:style-name="ce261"/>
          <table:table-cell/>
          <table:table-cell table:style-name="ce261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9"/>
          <table:table-cell table:style-name="ce261" office:value-type="string" calcext:value-type="string">
            <text:p>kapı işçilik</text:p>
          </table:table-cell>
          <table:table-cell table:style-name="ce261"/>
          <table:table-cell/>
          <table:table-cell table:style-name="ce261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6" table:formula="of:=SUM([.F135:.F144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5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021 TOPLAM</text:p>
          </table:table-cell>
          <table:table-cell table:style-name="ce282" table:formula="of:=[.F145]+[.F132]+[.F118]" office:value-type="float" office:value="-32069.31" calcext:value-type="float">
            <text:p>-32069,3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61" table:number-columns-repeated="2"/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1-30" calcext:value-type="date">
            <text:p>30.01.2022</text:p>
          </table:table-cell>
          <table:table-cell table:style-name="ce259" office:value-type="string" calcext:value-type="string">
            <text:p>Elektrik 1-2022</text:p>
          </table:table-cell>
          <table:table-cell table:number-columns-repeated="2"/>
          <table:table-cell office:value-type="float" office:value="-152.91" calcext:value-type="float">
            <text:p>-1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2-28" calcext:value-type="date">
            <text:p>28.02.2022</text:p>
          </table:table-cell>
          <table:table-cell table:style-name="ce259" office:value-type="string" calcext:value-type="string">
            <text:p>Elektrik 2-2022</text:p>
          </table:table-cell>
          <table:table-cell table:number-columns-repeated="2"/>
          <table:table-cell office:value-type="float" office:value="-145.63" calcext:value-type="float">
            <text:p>-1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259" office:value-type="string" calcext:value-type="string">
            <text:p>Elektrik 3-2022</text:p>
          </table:table-cell>
          <table:table-cell table:number-columns-repeated="2"/>
          <table:table-cell office:value-type="float" office:value="-54.79" calcext:value-type="float">
            <text:p>-5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3-30" calcext:value-type="date">
            <text:p>30.03.2022</text:p>
          </table:table-cell>
          <table:table-cell table:style-name="ce259" office:value-type="string" calcext:value-type="string">
            <text:p>Elektrik 4-2022</text:p>
          </table:table-cell>
          <table:table-cell table:number-columns-repeated="2"/>
          <table:table-cell office:value-type="float" office:value="-63.01" calcext:value-type="float">
            <text:p>-63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4-30" calcext:value-type="date">
            <text:p>30.04.2022</text:p>
          </table:table-cell>
          <table:table-cell table:style-name="ce259" office:value-type="string" calcext:value-type="string">
            <text:p>Elektrik 5-2022</text:p>
          </table:table-cell>
          <table:table-cell table:number-columns-repeated="2"/>
          <table:table-cell office:value-type="float" office:value="-78.08" calcext:value-type="float">
            <text:p>-7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5-30" calcext:value-type="date">
            <text:p>30.05.2022</text:p>
          </table:table-cell>
          <table:table-cell table:style-name="ce259" office:value-type="string" calcext:value-type="string">
            <text:p>Elektrik 6–2022</text:p>
          </table:table-cell>
          <table:table-cell table:number-columns-repeated="2"/>
          <table:table-cell office:value-type="float" office:value="-65.75" calcext:value-type="float">
            <text:p>-65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Bina Vergisi 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Kültür Vergisi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6-30" calcext:value-type="date">
            <text:p>30.06.2022</text:p>
          </table:table-cell>
          <table:table-cell table:style-name="ce259" office:value-type="string" calcext:value-type="string">
            <text:p>Elektrik 7–2022</text:p>
          </table:table-cell>
          <table:table-cell table:number-columns-repeated="2"/>
          <table:table-cell office:value-type="float" office:value="-82.18" calcext:value-type="float">
            <text:p>-8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7-30" calcext:value-type="date">
            <text:p>30.07.2022</text:p>
          </table:table-cell>
          <table:table-cell table:style-name="ce259" office:value-type="string" calcext:value-type="string">
            <text:p>Elektrik 8-2022</text:p>
          </table:table-cell>
          <table:table-cell table:number-columns-repeated="2"/>
          <table:table-cell office:value-type="float" office:value="-48.8" calcext:value-type="float">
            <text:p>-48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Elektrik 9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9-30" calcext:value-type="date">
            <text:p>30.09.2022</text:p>
          </table:table-cell>
          <table:table-cell table:style-name="ce259" office:value-type="string" calcext:value-type="string">
            <text:p>Elektrik 10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30" calcext:value-type="date">
            <text:p>30.10.2022</text:p>
          </table:table-cell>
          <table:table-cell table:style-name="ce259" office:value-type="string" calcext:value-type="string">
            <text:p>Elektrik 11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vergi f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Bina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0-14" calcext:value-type="date">
            <text:p>14.10.2022</text:p>
          </table:table-cell>
          <table:table-cell table:style-name="ce259" office:value-type="string" calcext:value-type="string">
            <text:p>Kültür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259" office:value-type="string" calcext:value-type="string">
            <text:p>Elektrik 12-202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366" table:formula="of:=SUM([.F151:.F168])" office:value-type="float" office:value="-691.15" calcext:value-type="float">
            <text:p>-691,15</text:p>
          </table:table-cell>
          <table:table-cell table:number-columns-repeated="4"/>
        </table:table-row>
        <table:table-row table:style-name="ro1" table:number-rows-repeated="10484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33" table:number-columns-repeated="2" table:default-cell-style-name="Default"/>
        <table:table-column table:style-name="co60" table:default-cell-style-name="Default"/>
        <table:table-column table:style-name="co61" table:default-cell-style-name="ce302"/>
        <table:table-column table:style-name="co62" table:default-cell-style-name="Default"/>
        <table:table-column table:style-name="co53" table:default-cell-style-name="Default"/>
        <table:table-column table:style-name="co53" table:default-cell-style-name="ce245"/>
        <table:table-column table:style-name="co60" table:default-cell-style-name="Default"/>
        <table:table-column table:style-name="co61" table:default-cell-style-name="ce302"/>
        <table:table-column table:style-name="co63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53" table:default-cell-style-name="ce245"/>
        <table:table-column table:style-name="co64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374"/>
          <table:table-cell table:number-columns-repeated="5"/>
          <table:table-cell table:style-name="ce243"/>
          <table:table-cell table:number-columns-repeated="2"/>
          <table:table-cell table:style-name="ce374" table:number-columns-repeated="2"/>
          <table:table-cell table:style-name="ce258" office:value-type="string" calcext:value-type="string">
            <text:p>Doğuş kapanışta nazanın toplam borcu 126.714,21 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246" office:value-type="string" calcext:value-type="string">
            <text:p>hacı</text:p>
          </table:table-cell>
          <table:table-cell/>
          <table:table-cell table:style-name="ce243" office:value-type="string" calcext:value-type="string">
            <text:p>nazan</text:p>
          </table:table-cell>
          <table:table-cell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number-columns-repeated="2"/>
          <table:table-cell table:style-name="ce246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LİR</text:p>
          </table:table-cell>
          <table:table-cell/>
          <table:table-cell table:style-name="ce24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246" office:value-type="string" calcext:value-type="string">
            <text:p>bakiye</text:p>
          </table:table-cell>
          <table:table-cell/>
          <table:table-cell table:style-name="ce24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number-columns-repeated="2"/>
          <table:table-cell table:style-name="ce246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9" office:value-type="string" calcext:value-type="string">
            <text:p>TL</text:p>
          </table:table-cell>
          <table:table-cell/>
          <table:table-cell table:style-name="ce24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246" office:value-type="string" calcext:value-type="string">
            <text:p>USD</text:p>
          </table:table-cell>
          <table:table-cell/>
          <table:table-cell table:style-name="ce24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USDTRY</text:p>
          </table:table-cell>
          <table:table-cell office:value-type="string" calcext:value-type="string">
            <text:p>USD</text:p>
          </table:table-cell>
          <table:table-cell table:style-name="ce246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number-columns-repeated="4"/>
          <table:table-cell table:style-name="Default"/>
          <table:table-cell/>
          <table:table-cell table:style-name="ce253" table:formula="of:=[.N7]*-1" office:value-type="currency" office:currency="TRY" office:value="-126714.209966465" calcext:value-type="currency">
            <text:p>-₺126.714,21</text:p>
          </table:table-cell>
        </table:table-row>
        <table:table-row table:style-name="ro1">
          <table:table-cell/>
          <table:table-cell table:style-name="ce349" office:value-type="string" calcext:value-type="string">
            <text:p>1203m2 arsa</text:p>
          </table:table-cell>
          <table:table-cell table:style-name="ce345" office:value-type="currency" office:currency="TRY" office:value="450000" calcext:value-type="currency">
            <text:p>₺450.000,00</text:p>
          </table:table-cell>
          <table:table-cell/>
          <table:table-cell table:style-name="ce244" office:value-type="percentage" office:value="0.5" calcext:value-type="percentage">
            <text:p>%50,00</text:p>
          </table:table-cell>
          <table:table-cell table:number-columns-repeated="2"/>
          <table:table-cell table:style-name="ce247" office:value-type="currency" office:currency="USD" office:value="225000" calcext:value-type="currency">
            <text:p>$225.000,00</text:p>
          </table:table-cell>
          <table:table-cell/>
          <table:table-cell table:style-name="ce244" office:value-type="percentage" office:value="0.5" calcext:value-type="percentage">
            <text:p>%50,00</text:p>
          </table:table-cell>
          <table:table-cell table:number-columns-repeated="2"/>
          <table:table-cell table:style-name="ce254"/>
          <table:table-cell table:style-name="ce251" office:value-type="string" calcext:value-type="string">
            <text:p>doğuş kapanış</text:p>
          </table:table-cell>
          <table:table-cell table:style-name="ce247" office:value-type="currency" office:currency="USD" office:value="225000" calcext:value-type="currency">
            <text:p>$225.000,00</text:p>
          </table:table-cell>
          <table:table-cell table:number-columns-repeated="2"/>
        </table:table-row>
        <table:table-row table:style-name="ro1">
          <table:table-cell table:style-name="ce282" office:value-type="float" office:value="2018" calcext:value-type="float">
            <text:p>2018</text:p>
          </table:table-cell>
          <table:table-cell table:style-name="ce282"/>
          <table:table-cell table:number-columns-repeated="2"/>
          <table:table-cell table:style-name="ce244" table:formula="of:=[.H6]/[.$C$6]" office:value-type="percentage" office:value="0.5" calcext:value-type="percentage">
            <text:p>%50,00</text:p>
          </table:table-cell>
          <table:table-cell table:number-columns-repeated="2"/>
          <table:table-cell table:style-name="ce248" table:formula="of:=[.H6]+[.N7]" office:value-type="currency" office:currency="USD" office:value="351714.209966465" calcext:value-type="currency">
            <text:p>$351.714,21</text:p>
          </table:table-cell>
          <table:table-cell/>
          <table:table-cell table:style-name="ce244" table:formula="of:=[.O7]/[.$C$6]" office:value-type="percentage" office:value="0.218412866741189" calcext:value-type="percentage">
            <text:p>%21,84</text:p>
          </table:table-cell>
          <table:table-cell table:number-columns-repeated="2"/>
          <table:table-cell table:style-name="ce254"/>
          <table:table-cell table:style-name="ce252" table:formula="of:=['file:///media/m/depo_ssd/aa/hes2020/Account/2022/22dgs.ods'#$DgsNzn2.F16]" office:value-type="currency" office:currency="USD" office:value="126714.209966465" calcext:value-type="currency">
            <text:p>$126.714,21</text:p>
          </table:table-cell>
          <table:table-cell table:style-name="ce248" table:formula="of:=[.O6]-[.N7]" office:value-type="currency" office:currency="USD" office:value="98285.7900335349" calcext:value-type="currency">
            <text:p>$98.285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18-10-30" calcext:value-type="date">
            <text:p>30.10.2018</text:p>
          </table:table-cell>
          <table:table-cell table:style-name="ce345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244" table:formula="of:=[.H7]/[.$C$6]" office:value-type="percentage" office:value="0.781587133258811" calcext:value-type="percentage">
            <text:p>%78,16</text:p>
          </table:table-cell>
          <table:table-cell table:style-name="ce374" table:formula="of:=[.E8]*[.C8]" office:value-type="currency" office:currency="TRY" office:value="16413.329798435" calcext:value-type="currency">
            <text:p>₺16.413,33</text:p>
          </table:table-cell>
          <table:table-cell table:style-name="ce374" table:formula="of:=[.G7]+[.F8]" office:value-type="currency" office:currency="TRY" office:value="16413.329798435" calcext:value-type="currency">
            <text:p>₺16.413,33</text:p>
          </table:table-cell>
          <table:table-cell table:style-name="ce249" table:formula="of:=[.H7]-[.N8]" office:value-type="currency" office:currency="TRY" office:value="350883.291451689" calcext:value-type="currency">
            <text:p>₺350.883,29</text:p>
          </table:table-cell>
          <table:table-cell/>
          <table:table-cell table:style-name="ce244" table:formula="of:=[.O7]/[.$C$6]" office:value-type="percentage" office:value="0.218412866741189" calcext:value-type="percentage">
            <text:p>%21,84</text:p>
          </table:table-cell>
          <table:table-cell table:style-name="ce374" table:formula="of:=[.J8]*[.C8]" office:value-type="currency" office:currency="TRY" office:value="4586.67020156496" calcext:value-type="currency">
            <text:p>₺4.586,67</text:p>
          </table:table-cell>
          <table:table-cell table:style-name="ce374" table:formula="of:=[.L7]+[.K8]" office:value-type="currency" office:currency="TRY" office:value="4586.67020156496" calcext:value-type="currency">
            <text:p>₺4.586,67</text:p>
          </table:table-cell>
          <table:table-cell office:value-type="float" office:value="5.52" calcext:value-type="float">
            <text:p>5,52</text:p>
          </table:table-cell>
          <table:table-cell table:style-name="ce374" table:formula="of:=[.K8]/[.M8]" office:value-type="currency" office:currency="TRY" office:value="830.918514776261" calcext:value-type="currency">
            <text:p>₺830,92</text:p>
          </table:table-cell>
          <table:table-cell table:style-name="ce248" table:formula="of:=[.O7]+[.N8]" office:value-type="currency" office:currency="USD" office:value="99116.7085483111" calcext:value-type="currency">
            <text:p>$99.116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77" office:value-type="date" office:date-value="2018-10-30" calcext:value-type="date">
            <text:p>30.10.2018</text:p>
          </table:table-cell>
          <table:table-cell table:style-name="ce330" table:formula="of:=[$GDR.F16]" office:value-type="currency" office:currency="USD" office:value="-2399.42" calcext:value-type="currency">
            <text:p>-$2.399,42</text:p>
          </table:table-cell>
          <table:table-cell table:style-name="ce374"/>
          <table:table-cell table:style-name="ce244" table:formula="of:=[.H8]/[.$C$6]" office:value-type="percentage" office:value="0.77974064767042" calcext:value-type="percentage">
            <text:p>%77,97</text:p>
          </table:table-cell>
          <table:table-cell table:style-name="ce374" table:formula="of:=[.E9]*[.C9]" office:value-type="currency" office:currency="TRY" office:value="-1870.92530483336" calcext:value-type="currency">
            <text:p>-₺1.870,93</text:p>
          </table:table-cell>
          <table:table-cell table:style-name="ce374" table:formula="of:=[.G8]+[.F9]" office:value-type="currency" office:currency="TRY" office:value="14542.4044936017" calcext:value-type="currency">
            <text:p>₺14.542,40</text:p>
          </table:table-cell>
          <table:table-cell table:style-name="ce249" table:formula="of:=[.H8]-[.N9]" office:value-type="currency" office:currency="TRY" office:value="350979.033244292" calcext:value-type="currency">
            <text:p>₺350.979,03</text:p>
          </table:table-cell>
          <table:table-cell table:style-name="ce374"/>
          <table:table-cell table:style-name="ce244" table:formula="of:=[.O8]/[.$C$6]" office:value-type="percentage" office:value="0.22025935232958" calcext:value-type="percentage">
            <text:p>%22,03</text:p>
          </table:table-cell>
          <table:table-cell table:style-name="ce374" table:formula="of:=[.J9]*[.C9]" office:value-type="currency" office:currency="TRY" office:value="-528.494695166642" calcext:value-type="currency">
            <text:p>-₺528,49</text:p>
          </table:table-cell>
          <table:table-cell table:style-name="ce374" table:formula="of:=[.L8]+[.K9]" office:value-type="currency" office:currency="TRY" office:value="4058.17550639832" calcext:value-type="currency">
            <text:p>₺4.058,18</text:p>
          </table:table-cell>
          <table:table-cell office:value-type="float" office:value="5.52" calcext:value-type="float">
            <text:p>5,52</text:p>
          </table:table-cell>
          <table:table-cell table:style-name="ce374" table:formula="of:=[.K9]/[.M9]" office:value-type="currency" office:currency="TRY" office:value="-95.7417926026525" calcext:value-type="currency">
            <text:p>-₺95,74</text:p>
          </table:table-cell>
          <table:table-cell table:style-name="ce248" table:formula="of:=[.O8]+[.N9]" office:value-type="currency" office:currency="USD" office:value="99020.9667557085" calcext:value-type="currency">
            <text:p>$99.020,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5"/>
          <table:table-cell table:style-name="ce374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/>
          <table:table-cell table:style-name="ce288" table:formula="of:=[.L9]+[.G9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2" office:value-type="float" office:value="2019" calcext:value-type="float">
            <text:p>2019</text:p>
          </table:table-cell>
          <table:table-cell table:style-name="ce282"/>
          <table:table-cell table:number-columns-repeated="2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 table:number-columns-repeated="7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7" office:value-type="date" office:date-value="2019-11-12" calcext:value-type="date">
            <text:p>12.11.2019</text:p>
          </table:table-cell>
          <table:table-cell table:style-name="ce345" table:formula="of:=[$GLR.F8]+[$GLR.F9]+[$GLR.F13]" office:value-type="currency" office:currency="TRY" office:value="22500" calcext:value-type="currency">
            <text:p>₺22.500,00</text:p>
          </table:table-cell>
          <table:table-cell/>
          <table:table-cell table:style-name="ce244" table:formula="of:=[.H9]/[.$C$6]" office:value-type="percentage" office:value="0.779953407209537" calcext:value-type="percentage">
            <text:p>%78,00</text:p>
          </table:table-cell>
          <table:table-cell table:style-name="ce374" table:formula="of:=[.E12]*[.C12]" office:value-type="currency" office:currency="TRY" office:value="17548.9516622146" calcext:value-type="currency">
            <text:p>₺17.548,95</text:p>
          </table:table-cell>
          <table:table-cell table:style-name="ce374" table:formula="of:=[.G9]+[.F12]" office:value-type="currency" office:currency="TRY" office:value="32091.3561558163" calcext:value-type="currency">
            <text:p>₺32.091,36</text:p>
          </table:table-cell>
          <table:table-cell table:style-name="ce249" table:formula="of:=[.H9]-[.N12]" office:value-type="currency" office:currency="TRY" office:value="350114.975942758" calcext:value-type="currency">
            <text:p>₺350.114,98</text:p>
          </table:table-cell>
          <table:table-cell/>
          <table:table-cell table:style-name="ce244" table:formula="of:=[.O9]/[.$C$6]" office:value-type="percentage" office:value="0.220046592790463" calcext:value-type="percentage">
            <text:p>%22,00</text:p>
          </table:table-cell>
          <table:table-cell table:style-name="ce374" table:formula="of:=[.J12]*[.C12]" office:value-type="currency" office:currency="TRY" office:value="4951.04833778542" calcext:value-type="currency">
            <text:p>₺4.951,05</text:p>
          </table:table-cell>
          <table:table-cell table:style-name="ce374" table:formula="of:=[.L9]+[.K12]" office:value-type="currency" office:currency="TRY" office:value="9009.22384418374" calcext:value-type="currency">
            <text:p>₺9.009,22</text:p>
          </table:table-cell>
          <table:table-cell office:value-type="float" office:value="5.73" calcext:value-type="float">
            <text:p>5,73</text:p>
          </table:table-cell>
          <table:table-cell table:style-name="ce374" table:formula="of:=[.K12]/[.M12]" office:value-type="currency" office:currency="TRY" office:value="864.057301533233" calcext:value-type="currency">
            <text:p>₺864,06</text:p>
          </table:table-cell>
          <table:table-cell table:style-name="ce248" table:formula="of:=[.O9]+[.N12]" office:value-type="currency" office:currency="USD" office:value="99885.0240572417" calcext:value-type="currency">
            <text:p>$99.885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7" office:value-type="date" office:date-value="2019-11-30" calcext:value-type="date">
            <text:p>30.11.2019</text:p>
          </table:table-cell>
          <table:table-cell table:style-name="ce345" table:formula="of:=[$GLR.F12]" office:value-type="currency" office:currency="TRY" office:value="4000" calcext:value-type="currency">
            <text:p>₺4.000,00</text:p>
          </table:table-cell>
          <table:table-cell/>
          <table:table-cell table:style-name="ce244" table:formula="of:=[.H12]/[.$C$6]" office:value-type="percentage" office:value="0.778033279872796" calcext:value-type="percentage">
            <text:p>%77,80</text:p>
          </table:table-cell>
          <table:table-cell table:style-name="ce374" table:formula="of:=[.E13]*[.C13]" office:value-type="currency" office:currency="TRY" office:value="3112.13311949118" calcext:value-type="currency">
            <text:p>₺3.112,13</text:p>
          </table:table-cell>
          <table:table-cell table:style-name="ce374" table:formula="of:=[.G12]+[.F13]" office:value-type="currency" office:currency="TRY" office:value="35203.4892753074" calcext:value-type="currency">
            <text:p>₺35.203,49</text:p>
          </table:table-cell>
          <table:table-cell table:style-name="ce249" table:formula="of:=[.H12]-[.N13]" office:value-type="currency" office:currency="TRY" office:value="349960.025352792" calcext:value-type="currency">
            <text:p>₺349.960,03</text:p>
          </table:table-cell>
          <table:table-cell/>
          <table:table-cell table:style-name="ce244" table:formula="of:=[.O12]/[.$C$6]" office:value-type="percentage" office:value="0.221966720127204" calcext:value-type="percentage">
            <text:p>%22,20</text:p>
          </table:table-cell>
          <table:table-cell table:style-name="ce374" table:formula="of:=[.J13]*[.C13]" office:value-type="currency" office:currency="TRY" office:value="887.866880508815" calcext:value-type="currency">
            <text:p>₺887,87</text:p>
          </table:table-cell>
          <table:table-cell table:style-name="ce374" table:formula="of:=[.L12]+[.K13]" office:value-type="currency" office:currency="TRY" office:value="9897.09072469256" calcext:value-type="currency">
            <text:p>₺9.897,09</text:p>
          </table:table-cell>
          <table:table-cell office:value-type="float" office:value="5.73" calcext:value-type="float">
            <text:p>5,73</text:p>
          </table:table-cell>
          <table:table-cell table:style-name="ce374" table:formula="of:=[.K13]/[.M13]" office:value-type="currency" office:currency="TRY" office:value="154.950589966634" calcext:value-type="currency">
            <text:p>₺154,95</text:p>
          </table:table-cell>
          <table:table-cell table:style-name="ce248" table:formula="of:=[.O12]+[.N13]" office:value-type="currency" office:currency="USD" office:value="100039.974647208" calcext:value-type="currency">
            <text:p>$100.039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77" office:value-type="date" office:date-value="2019-11-30" calcext:value-type="date">
            <text:p>30.11.2019</text:p>
          </table:table-cell>
          <table:table-cell table:style-name="ce330" table:formula="of:=[$GDR.F33]" office:value-type="currency" office:currency="USD" office:value="-3104.82" calcext:value-type="currency">
            <text:p>-$3.104,82</text:p>
          </table:table-cell>
          <table:table-cell table:style-name="ce374"/>
          <table:table-cell table:style-name="ce244" table:formula="of:=[.H13]/[.$C$6]" office:value-type="percentage" office:value="0.777688945228426" calcext:value-type="percentage">
            <text:p>%77,77</text:p>
          </table:table-cell>
          <table:table-cell table:style-name="ce374" table:formula="of:=[.E14]*[.C14]" office:value-type="currency" office:currency="TRY" office:value="-2414.58419092412" calcext:value-type="currency">
            <text:p>-₺2.414,58</text:p>
          </table:table-cell>
          <table:table-cell table:style-name="ce374" table:formula="of:=[.G13]+[.F14]" office:value-type="currency" office:currency="TRY" office:value="32788.9050843833" calcext:value-type="currency">
            <text:p>₺32.788,91</text:p>
          </table:table-cell>
          <table:table-cell table:style-name="ce249" table:formula="of:=[.H13]-[.N14]" office:value-type="currency" office:currency="TRY" office:value="350080.485354376" calcext:value-type="currency">
            <text:p>₺350.080,49</text:p>
          </table:table-cell>
          <table:table-cell table:style-name="ce374"/>
          <table:table-cell table:style-name="ce244" table:formula="of:=[.O13]/[.$C$6]" office:value-type="percentage" office:value="0.222311054771574" calcext:value-type="percentage">
            <text:p>%22,23</text:p>
          </table:table-cell>
          <table:table-cell table:style-name="ce374" table:formula="of:=[.J14]*[.C14]" office:value-type="currency" office:currency="TRY" office:value="-690.235809075879" calcext:value-type="currency">
            <text:p>-₺690,24</text:p>
          </table:table-cell>
          <table:table-cell table:style-name="ce374" table:formula="of:=[.L13]+[.K14]" office:value-type="currency" office:currency="TRY" office:value="9206.85491561668" calcext:value-type="currency">
            <text:p>₺9.206,85</text:p>
          </table:table-cell>
          <table:table-cell office:value-type="float" office:value="5.73" calcext:value-type="float">
            <text:p>5,73</text:p>
          </table:table-cell>
          <table:table-cell table:style-name="ce374" table:formula="of:=[.K14]/[.M14]" office:value-type="currency" office:currency="TRY" office:value="-120.460001583923" calcext:value-type="currency">
            <text:p>-₺120,46</text:p>
          </table:table-cell>
          <table:table-cell table:style-name="ce248" table:formula="of:=[.O13]+[.N14]" office:value-type="currency" office:currency="USD" office:value="99919.5146456244" calcext:value-type="currency">
            <text:p>$99.919,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74"/>
          <table:table-cell table:style-name="ce244"/>
          <table:table-cell table:number-columns-repeated="4"/>
          <table:table-cell table:style-name="ce244"/>
          <table:table-cell table:style-name="ce374"/>
          <table:table-cell table:style-name="ce288" table:formula="of:=[.L14]+[.G14]" office:value-type="currency" office:currency="TRY" office:value="41995.76" calcext:value-type="currency">
            <text:p>₺41.995,76</text:p>
          </table:table-cell>
          <table:table-cell/>
          <table:table-cell table:style-name="ce374"/>
          <table:table-cell table:style-name="ce248"/>
          <table:table-cell table:number-columns-repeated="2"/>
        </table:table-row>
        <table:table-row table:style-name="ro1">
          <table:table-cell table:style-name="ce282" office:value-type="float" office:value="2020" calcext:value-type="float">
            <text:p>2020</text:p>
          </table:table-cell>
          <table:table-cell table:style-name="ce282"/>
          <table:table-cell table:number-columns-repeated="2"/>
          <table:table-cell table:style-name="ce244"/>
          <table:table-cell table:number-columns-repeated="4"/>
          <table:table-cell table:style-name="ce244"/>
          <table:table-cell table:number-columns-repeated="7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7" office:value-type="date" office:date-value="2020-03-30" calcext:value-type="date">
            <text:p>30.03.2020</text:p>
          </table:table-cell>
          <table:table-cell table:style-name="ce345" table:formula="of:=[$GLR.F18]" office:value-type="currency" office:currency="TRY" office:value="6200" calcext:value-type="currency">
            <text:p>₺6.200,00</text:p>
          </table:table-cell>
          <table:table-cell/>
          <table:table-cell table:style-name="ce244" table:formula="of:=[.H14]/[.$C$6]" office:value-type="percentage" office:value="0.777956634120835" calcext:value-type="percentage">
            <text:p>%77,80</text:p>
          </table:table-cell>
          <table:table-cell table:style-name="ce374" table:formula="of:=[.E17]*[.C17]" office:value-type="currency" office:currency="TRY" office:value="4823.33113154918" calcext:value-type="currency">
            <text:p>₺4.823,33</text:p>
          </table:table-cell>
          <table:table-cell table:style-name="ce374" table:formula="of:=[.G14]+[.F17]" office:value-type="currency" office:currency="TRY" office:value="37612.2362159325" calcext:value-type="currency">
            <text:p>₺37.612,24</text:p>
          </table:table-cell>
          <table:table-cell table:style-name="ce249" table:formula="of:=[.H14]-[.N17]" office:value-type="currency" office:currency="TRY" office:value="349866.384441708" calcext:value-type="currency">
            <text:p>₺349.866,38</text:p>
          </table:table-cell>
          <table:table-cell/>
          <table:table-cell table:style-name="ce244" table:formula="of:=[.O14]/[.$C$6]" office:value-type="percentage" office:value="0.222043365879165" calcext:value-type="percentage">
            <text:p>%22,20</text:p>
          </table:table-cell>
          <table:table-cell table:style-name="ce374" table:formula="of:=[.J17]*[.C17]" office:value-type="currency" office:currency="TRY" office:value="1376.66886845083" calcext:value-type="currency">
            <text:p>₺1.376,67</text:p>
          </table:table-cell>
          <table:table-cell table:style-name="ce374" table:formula="of:=[.L14]+[.K17]" office:value-type="currency" office:currency="TRY" office:value="10583.5237840675" calcext:value-type="currency">
            <text:p>₺10.583,52</text:p>
          </table:table-cell>
          <table:table-cell office:value-type="float" office:value="6.43" calcext:value-type="float">
            <text:p>6,43</text:p>
          </table:table-cell>
          <table:table-cell table:style-name="ce374" table:formula="of:=[.K17]/[.M17]" office:value-type="currency" office:currency="TRY" office:value="214.100912667313" calcext:value-type="currency">
            <text:p>₺214,10</text:p>
          </table:table-cell>
          <table:table-cell table:style-name="ce248" table:formula="of:=[.O14]+[.N17]" office:value-type="currency" office:currency="USD" office:value="100133.615558292" calcext:value-type="currency">
            <text:p>$100.133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table:style-name="ce345" table:formula="of:=[$GLR.F24]" office:value-type="currency" office:currency="TRY" office:value="7800" calcext:value-type="currency">
            <text:p>₺7.800,00</text:p>
          </table:table-cell>
          <table:table-cell/>
          <table:table-cell table:style-name="ce244" table:formula="of:=[.H17]/[.$C$6]" office:value-type="percentage" office:value="0.777480854314907" calcext:value-type="percentage">
            <text:p>%77,75</text:p>
          </table:table-cell>
          <table:table-cell table:style-name="ce374" table:formula="of:=[.E18]*[.C18]" office:value-type="currency" office:currency="TRY" office:value="6064.35066365628" calcext:value-type="currency">
            <text:p>₺6.064,35</text:p>
          </table:table-cell>
          <table:table-cell table:style-name="ce374" table:formula="of:=[.G17]+[.F18]" office:value-type="currency" office:currency="TRY" office:value="43676.5868795888" calcext:value-type="currency">
            <text:p>₺43.676,59</text:p>
          </table:table-cell>
          <table:table-cell table:style-name="ce249" table:formula="of:=[.H17]-[.N18]" office:value-type="currency" office:currency="TRY" office:value="349652.634523439" calcext:value-type="currency">
            <text:p>₺349.652,63</text:p>
          </table:table-cell>
          <table:table-cell/>
          <table:table-cell table:style-name="ce244" table:formula="of:=[.O17]/[.$C$6]" office:value-type="percentage" office:value="0.222519145685093" calcext:value-type="percentage">
            <text:p>%22,25</text:p>
          </table:table-cell>
          <table:table-cell table:style-name="ce374" table:formula="of:=[.J18]*[.C18]" office:value-type="currency" office:currency="TRY" office:value="1735.64933634372" calcext:value-type="currency">
            <text:p>₺1.735,65</text:p>
          </table:table-cell>
          <table:table-cell table:style-name="ce374" table:formula="of:=[.L17]+[.K18]" office:value-type="currency" office:currency="TRY" office:value="12319.1731204112" calcext:value-type="currency">
            <text:p>₺12.319,17</text:p>
          </table:table-cell>
          <table:table-cell office:value-type="float" office:value="8.12" calcext:value-type="float">
            <text:p>8,12</text:p>
          </table:table-cell>
          <table:table-cell table:style-name="ce374" table:formula="of:=[.K18]/[.M18]" office:value-type="currency" office:currency="TRY" office:value="213.749918268931" calcext:value-type="currency">
            <text:p>₺213,75</text:p>
          </table:table-cell>
          <table:table-cell table:style-name="ce248" table:formula="of:=[.O17]+[.N18]" office:value-type="currency" office:currency="USD" office:value="100347.365476561" calcext:value-type="currency">
            <text:p>$100.347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7" office:value-type="date" office:date-value="2020-10-30" calcext:value-type="date">
            <text:p>30.10.2020</text:p>
          </table:table-cell>
          <table:table-cell table:style-name="ce330" table:formula="of:=[$GDR.F68]" office:value-type="currency" office:currency="USD" office:value="-2000" calcext:value-type="currency">
            <text:p>-$2.000,00</text:p>
          </table:table-cell>
          <table:table-cell table:style-name="ce374"/>
          <table:table-cell table:style-name="ce244" table:formula="of:=[.H18]/[.$C$6]" office:value-type="percentage" office:value="0.777005854496532" calcext:value-type="percentage">
            <text:p>%77,70</text:p>
          </table:table-cell>
          <table:table-cell table:style-name="ce374" table:formula="of:=[.E19]*[.C19]" office:value-type="currency" office:currency="TRY" office:value="-1554.01170899306" calcext:value-type="currency">
            <text:p>-₺1.554,01</text:p>
          </table:table-cell>
          <table:table-cell table:style-name="ce374" table:formula="of:=[.G18]+[.F19]" office:value-type="currency" office:currency="TRY" office:value="42122.5751705957" calcext:value-type="currency">
            <text:p>₺42.122,58</text:p>
          </table:table-cell>
          <table:table-cell table:style-name="ce249" table:formula="of:=[.H18]-[.N19]" office:value-type="currency" office:currency="TRY" office:value="349707.559189819" calcext:value-type="currency">
            <text:p>₺349.707,56</text:p>
          </table:table-cell>
          <table:table-cell/>
          <table:table-cell table:style-name="ce244" table:formula="of:=[.O18]/[.$C$6]" office:value-type="percentage" office:value="0.222994145503468" calcext:value-type="percentage">
            <text:p>%22,30</text:p>
          </table:table-cell>
          <table:table-cell table:style-name="ce374" table:formula="of:=[.J19]*[.C19]" office:value-type="currency" office:currency="TRY" office:value="-445.988291006936" calcext:value-type="currency">
            <text:p>-₺445,99</text:p>
          </table:table-cell>
          <table:table-cell table:style-name="ce374" table:formula="of:=[.L18]+[.K19]" office:value-type="currency" office:currency="TRY" office:value="11873.1848294043" calcext:value-type="currency">
            <text:p>₺11.873,18</text:p>
          </table:table-cell>
          <table:table-cell office:value-type="float" office:value="8.12" calcext:value-type="float">
            <text:p>8,12</text:p>
          </table:table-cell>
          <table:table-cell table:style-name="ce374" table:formula="of:=[.K19]/[.M19]" office:value-type="currency" office:currency="TRY" office:value="-54.9246663801646" calcext:value-type="currency">
            <text:p>-₺54,92</text:p>
          </table:table-cell>
          <table:table-cell table:style-name="ce248" table:formula="of:=[.O18]+[.N19]" office:value-type="currency" office:currency="USD" office:value="100292.440810181" calcext:value-type="currency">
            <text:p>$100.2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7" office:value-type="date" office:date-value="2020-12-12" calcext:value-type="date">
            <text:p>12.12.2020</text:p>
          </table:table-cell>
          <table:table-cell table:style-name="ce345" table:formula="of:=[$GLR.F21]+[$GLR.F22]+[$GLR.F30]+[$GLR.F31]" office:value-type="currency" office:currency="TRY" office:value="22500" calcext:value-type="currency">
            <text:p>₺22.500,00</text:p>
          </table:table-cell>
          <table:table-cell/>
          <table:table-cell table:style-name="ce244" table:formula="of:=[.H19]/[.$C$6]" office:value-type="percentage" office:value="0.77712790931071" calcext:value-type="percentage">
            <text:p>%77,71</text:p>
          </table:table-cell>
          <table:table-cell table:style-name="ce374" table:formula="of:=[.E20]*[.C20]" office:value-type="currency" office:currency="TRY" office:value="17485.377959491" calcext:value-type="currency">
            <text:p>₺17.485,38</text:p>
          </table:table-cell>
          <table:table-cell table:style-name="ce374" table:formula="of:=[.G19]+[.F20]" office:value-type="currency" office:currency="TRY" office:value="59607.9531300867" calcext:value-type="currency">
            <text:p>₺59.607,95</text:p>
          </table:table-cell>
          <table:table-cell table:style-name="ce249" table:formula="of:=[.H19]-[.N20]" office:value-type="currency" office:currency="TRY" office:value="349075.198276767" calcext:value-type="currency">
            <text:p>₺349.075,20</text:p>
          </table:table-cell>
          <table:table-cell/>
          <table:table-cell table:style-name="ce244" table:formula="of:=[.O19]/[.$C$6]" office:value-type="percentage" office:value="0.22287209068929" calcext:value-type="percentage">
            <text:p>%22,29</text:p>
          </table:table-cell>
          <table:table-cell table:style-name="ce374" table:formula="of:=[.J20]*[.C20]" office:value-type="currency" office:currency="TRY" office:value="5014.62204050903" calcext:value-type="currency">
            <text:p>₺5.014,62</text:p>
          </table:table-cell>
          <table:table-cell table:style-name="ce374" table:formula="of:=[.L19]+[.K20]" office:value-type="currency" office:currency="TRY" office:value="16887.8068699133" calcext:value-type="currency">
            <text:p>₺16.887,81</text:p>
          </table:table-cell>
          <table:table-cell office:value-type="float" office:value="7.93" calcext:value-type="float">
            <text:p>7,93</text:p>
          </table:table-cell>
          <table:table-cell table:style-name="ce374" table:formula="of:=[.K20]/[.M20]" office:value-type="currency" office:currency="TRY" office:value="632.360913052841" calcext:value-type="currency">
            <text:p>₺632,36</text:p>
          </table:table-cell>
          <table:table-cell table:style-name="ce248" table:formula="of:=[.O19]+[.N20]" office:value-type="currency" office:currency="USD" office:value="100924.801723233" calcext:value-type="currency">
            <text:p>$100.924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7" office:value-type="date" office:date-value="2020-12-12" calcext:value-type="date">
            <text:p>12.12.2020</text:p>
          </table:table-cell>
          <table:table-cell table:style-name="ce330" table:formula="of:=[$GDR.F77]" office:value-type="currency" office:currency="USD" office:value="-5500" calcext:value-type="currency">
            <text:p>-$5.500,00</text:p>
          </table:table-cell>
          <table:table-cell table:style-name="ce374"/>
          <table:table-cell table:style-name="ce244" table:formula="of:=[.H20]/[.$C$6]" office:value-type="percentage" office:value="0.775722662837259" calcext:value-type="percentage">
            <text:p>%77,57</text:p>
          </table:table-cell>
          <table:table-cell table:style-name="ce374" table:formula="of:=[.E21]*[.C21]" office:value-type="currency" office:currency="TRY" office:value="-4266.47464560493" calcext:value-type="currency">
            <text:p>-₺4.266,47</text:p>
          </table:table-cell>
          <table:table-cell table:style-name="ce374" table:formula="of:=[.G20]+[.F21]" office:value-type="currency" office:currency="TRY" office:value="55341.4784844818" calcext:value-type="currency">
            <text:p>₺55.341,48</text:p>
          </table:table-cell>
          <table:table-cell table:style-name="ce249" table:formula="of:=[.H20]-[.N21]" office:value-type="currency" office:currency="TRY" office:value="349230.750023853" calcext:value-type="currency">
            <text:p>₺349.230,75</text:p>
          </table:table-cell>
          <table:table-cell/>
          <table:table-cell table:style-name="ce244" table:formula="of:=[.O20]/[.$C$6]" office:value-type="percentage" office:value="0.224277337162741" calcext:value-type="percentage">
            <text:p>%22,43</text:p>
          </table:table-cell>
          <table:table-cell table:style-name="ce374" table:formula="of:=[.J21]*[.C21]" office:value-type="currency" office:currency="TRY" office:value="-1233.52535439507" calcext:value-type="currency">
            <text:p>-₺1.233,53</text:p>
          </table:table-cell>
          <table:table-cell table:style-name="ce374" table:formula="of:=[.L20]+[.K21]" office:value-type="currency" office:currency="TRY" office:value="15654.2815155182" calcext:value-type="currency">
            <text:p>₺15.654,28</text:p>
          </table:table-cell>
          <table:table-cell office:value-type="float" office:value="7.93" calcext:value-type="float">
            <text:p>7,93</text:p>
          </table:table-cell>
          <table:table-cell table:style-name="ce374" table:formula="of:=[.K21]/[.M21]" office:value-type="currency" office:currency="TRY" office:value="-155.55174708639" calcext:value-type="currency">
            <text:p>-₺155,55</text:p>
          </table:table-cell>
          <table:table-cell table:style-name="ce248" table:formula="of:=[.O20]+[.N21]" office:value-type="currency" office:currency="USD" office:value="100769.249976147" calcext:value-type="currency">
            <text:p>$100.7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7" office:value-type="date" office:date-value="2020-11-30" calcext:value-type="date">
            <text:p>30.11.2020</text:p>
          </table:table-cell>
          <table:table-cell table:style-name="ce345" table:formula="of:=[$GLR.F28]+[$GLR.F29]" office:value-type="currency" office:currency="TRY" office:value="23000" calcext:value-type="currency">
            <text:p>₺23.000,00</text:p>
          </table:table-cell>
          <table:table-cell/>
          <table:table-cell table:style-name="ce244" table:formula="of:=[.H21]/[.$C$6]" office:value-type="percentage" office:value="0.77606833338634" calcext:value-type="percentage">
            <text:p>%77,61</text:p>
          </table:table-cell>
          <table:table-cell table:style-name="ce374" table:formula="of:=[.E22]*[.C22]" office:value-type="currency" office:currency="TRY" office:value="17849.5716678858" calcext:value-type="currency">
            <text:p>₺17.849,57</text:p>
          </table:table-cell>
          <table:table-cell table:style-name="ce374" table:formula="of:=[.G21]+[.F22]" office:value-type="currency" office:currency="TRY" office:value="73191.0501523676" calcext:value-type="currency">
            <text:p>₺73.191,05</text:p>
          </table:table-cell>
          <table:table-cell table:style-name="ce249" table:formula="of:=[.H21]-[.N22]" office:value-type="currency" office:currency="TRY" office:value="348569.591059525" calcext:value-type="currency">
            <text:p>₺348.569,59</text:p>
          </table:table-cell>
          <table:table-cell/>
          <table:table-cell table:style-name="ce244" table:formula="of:=[.O21]/[.$C$6]" office:value-type="percentage" office:value="0.22393166661366" calcext:value-type="percentage">
            <text:p>%22,39</text:p>
          </table:table-cell>
          <table:table-cell table:style-name="ce374" table:formula="of:=[.J22]*[.C22]" office:value-type="currency" office:currency="TRY" office:value="5150.42833211418" calcext:value-type="currency">
            <text:p>₺5.150,43</text:p>
          </table:table-cell>
          <table:table-cell table:style-name="ce374" table:formula="of:=[.L21]+[.K22]" office:value-type="currency" office:currency="TRY" office:value="20804.7098476324" calcext:value-type="currency">
            <text:p>₺20.804,71</text:p>
          </table:table-cell>
          <table:table-cell office:value-type="float" office:value="7.79" calcext:value-type="float">
            <text:p>7,79</text:p>
          </table:table-cell>
          <table:table-cell table:style-name="ce374" table:formula="of:=[.K22]/[.M22]" office:value-type="currency" office:currency="TRY" office:value="661.158964327879" calcext:value-type="currency">
            <text:p>₺661,16</text:p>
          </table:table-cell>
          <table:table-cell table:style-name="ce248" table:formula="of:=[.O21]+[.N22]" office:value-type="currency" office:currency="USD" office:value="101430.408940475" calcext:value-type="currency">
            <text:p>$101.430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7" office:value-type="date" office:date-value="2020-11-30" calcext:value-type="date">
            <text:p>30.11.2020</text:p>
          </table:table-cell>
          <table:table-cell table:style-name="ce330" table:formula="of:=[$GDR.F89]" office:value-type="currency" office:currency="USD" office:value="-21220" calcext:value-type="currency">
            <text:p>-$21.220,00</text:p>
          </table:table-cell>
          <table:table-cell table:style-name="ce374"/>
          <table:table-cell table:style-name="ce244" table:formula="of:=[.H22]/[.$C$6]" office:value-type="percentage" office:value="0.774599091243389" calcext:value-type="percentage">
            <text:p>%77,46</text:p>
          </table:table-cell>
          <table:table-cell table:style-name="ce374" table:formula="of:=[.E23]*[.C23]" office:value-type="currency" office:currency="TRY" office:value="-16436.9927161847" calcext:value-type="currency">
            <text:p>-₺16.436,99</text:p>
          </table:table-cell>
          <table:table-cell table:style-name="ce374" table:formula="of:=[.G22]+[.F23]" office:value-type="currency" office:currency="TRY" office:value="56754.0574361829" calcext:value-type="currency">
            <text:p>₺56.754,06</text:p>
          </table:table-cell>
          <table:table-cell table:style-name="ce249" table:formula="of:=[.H22]-[.N23]" office:value-type="currency" office:currency="TRY" office:value="349183.584292364" calcext:value-type="currency">
            <text:p>₺349.183,58</text:p>
          </table:table-cell>
          <table:table-cell/>
          <table:table-cell table:style-name="ce244" table:formula="of:=[.O22]/[.$C$6]" office:value-type="percentage" office:value="0.225400908756611" calcext:value-type="percentage">
            <text:p>%22,54</text:p>
          </table:table-cell>
          <table:table-cell table:style-name="ce374" table:formula="of:=[.J23]*[.C23]" office:value-type="currency" office:currency="TRY" office:value="-4783.00728381528" calcext:value-type="currency">
            <text:p>-₺4.783,01</text:p>
          </table:table-cell>
          <table:table-cell table:style-name="ce374" table:formula="of:=[.L22]+[.K23]" office:value-type="currency" office:currency="TRY" office:value="16021.7025638171" calcext:value-type="currency">
            <text:p>₺16.021,70</text:p>
          </table:table-cell>
          <table:table-cell office:value-type="float" office:value="7.79" calcext:value-type="float">
            <text:p>7,79</text:p>
          </table:table-cell>
          <table:table-cell table:style-name="ce374" table:formula="of:=[.K23]/[.M23]" office:value-type="currency" office:currency="TRY" office:value="-613.993232838932" calcext:value-type="currency">
            <text:p>-₺613,99</text:p>
          </table:table-cell>
          <table:table-cell table:style-name="ce248" table:formula="of:=[.O22]+[.N23]" office:value-type="currency" office:currency="USD" office:value="100816.415707636" calcext:value-type="currency">
            <text:p>$100.81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7" office:value-type="date" office:date-value="2022-11-30" calcext:value-type="date">
            <text:p>30.11.2022</text:p>
          </table:table-cell>
          <table:table-cell table:style-name="ce330" table:formula="of:=[$GDR.F62]" office:value-type="currency" office:currency="USD" office:value="-5097.07" calcext:value-type="currency">
            <text:p>-$5.097,07</text:p>
          </table:table-cell>
          <table:table-cell table:style-name="ce374"/>
          <table:table-cell table:style-name="ce244" table:formula="of:=[.H23]/[.$C$6]" office:value-type="percentage" office:value="0.775963520649698" calcext:value-type="percentage">
            <text:p>%77,60</text:p>
          </table:table-cell>
          <table:table-cell table:style-name="ce374" table:formula="of:=[.E24]*[.C24]" office:value-type="currency" office:currency="TRY" office:value="-3955.14038219796" calcext:value-type="currency">
            <text:p>-₺3.955,14</text:p>
          </table:table-cell>
          <table:table-cell table:style-name="ce374" table:formula="of:=[.G23]+[.F24]" office:value-type="currency" office:currency="TRY" office:value="52798.9170539849" calcext:value-type="currency">
            <text:p>₺52.798,92</text:p>
          </table:table-cell>
          <table:table-cell table:style-name="ce249" table:formula="of:=[.H23]-[.N24]" office:value-type="currency" office:currency="TRY" office:value="349313.496649338" calcext:value-type="currency">
            <text:p>₺349.313,50</text:p>
          </table:table-cell>
          <table:table-cell/>
          <table:table-cell table:style-name="ce244" table:formula="of:=[.O23]/[.$C$6]" office:value-type="percentage" office:value="0.224036479350302" calcext:value-type="percentage">
            <text:p>%22,40</text:p>
          </table:table-cell>
          <table:table-cell table:style-name="ce374" table:formula="of:=[.J24]*[.C24]" office:value-type="currency" office:currency="TRY" office:value="-1141.92961780204" calcext:value-type="currency">
            <text:p>-₺1.141,93</text:p>
          </table:table-cell>
          <table:table-cell table:style-name="ce374" table:formula="of:=[.L23]+[.K24]" office:value-type="currency" office:currency="TRY" office:value="14879.7729460151" calcext:value-type="currency">
            <text:p>₺14.879,77</text:p>
          </table:table-cell>
          <table:table-cell office:value-type="float" office:value="8.79" calcext:value-type="float">
            <text:p>8,79</text:p>
          </table:table-cell>
          <table:table-cell table:style-name="ce374" table:formula="of:=[.K24]/[.M24]" office:value-type="currency" office:currency="TRY" office:value="-129.912356974066" calcext:value-type="currency">
            <text:p>-₺129,91</text:p>
          </table:table-cell>
          <table:table-cell table:style-name="ce248" table:formula="of:=[.O23]+[.N24]" office:value-type="currency" office:currency="USD" office:value="100686.503350662" calcext:value-type="currency">
            <text:p>$100.686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7" office:value-type="date" office:date-value="2020-04-01" calcext:value-type="date">
            <text:p>01.04.2020</text:p>
          </table:table-cell>
          <table:table-cell table:style-name="ce345" table:formula="of:=[$GLR.F19]" office:value-type="currency" office:currency="TRY" office:value="5000" calcext:value-type="currency">
            <text:p>₺5.000,00</text:p>
          </table:table-cell>
          <table:table-cell/>
          <table:table-cell table:style-name="ce244" table:formula="of:=[.H24]/[.$C$6]" office:value-type="percentage" office:value="0.776252214776307" calcext:value-type="percentage">
            <text:p>%77,63</text:p>
          </table:table-cell>
          <table:table-cell table:style-name="ce374" table:formula="of:=[.E25]*[.C25]" office:value-type="currency" office:currency="TRY" office:value="3881.26107388153" calcext:value-type="currency">
            <text:p>₺3.881,26</text:p>
          </table:table-cell>
          <table:table-cell table:style-name="ce374" table:formula="of:=[.G24]+[.F25]" office:value-type="currency" office:currency="TRY" office:value="56680.1781278664" calcext:value-type="currency">
            <text:p>₺56.680,18</text:p>
          </table:table-cell>
          <table:table-cell table:style-name="ce249" table:formula="of:=[.H24]-[.N25]" office:value-type="currency" office:currency="TRY" office:value="349199.223010307" calcext:value-type="currency">
            <text:p>₺349.199,22</text:p>
          </table:table-cell>
          <table:table-cell/>
          <table:table-cell table:style-name="ce244" table:formula="of:=[.O24]/[.$C$6]" office:value-type="percentage" office:value="0.223747785223693" calcext:value-type="percentage">
            <text:p>%22,37</text:p>
          </table:table-cell>
          <table:table-cell table:style-name="ce374" table:formula="of:=[.J25]*[.C25]" office:value-type="currency" office:currency="TRY" office:value="1118.73892611847" calcext:value-type="currency">
            <text:p>₺1.118,74</text:p>
          </table:table-cell>
          <table:table-cell table:style-name="ce374" table:formula="of:=[.L24]+[.K25]" office:value-type="currency" office:currency="TRY" office:value="15998.5118721336" calcext:value-type="currency">
            <text:p>₺15.998,51</text:p>
          </table:table-cell>
          <table:table-cell office:value-type="float" office:value="9.79" calcext:value-type="float">
            <text:p>9,79</text:p>
          </table:table-cell>
          <table:table-cell table:style-name="ce374" table:formula="of:=[.K25]/[.M25]" office:value-type="currency" office:currency="TRY" office:value="114.273639031508" calcext:value-type="currency">
            <text:p>₺114,27</text:p>
          </table:table-cell>
          <table:table-cell table:style-name="ce248" table:formula="of:=[.O24]+[.N25]" office:value-type="currency" office:currency="USD" office:value="100800.776989693" calcext:value-type="currency">
            <text:p>$100.80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7" office:value-type="date" office:date-value="2020-04-01" calcext:value-type="date">
            <text:p>01.04.2020</text:p>
          </table:table-cell>
          <table:table-cell table:style-name="ce330" table:formula="of:=[$GDR.F94]" office:value-type="currency" office:currency="USD" office:value="-43079.224" calcext:value-type="currency">
            <text:p>-$43.079,22</text:p>
          </table:table-cell>
          <table:table-cell table:style-name="ce374"/>
          <table:table-cell table:style-name="ce244" table:formula="of:=[.H25]/[.$C$6]" office:value-type="percentage" office:value="0.775998273356237" calcext:value-type="percentage">
            <text:p>%77,60</text:p>
          </table:table-cell>
          <table:table-cell table:style-name="ce374" table:formula="of:=[.E26]*[.C26]" office:value-type="currency" office:currency="TRY" office:value="-33429.4034415266" calcext:value-type="currency">
            <text:p>-₺33.429,40</text:p>
          </table:table-cell>
          <table:table-cell table:style-name="ce374" table:formula="of:=[.G25]+[.F26]" office:value-type="currency" office:currency="TRY" office:value="23250.7746863399" calcext:value-type="currency">
            <text:p>₺23.250,77</text:p>
          </table:table-cell>
          <table:table-cell table:style-name="ce249" table:formula="of:=[.H25]-[.N26]" office:value-type="currency" office:currency="TRY" office:value="350670.232241781" calcext:value-type="currency">
            <text:p>₺350.670,23</text:p>
          </table:table-cell>
          <table:table-cell/>
          <table:table-cell table:style-name="ce244" table:formula="of:=[.O25]/[.$C$6]" office:value-type="percentage" office:value="0.224001726643763" calcext:value-type="percentage">
            <text:p>%22,40</text:p>
          </table:table-cell>
          <table:table-cell table:style-name="ce374" table:formula="of:=[.J26]*[.C26]" office:value-type="currency" office:currency="TRY" office:value="-9649.82055847344" calcext:value-type="currency">
            <text:p>-₺9.649,82</text:p>
          </table:table-cell>
          <table:table-cell table:style-name="ce374" table:formula="of:=[.L25]+[.K26]" office:value-type="currency" office:currency="TRY" office:value="6348.69131366013" calcext:value-type="currency">
            <text:p>₺6.348,69</text:p>
          </table:table-cell>
          <table:table-cell office:value-type="float" office:value="6.56" calcext:value-type="float">
            <text:p>6,56</text:p>
          </table:table-cell>
          <table:table-cell table:style-name="ce374" table:formula="of:=[.K26]/[.M26]" office:value-type="currency" office:currency="TRY" office:value="-1471.00923147461" calcext:value-type="currency">
            <text:p>-₺1.471,01</text:p>
          </table:table-cell>
          <table:table-cell table:style-name="ce248" table:formula="of:=[.O25]+[.N26]" office:value-type="currency" office:currency="USD" office:value="99329.7677582188" calcext:value-type="currency">
            <text:p>$99.329,7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style-name="ce374"/>
          <table:table-cell table:style-name="ce288" table:formula="of:=[.L26]+[.G26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 table:style-name="ce282" office:value-type="float" office:value="2021" calcext:value-type="float">
            <text:p>2021</text:p>
          </table:table-cell>
          <table:table-cell table:style-name="ce282"/>
          <table:table-cell table:number-columns-repeated="2"/>
          <table:table-cell table:style-name="ce243"/>
          <table:table-cell table:number-columns-repeated="4"/>
          <table:table-cell table:style-name="ce243"/>
          <table:table-cell table:number-columns-repeated="7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7" office:value-type="date" office:date-value="2021-04-30" calcext:value-type="date">
            <text:p>30.04.2021</text:p>
          </table:table-cell>
          <table:table-cell table:style-name="ce345" table:formula="of:=[$GLR.F39]" office:value-type="currency" office:currency="TRY" office:value="6800" calcext:value-type="currency">
            <text:p>₺6.800,00</text:p>
          </table:table-cell>
          <table:table-cell table:style-name="ce374"/>
          <table:table-cell table:style-name="ce244" table:formula="of:=[.H26]/[.$C$6]" office:value-type="percentage" office:value="0.779267182759514" calcext:value-type="percentage">
            <text:p>%77,93</text:p>
          </table:table-cell>
          <table:table-cell table:style-name="ce374" table:formula="of:=[.E29]*[.C29]" office:value-type="currency" office:currency="TRY" office:value="5299.0168427647" calcext:value-type="currency">
            <text:p>₺5.299,02</text:p>
          </table:table-cell>
          <table:table-cell table:style-name="ce374" table:formula="of:=[.G26]+[.F29]" office:value-type="currency" office:currency="TRY" office:value="28549.7915291046" calcext:value-type="currency">
            <text:p>₺28.549,79</text:p>
          </table:table-cell>
          <table:table-cell table:style-name="ce249" table:formula="of:=[.H26]-[.N29]" office:value-type="currency" office:currency="TRY" office:value="350486.513373087" calcext:value-type="currency">
            <text:p>₺350.486,51</text:p>
          </table:table-cell>
          <table:table-cell/>
          <table:table-cell table:style-name="ce244" table:formula="of:=[.O26]/[.$C$6]" office:value-type="percentage" office:value="0.220732817240486" calcext:value-type="percentage">
            <text:p>%22,07</text:p>
          </table:table-cell>
          <table:table-cell table:style-name="ce374" table:formula="of:=[.J29]*[.C29]" office:value-type="currency" office:currency="TRY" office:value="1500.98315723531" calcext:value-type="currency">
            <text:p>₺1.500,98</text:p>
          </table:table-cell>
          <table:table-cell table:style-name="ce374" table:formula="of:=[.L26]+[.K29]" office:value-type="currency" office:currency="TRY" office:value="7849.67447089543" calcext:value-type="currency">
            <text:p>₺7.849,67</text:p>
          </table:table-cell>
          <table:table-cell office:value-type="float" office:value="8.17" calcext:value-type="float">
            <text:p>8,17</text:p>
          </table:table-cell>
          <table:table-cell table:style-name="ce374" table:formula="of:=[.K29]/[.M29]" office:value-type="currency" office:currency="TRY" office:value="183.718868694652" calcext:value-type="currency">
            <text:p>₺183,72</text:p>
          </table:table-cell>
          <table:table-cell table:style-name="ce248" table:formula="of:=[.O26]+[.N29]" office:value-type="currency" office:currency="USD" office:value="99513.4866269134" calcext:value-type="currency">
            <text:p>$99.513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1-03-30" calcext:value-type="date">
            <text:p>30.03.2021</text:p>
          </table:table-cell>
          <table:table-cell table:style-name="ce345" table:formula="of:=[$GLR.F36]+[$GLR.F37]" office:value-type="currency" office:currency="TRY" office:value="12000" calcext:value-type="currency">
            <text:p>₺12.000,00</text:p>
          </table:table-cell>
          <table:table-cell table:style-name="ce374"/>
          <table:table-cell table:style-name="ce244" table:formula="of:=[.H29]/[.$C$6]" office:value-type="percentage" office:value="0.778858918606859" calcext:value-type="percentage">
            <text:p>%77,89</text:p>
          </table:table-cell>
          <table:table-cell table:style-name="ce374" table:formula="of:=[.E30]*[.C30]" office:value-type="currency" office:currency="TRY" office:value="9346.30702328231" calcext:value-type="currency">
            <text:p>₺9.346,31</text:p>
          </table:table-cell>
          <table:table-cell table:style-name="ce374" table:formula="of:=[.G29]+[.F30]" office:value-type="currency" office:currency="TRY" office:value="37896.0985523869" calcext:value-type="currency">
            <text:p>₺37.896,10</text:p>
          </table:table-cell>
          <table:table-cell table:style-name="ce249" table:formula="of:=[.H29]-[.N30]" office:value-type="currency" office:currency="TRY" office:value="350159.300922197" calcext:value-type="currency">
            <text:p>₺350.159,30</text:p>
          </table:table-cell>
          <table:table-cell/>
          <table:table-cell table:style-name="ce244" table:formula="of:=[.O29]/[.$C$6]" office:value-type="percentage" office:value="0.221141081393141" calcext:value-type="percentage">
            <text:p>%22,11</text:p>
          </table:table-cell>
          <table:table-cell table:style-name="ce374" table:formula="of:=[.J30]*[.C30]" office:value-type="currency" office:currency="TRY" office:value="2653.69297671769" calcext:value-type="currency">
            <text:p>₺2.653,69</text:p>
          </table:table-cell>
          <table:table-cell table:style-name="ce374" table:formula="of:=[.L29]+[.K30]" office:value-type="currency" office:currency="TRY" office:value="10503.3674476131" calcext:value-type="currency">
            <text:p>₺10.503,37</text:p>
          </table:table-cell>
          <table:table-cell office:value-type="float" office:value="8.11" calcext:value-type="float">
            <text:p>8,11</text:p>
          </table:table-cell>
          <table:table-cell table:style-name="ce374" table:formula="of:=[.K30]/[.M30]" office:value-type="currency" office:currency="TRY" office:value="327.212450889974" calcext:value-type="currency">
            <text:p>₺327,21</text:p>
          </table:table-cell>
          <table:table-cell table:style-name="ce248" table:formula="of:=[.O29]+[.N30]" office:value-type="currency" office:currency="USD" office:value="99840.6990778034" calcext:value-type="currency">
            <text:p>$99.840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7" office:value-type="date" office:date-value="2021-09-18" calcext:value-type="date">
            <text:p>18.09.2021</text:p>
          </table:table-cell>
          <table:table-cell table:style-name="ce345" table:formula="of:=[$GLR.F41]" office:value-type="currency" office:currency="TRY" office:value="24000" calcext:value-type="currency">
            <text:p>₺24.000,00</text:p>
          </table:table-cell>
          <table:table-cell table:style-name="ce374"/>
          <table:table-cell table:style-name="ce244" table:formula="of:=[.H30]/[.$C$6]" office:value-type="percentage" office:value="0.778131779827104" calcext:value-type="percentage">
            <text:p>%77,81</text:p>
          </table:table-cell>
          <table:table-cell table:style-name="ce374" table:formula="of:=[.E31]*[.C31]" office:value-type="currency" office:currency="TRY" office:value="18675.1627158505" calcext:value-type="currency">
            <text:p>₺18.675,16</text:p>
          </table:table-cell>
          <table:table-cell table:style-name="ce374" table:formula="of:=[.G30]+[.F31]" office:value-type="currency" office:currency="TRY" office:value="56571.2612682374" calcext:value-type="currency">
            <text:p>₺56.571,26</text:p>
          </table:table-cell>
          <table:table-cell table:style-name="ce249" table:formula="of:=[.H30]-[.N31]" office:value-type="currency" office:currency="TRY" office:value="349537.240491805" calcext:value-type="currency">
            <text:p>₺349.537,24</text:p>
          </table:table-cell>
          <table:table-cell/>
          <table:table-cell table:style-name="ce244" table:formula="of:=[.O30]/[.$C$6]" office:value-type="percentage" office:value="0.221868220172896" calcext:value-type="percentage">
            <text:p>%22,19</text:p>
          </table:table-cell>
          <table:table-cell table:style-name="ce374" table:formula="of:=[.J31]*[.C31]" office:value-type="currency" office:currency="TRY" office:value="5324.83728414951" calcext:value-type="currency">
            <text:p>₺5.324,84</text:p>
          </table:table-cell>
          <table:table-cell table:style-name="ce374" table:formula="of:=[.L30]+[.K31]" office:value-type="currency" office:currency="TRY" office:value="15828.2047317626" calcext:value-type="currency">
            <text:p>₺15.828,20</text:p>
          </table:table-cell>
          <table:table-cell office:value-type="float" office:value="8.56" calcext:value-type="float">
            <text:p>8,56</text:p>
          </table:table-cell>
          <table:table-cell table:style-name="ce374" table:formula="of:=[.K31]/[.M31]" office:value-type="currency" office:currency="TRY" office:value="622.060430391298" calcext:value-type="currency">
            <text:p>₺622,06</text:p>
          </table:table-cell>
          <table:table-cell table:style-name="ce248" table:formula="of:=[.O30]+[.N31]" office:value-type="currency" office:currency="USD" office:value="100462.759508195" calcext:value-type="currency">
            <text:p>$100.462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7" office:value-type="date" office:date-value="2021-06-05" calcext:value-type="date">
            <text:p>05.06.2021</text:p>
          </table:table-cell>
          <table:table-cell table:style-name="ce345" table:formula="of:=[$GLR.F42]+[$GLR.F43]+[$GLR.F44]" office:value-type="currency" office:currency="TRY" office:value="7500" calcext:value-type="currency">
            <text:p>₺7.500,00</text:p>
          </table:table-cell>
          <table:table-cell table:style-name="ce374"/>
          <table:table-cell table:style-name="ce244" table:formula="of:=[.H31]/[.$C$6]" office:value-type="percentage" office:value="0.776749423315123" calcext:value-type="percentage">
            <text:p>%77,67</text:p>
          </table:table-cell>
          <table:table-cell table:style-name="ce374" table:formula="of:=[.E32]*[.C32]" office:value-type="currency" office:currency="TRY" office:value="5825.62067486342" calcext:value-type="currency">
            <text:p>₺5.825,62</text:p>
          </table:table-cell>
          <table:table-cell table:style-name="ce374" table:formula="of:=[.G31]+[.F32]" office:value-type="currency" office:currency="TRY" office:value="62396.8819431008" calcext:value-type="currency">
            <text:p>₺62.396,88</text:p>
          </table:table-cell>
          <table:table-cell table:style-name="ce249" table:formula="of:=[.H31]-[.N32]" office:value-type="currency" office:currency="TRY" office:value="349342.996950606" calcext:value-type="currency">
            <text:p>₺349.343,--</text:p>
          </table:table-cell>
          <table:table-cell/>
          <table:table-cell table:style-name="ce244" table:formula="of:=[.O31]/[.$C$6]" office:value-type="percentage" office:value="0.223250576684877" calcext:value-type="percentage">
            <text:p>%22,33</text:p>
          </table:table-cell>
          <table:table-cell table:style-name="ce374" table:formula="of:=[.J32]*[.C32]" office:value-type="currency" office:currency="TRY" office:value="1674.37932513658" calcext:value-type="currency">
            <text:p>₺1.674,38</text:p>
          </table:table-cell>
          <table:table-cell table:style-name="ce374" table:formula="of:=[.L31]+[.K32]" office:value-type="currency" office:currency="TRY" office:value="17502.5840568992" calcext:value-type="currency">
            <text:p>₺17.502,58</text:p>
          </table:table-cell>
          <table:table-cell office:value-type="float" office:value="8.62" calcext:value-type="float">
            <text:p>8,62</text:p>
          </table:table-cell>
          <table:table-cell table:style-name="ce374" table:formula="of:=[.K32]/[.M32]" office:value-type="currency" office:currency="TRY" office:value="194.243541199139" calcext:value-type="currency">
            <text:p>₺194,24</text:p>
          </table:table-cell>
          <table:table-cell table:style-name="ce248" table:formula="of:=[.O31]+[.N32]" office:value-type="currency" office:currency="USD" office:value="100657.003049394" calcext:value-type="currency">
            <text:p>$100.65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7" office:value-type="date" office:date-value="2021-08-30" calcext:value-type="date">
            <text:p>30.08.2021</text:p>
          </table:table-cell>
          <table:table-cell table:style-name="ce345" table:formula="of:=[$GLR.F46]" office:value-type="currency" office:currency="TRY" office:value="28800" calcext:value-type="currency">
            <text:p>₺28.800,00</text:p>
          </table:table-cell>
          <table:table-cell table:style-name="ce374"/>
          <table:table-cell table:style-name="ce244" table:formula="of:=[.H32]/[.$C$6]" office:value-type="percentage" office:value="0.776317771001347" calcext:value-type="percentage">
            <text:p>%77,63</text:p>
          </table:table-cell>
          <table:table-cell table:style-name="ce374" table:formula="of:=[.E33]*[.C33]" office:value-type="currency" office:currency="TRY" office:value="22357.9518048388" calcext:value-type="currency">
            <text:p>₺22.357,95</text:p>
          </table:table-cell>
          <table:table-cell table:style-name="ce374" table:formula="of:=[.G32]+[.F33]" office:value-type="currency" office:currency="TRY" office:value="84754.8337479396" calcext:value-type="currency">
            <text:p>₺84.754,83</text:p>
          </table:table-cell>
          <table:table-cell table:style-name="ce249" table:formula="of:=[.H32]-[.N33]" office:value-type="currency" office:currency="TRY" office:value="348573.33766803" calcext:value-type="currency">
            <text:p>₺348.573,34</text:p>
          </table:table-cell>
          <table:table-cell/>
          <table:table-cell table:style-name="ce244" table:formula="of:=[.O32]/[.$C$6]" office:value-type="percentage" office:value="0.223682228998653" calcext:value-type="percentage">
            <text:p>%22,37</text:p>
          </table:table-cell>
          <table:table-cell table:style-name="ce374" table:formula="of:=[.J33]*[.C33]" office:value-type="currency" office:currency="TRY" office:value="6442.0481951612" calcext:value-type="currency">
            <text:p>₺6.442,05</text:p>
          </table:table-cell>
          <table:table-cell table:style-name="ce374" table:formula="of:=[.L32]+[.K33]" office:value-type="currency" office:currency="TRY" office:value="23944.6322520604" calcext:value-type="currency">
            <text:p>₺23.944,63</text:p>
          </table:table-cell>
          <table:table-cell office:value-type="float" office:value="8.37" calcext:value-type="float">
            <text:p>8,37</text:p>
          </table:table-cell>
          <table:table-cell table:style-name="ce374" table:formula="of:=[.K33]/[.M33]" office:value-type="currency" office:currency="TRY" office:value="769.65928257601" calcext:value-type="currency">
            <text:p>₺769,66</text:p>
          </table:table-cell>
          <table:table-cell table:style-name="ce248" table:formula="of:=[.O32]+[.N33]" office:value-type="currency" office:currency="USD" office:value="101426.66233197" calcext:value-type="currency">
            <text:p>$101.426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7" office:value-type="date" office:date-value="2021-11-29" calcext:value-type="date">
            <text:p>29.11.2021</text:p>
          </table:table-cell>
          <table:table-cell table:style-name="ce345" table:formula="of:=[$GLR.F48]" office:value-type="currency" office:currency="TRY" office:value="43160" calcext:value-type="currency">
            <text:p>₺43.160,00</text:p>
          </table:table-cell>
          <table:table-cell table:style-name="ce374"/>
          <table:table-cell table:style-name="ce244" table:formula="of:=[.H33]/[.$C$6]" office:value-type="percentage" office:value="0.774607417040067" calcext:value-type="percentage">
            <text:p>%77,46</text:p>
          </table:table-cell>
          <table:table-cell table:style-name="ce374" table:formula="of:=[.E34]*[.C34]" office:value-type="currency" office:currency="TRY" office:value="33432.0561194493" calcext:value-type="currency">
            <text:p>₺33.432,06</text:p>
          </table:table-cell>
          <table:table-cell table:style-name="ce374" table:formula="of:=[.G33]+[.F34]" office:value-type="currency" office:currency="TRY" office:value="118186.889867389" calcext:value-type="currency">
            <text:p>₺118.186,89</text:p>
          </table:table-cell>
          <table:table-cell table:style-name="ce249" table:formula="of:=[.H33]-[.N34]" office:value-type="currency" office:currency="TRY" office:value="347767.377114546" calcext:value-type="currency">
            <text:p>₺347.767,38</text:p>
          </table:table-cell>
          <table:table-cell/>
          <table:table-cell table:style-name="ce244" table:formula="of:=[.O33]/[.$C$6]" office:value-type="percentage" office:value="0.225392582959933" calcext:value-type="percentage">
            <text:p>%22,54</text:p>
          </table:table-cell>
          <table:table-cell table:style-name="ce374" table:formula="of:=[.J34]*[.C34]" office:value-type="currency" office:currency="TRY" office:value="9727.94388055071" calcext:value-type="currency">
            <text:p>₺9.727,94</text:p>
          </table:table-cell>
          <table:table-cell table:style-name="ce374" table:formula="of:=[.L33]+[.K34]" office:value-type="currency" office:currency="TRY" office:value="33672.5761326111" calcext:value-type="currency">
            <text:p>₺33.672,58</text:p>
          </table:table-cell>
          <table:table-cell office:value-type="float" office:value="12.07" calcext:value-type="float">
            <text:p>12,07</text:p>
          </table:table-cell>
          <table:table-cell table:style-name="ce374" table:formula="of:=[.K34]/[.M34]" office:value-type="currency" office:currency="TRY" office:value="805.960553483903" calcext:value-type="currency">
            <text:p>₺805,96</text:p>
          </table:table-cell>
          <table:table-cell table:style-name="ce248" table:formula="of:=[.O33]+[.N34]" office:value-type="currency" office:currency="USD" office:value="102232.622885454" calcext:value-type="currency">
            <text:p>$102.232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05" calcext:value-type="date">
            <text:p>05.08.2021</text:p>
          </table:table-cell>
          <table:table-cell table:style-name="ce345" table:formula="of:=[$GLR.F50]" office:value-type="currency" office:currency="TRY" office:value="30000" calcext:value-type="currency">
            <text:p>₺30.000,00</text:p>
          </table:table-cell>
          <table:table-cell table:style-name="ce374"/>
          <table:table-cell table:style-name="ce244" table:formula="of:=[.H34]/[.$C$6]" office:value-type="percentage" office:value="0.772816393587881" calcext:value-type="percentage">
            <text:p>%77,28</text:p>
          </table:table-cell>
          <table:table-cell table:style-name="ce374" table:formula="of:=[.E35]*[.C35]" office:value-type="currency" office:currency="TRY" office:value="23184.4918076364" calcext:value-type="currency">
            <text:p>₺23.184,49</text:p>
          </table:table-cell>
          <table:table-cell table:style-name="ce374" table:formula="of:=[.G34]+[.F35]" office:value-type="currency" office:currency="TRY" office:value="141371.381675025" calcext:value-type="currency">
            <text:p>₺141.371,38</text:p>
          </table:table-cell>
          <table:table-cell table:style-name="ce249" table:formula="of:=[.H34]-[.N35]" office:value-type="currency" office:currency="TRY" office:value="346956.971859806" calcext:value-type="currency">
            <text:p>₺346.956,97</text:p>
          </table:table-cell>
          <table:table-cell/>
          <table:table-cell table:style-name="ce244" table:formula="of:=[.O34]/[.$C$6]" office:value-type="percentage" office:value="0.227183606412119" calcext:value-type="percentage">
            <text:p>%22,72</text:p>
          </table:table-cell>
          <table:table-cell table:style-name="ce374" table:formula="of:=[.J35]*[.C35]" office:value-type="currency" office:currency="TRY" office:value="6815.50819236358" calcext:value-type="currency">
            <text:p>₺6.815,51</text:p>
          </table:table-cell>
          <table:table-cell table:style-name="ce374" table:formula="of:=[.L34]+[.K35]" office:value-type="currency" office:currency="TRY" office:value="40488.0843249747" calcext:value-type="currency">
            <text:p>₺40.488,08</text:p>
          </table:table-cell>
          <table:table-cell office:value-type="float" office:value="8.41" calcext:value-type="float">
            <text:p>8,41</text:p>
          </table:table-cell>
          <table:table-cell table:style-name="ce374" table:formula="of:=[.K35]/[.M35]" office:value-type="currency" office:currency="TRY" office:value="810.405254740022" calcext:value-type="currency">
            <text:p>₺810,41</text:p>
          </table:table-cell>
          <table:table-cell table:style-name="ce248" table:formula="of:=[.O34]+[.N35]" office:value-type="currency" office:currency="USD" office:value="103043.028140194" calcext:value-type="currency">
            <text:p>$103.043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7" office:value-type="date" office:date-value="2021-08-15" calcext:value-type="date">
            <text:p>15.08.2021</text:p>
          </table:table-cell>
          <table:table-cell table:style-name="ce330" table:formula="of:=[$GDR.F132]" office:value-type="currency" office:currency="USD" office:value="-15585" calcext:value-type="currency">
            <text:p>-$15.585,00</text:p>
          </table:table-cell>
          <table:table-cell table:style-name="ce374"/>
          <table:table-cell table:style-name="ce244" table:formula="of:=[.H35]/[.$C$6]" office:value-type="percentage" office:value="0.771015493021792" calcext:value-type="percentage">
            <text:p>%77,10</text:p>
          </table:table-cell>
          <table:table-cell table:style-name="ce374" table:formula="of:=[.E36]*[.C36]" office:value-type="currency" office:currency="TRY" office:value="-12016.2764587446" calcext:value-type="currency">
            <text:p>-₺12.016,28</text:p>
          </table:table-cell>
          <table:table-cell table:style-name="ce374" table:formula="of:=[.G35]+[.F36]" office:value-type="currency" office:currency="TRY" office:value="129355.105216281" calcext:value-type="currency">
            <text:p>₺129.355,11</text:p>
          </table:table-cell>
          <table:table-cell table:style-name="ce249" table:formula="of:=[.H35]-[.N36]" office:value-type="currency" office:currency="TRY" office:value="347375.345076835" calcext:value-type="currency">
            <text:p>₺347.375,35</text:p>
          </table:table-cell>
          <table:table-cell/>
          <table:table-cell table:style-name="ce244" table:formula="of:=[.O35]/[.$C$6]" office:value-type="percentage" office:value="0.228984506978208" calcext:value-type="percentage">
            <text:p>%22,90</text:p>
          </table:table-cell>
          <table:table-cell table:style-name="ce374" table:formula="of:=[.J36]*[.C36]" office:value-type="currency" office:currency="TRY" office:value="-3568.72354125538" calcext:value-type="currency">
            <text:p>-₺3.568,72</text:p>
          </table:table-cell>
          <table:table-cell table:style-name="ce374" table:formula="of:=[.L35]+[.K36]" office:value-type="currency" office:currency="TRY" office:value="36919.3607837193" calcext:value-type="currency">
            <text:p>₺36.919,36</text:p>
          </table:table-cell>
          <table:table-cell office:value-type="float" office:value="8.53" calcext:value-type="float">
            <text:p>8,53</text:p>
          </table:table-cell>
          <table:table-cell table:style-name="ce374" table:formula="of:=[.K36]/[.M36]" office:value-type="currency" office:currency="TRY" office:value="-418.373217028766" calcext:value-type="currency">
            <text:p>-₺418,37</text:p>
          </table:table-cell>
          <table:table-cell table:style-name="ce248" table:formula="of:=[.O35]+[.N36]" office:value-type="currency" office:currency="USD" office:value="102624.654923165" calcext:value-type="currency">
            <text:p>$102.624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277" office:value-type="date" office:date-value="2021-08-15" calcext:value-type="date">
            <text:p>15.08.2021</text:p>
          </table:table-cell>
          <table:table-cell table:style-name="ce330" table:formula="of:=[$GDR.F145]" office:value-type="currency" office:currency="USD" office:value="-12305" calcext:value-type="currency">
            <text:p>-$12.305,00</text:p>
          </table:table-cell>
          <table:table-cell table:style-name="ce374"/>
          <table:table-cell table:style-name="ce244" table:formula="of:=[.H36]/[.$C$6]" office:value-type="percentage" office:value="0.771945211281855" calcext:value-type="percentage">
            <text:p>%77,19</text:p>
          </table:table-cell>
          <table:table-cell table:style-name="ce374" table:formula="of:=[.E37]*[.C37]" office:value-type="currency" office:currency="TRY" office:value="-9498.78582482323" calcext:value-type="currency">
            <text:p>-₺9.498,79</text:p>
          </table:table-cell>
          <table:table-cell table:style-name="ce374" table:formula="of:=[.G36]+[.F37]" office:value-type="currency" office:currency="TRY" office:value="119856.319391457" calcext:value-type="currency">
            <text:p>₺119.856,32</text:p>
          </table:table-cell>
          <table:table-cell table:style-name="ce249" table:formula="of:=[.H36]-[.N37]" office:value-type="currency" office:currency="TRY" office:value="347704.326808978" calcext:value-type="currency">
            <text:p>₺347.704,33</text:p>
          </table:table-cell>
          <table:table-cell/>
          <table:table-cell table:style-name="ce244" table:formula="of:=[.O36]/[.$C$6]" office:value-type="percentage" office:value="0.228054788718144" calcext:value-type="percentage">
            <text:p>%22,81</text:p>
          </table:table-cell>
          <table:table-cell table:style-name="ce374" table:formula="of:=[.J37]*[.C37]" office:value-type="currency" office:currency="TRY" office:value="-2806.21417517677" calcext:value-type="currency">
            <text:p>-₺2.806,21</text:p>
          </table:table-cell>
          <table:table-cell table:style-name="ce374" table:formula="of:=[.L36]+[.K37]" office:value-type="currency" office:currency="TRY" office:value="34113.1466085426" calcext:value-type="currency">
            <text:p>₺34.113,15</text:p>
          </table:table-cell>
          <table:table-cell office:value-type="float" office:value="8.53" calcext:value-type="float">
            <text:p>8,53</text:p>
          </table:table-cell>
          <table:table-cell table:style-name="ce374" table:formula="of:=[.K37]/[.M37]" office:value-type="currency" office:currency="TRY" office:value="-328.981732142646" calcext:value-type="currency">
            <text:p>-₺328,98</text:p>
          </table:table-cell>
          <table:table-cell table:style-name="ce248" table:formula="of:=[.O36]+[.N37]" office:value-type="currency" office:currency="USD" office:value="102295.673191022" calcext:value-type="currency">
            <text:p>$102.295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7" office:value-type="date" office:date-value="2021-08-15" calcext:value-type="date">
            <text:p>15.08.2021</text:p>
          </table:table-cell>
          <table:table-cell table:style-name="ce330" table:formula="of:=[$GDR.F118]" office:value-type="currency" office:currency="USD" office:value="-4179.31" calcext:value-type="currency">
            <text:p>-$4.179,31</text:p>
          </table:table-cell>
          <table:table-cell table:style-name="ce374"/>
          <table:table-cell table:style-name="ce244" table:formula="of:=[.H37]/[.$C$6]" office:value-type="percentage" office:value="0.772676281797728" calcext:value-type="percentage">
            <text:p>%77,27</text:p>
          </table:table-cell>
          <table:table-cell table:style-name="ce374" table:formula="of:=[.E38]*[.C38]" office:value-type="currency" office:currency="TRY" office:value="-3229.25371128006" calcext:value-type="currency">
            <text:p>-₺3.229,25</text:p>
          </table:table-cell>
          <table:table-cell table:style-name="ce374" table:formula="of:=[.G37]+[.F38]" office:value-type="currency" office:currency="TRY" office:value="116627.065680177" calcext:value-type="currency">
            <text:p>₺116.627,07</text:p>
          </table:table-cell>
          <table:table-cell table:style-name="ce249" table:formula="of:=[.H37]-[.N38]" office:value-type="currency" office:currency="TRY" office:value="347815.705037432" calcext:value-type="currency">
            <text:p>₺347.815,71</text:p>
          </table:table-cell>
          <table:table-cell/>
          <table:table-cell table:style-name="ce244" table:formula="of:=[.O37]/[.$C$6]" office:value-type="percentage" office:value="0.227323718202272" calcext:value-type="percentage">
            <text:p>%22,73</text:p>
          </table:table-cell>
          <table:table-cell table:style-name="ce374" table:formula="of:=[.J38]*[.C38]" office:value-type="currency" office:currency="TRY" office:value="-950.056288719937" calcext:value-type="currency">
            <text:p>-₺950,06</text:p>
          </table:table-cell>
          <table:table-cell table:style-name="ce374" table:formula="of:=[.L37]+[.K38]" office:value-type="currency" office:currency="TRY" office:value="33163.0903198226" calcext:value-type="currency">
            <text:p>₺33.163,09</text:p>
          </table:table-cell>
          <table:table-cell office:value-type="float" office:value="8.53" calcext:value-type="float">
            <text:p>8,53</text:p>
          </table:table-cell>
          <table:table-cell table:style-name="ce374" table:formula="of:=[.K38]/[.M38]" office:value-type="currency" office:currency="TRY" office:value="-111.378228454858" calcext:value-type="currency">
            <text:p>-₺111,38</text:p>
          </table:table-cell>
          <table:table-cell table:style-name="ce248" table:formula="of:=[.O37]+[.N38]" office:value-type="currency" office:currency="USD" office:value="102184.294962568" calcext:value-type="currency">
            <text:p>$102.184,29</text:p>
          </table:table-cell>
          <table:table-cell table:number-columns-repeated="2"/>
        </table:table-row>
        <table:table-row table:style-name="ro1">
          <table:table-cell/>
          <table:table-cell table:style-name="ce277"/>
          <table:table-cell table:style-name="ce345"/>
          <table:table-cell table:style-name="ce374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 table:style-name="ce374"/>
          <table:table-cell table:style-name="ce288" table:formula="of:=[.L38]+[.G38]" office:value-type="currency" office:currency="TRY" office:value="149790.156" calcext:value-type="currency">
            <text:p>₺149.790,16</text:p>
          </table:table-cell>
          <table:table-cell/>
          <table:table-cell table:style-name="ce374"/>
          <table:table-cell table:style-name="ce248"/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number-columns-repeated="7"/>
        </table:table-row>
        <table:table-row table:style-name="ro1">
          <table:table-cell table:style-name="ce282" office:value-type="float" office:value="2022" calcext:value-type="float">
            <text:p>2022</text:p>
          </table:table-cell>
          <table:table-cell table:style-name="ce282"/>
          <table:table-cell table:style-name="ce345"/>
          <table:table-cell table:style-name="ce374"/>
          <table:table-cell table:style-name="ce243"/>
          <table:table-cell table:number-columns-repeated="4"/>
          <table:table-cell table:style-name="ce243"/>
          <table:table-cell table:number-columns-repeated="2"/>
          <table:table-cell table:style-name="ce37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7" office:value-type="date" office:date-value="2022-03-31" calcext:value-type="date">
            <text:p>31.03.2022</text:p>
          </table:table-cell>
          <table:table-cell table:style-name="ce345" table:formula="of:=[$GLR.F60]+[$GLR.F61]+[$GLR.F62]" office:value-type="currency" office:currency="TRY" office:value="36000" calcext:value-type="currency">
            <text:p>₺36.000,00</text:p>
          </table:table-cell>
          <table:table-cell table:style-name="ce374"/>
          <table:table-cell table:style-name="ce244" table:formula="of:=[.H38]/[.$C$6]" office:value-type="percentage" office:value="0.772923788972072" calcext:value-type="percentage">
            <text:p>%77,29</text:p>
          </table:table-cell>
          <table:table-cell table:style-name="ce374" table:formula="of:=[.E42]*[.C42]" office:value-type="currency" office:currency="TRY" office:value="27825.2564029946" calcext:value-type="currency">
            <text:p>₺27.825,26</text:p>
          </table:table-cell>
          <table:table-cell table:style-name="ce374" table:formula="of:=[.G38]+[.F42]" office:value-type="currency" office:currency="TRY" office:value="144452.322083172" calcext:value-type="currency">
            <text:p>₺144.452,32</text:p>
          </table:table-cell>
          <table:table-cell table:style-name="ce249" table:formula="of:=[.H38]-[.N42]" office:value-type="currency" office:currency="TRY" office:value="347342.90320996" calcext:value-type="currency">
            <text:p>₺347.342,90</text:p>
          </table:table-cell>
          <table:table-cell/>
          <table:table-cell table:style-name="ce244" table:formula="of:=[.O38]/[.$C$6]" office:value-type="percentage" office:value="0.227076211027928" calcext:value-type="percentage">
            <text:p>%22,71</text:p>
          </table:table-cell>
          <table:table-cell table:style-name="ce374" table:formula="of:=[.J42]*[.C42]" office:value-type="currency" office:currency="TRY" office:value="8174.7435970054" calcext:value-type="currency">
            <text:p>₺8.174,74</text:p>
          </table:table-cell>
          <table:table-cell table:style-name="ce374" table:formula="of:=[.L38]+[.K42]" office:value-type="currency" office:currency="TRY" office:value="41337.833916828" calcext:value-type="currency">
            <text:p>₺41.337,83</text:p>
          </table:table-cell>
          <table:table-cell office:value-type="float" office:value="17.29" calcext:value-type="float">
            <text:p>17,29</text:p>
          </table:table-cell>
          <table:table-cell table:style-name="ce374" table:formula="of:=[.K42]/[.M42]" office:value-type="currency" office:currency="TRY" office:value="472.80182747284" calcext:value-type="currency">
            <text:p>₺472,80</text:p>
          </table:table-cell>
          <table:table-cell table:style-name="ce248" table:formula="of:=[.O38]+[.N42]" office:value-type="currency" office:currency="USD" office:value="102657.09679004" calcext:value-type="currency">
            <text:p>$102.657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style-name="ce368" office:value-type="currency" office:currency="TRY" office:value="11769" calcext:value-type="currency">
            <text:p>₺11.769,00</text:p>
          </table:table-cell>
          <table:table-cell table:style-name="ce374"/>
          <table:table-cell table:style-name="ce244" table:formula="of:=[.H42]/[.$C$6]" office:value-type="percentage" office:value="0.771873118244355" calcext:value-type="percentage">
            <text:p>%77,19</text:p>
          </table:table-cell>
          <table:table-cell table:style-name="ce374" table:formula="of:=[.E43]*[.C43]" office:value-type="currency" office:currency="TRY" office:value="9084.17472861781" calcext:value-type="currency">
            <text:p>₺9.084,17</text:p>
          </table:table-cell>
          <table:table-cell table:style-name="ce374" table:formula="of:=[.G42]+[.F43]" office:value-type="currency" office:currency="TRY" office:value="153536.49681179" calcext:value-type="currency">
            <text:p>₺153.536,50</text:p>
          </table:table-cell>
          <table:table-cell table:style-name="ce249" table:formula="of:=[.H42]-[.N43]" office:value-type="currency" office:currency="TRY" office:value="347191.218166379" calcext:value-type="currency">
            <text:p>₺347.191,22</text:p>
          </table:table-cell>
          <table:table-cell/>
          <table:table-cell table:style-name="ce244" table:formula="of:=[.O42]/[.$C$6]" office:value-type="percentage" office:value="0.228126881755645" calcext:value-type="percentage">
            <text:p>%22,81</text:p>
          </table:table-cell>
          <table:table-cell table:style-name="ce374" table:formula="of:=[.J43]*[.C43]" office:value-type="currency" office:currency="TRY" office:value="2684.82527138219" calcext:value-type="currency">
            <text:p>₺2.684,83</text:p>
          </table:table-cell>
          <table:table-cell table:style-name="ce374" table:formula="of:=[.L42]+[.K43]" office:value-type="currency" office:currency="TRY" office:value="44022.6591882102" calcext:value-type="currency">
            <text:p>₺44.022,66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3]/[.M43]" office:value-type="currency" office:currency="TRY" office:value="151.685043580915" calcext:value-type="currency">
            <text:p>₺151,69</text:p>
          </table:table-cell>
          <table:table-cell table:style-name="ce248" table:formula="of:=[.O42]+[.N43]" office:value-type="currency" office:currency="USD" office:value="102808.781833621" calcext:value-type="currency">
            <text:p>$102.808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style-name="ce368" office:value-type="currency" office:currency="TRY" office:value="3892.36" calcext:value-type="currency">
            <text:p>₺3.892,36</text:p>
          </table:table-cell>
          <table:table-cell table:style-name="ce374"/>
          <table:table-cell table:style-name="ce244" table:formula="of:=[.H43]/[.$C$6]" office:value-type="percentage" office:value="0.77153604036973" calcext:value-type="percentage">
            <text:p>%77,15</text:p>
          </table:table-cell>
          <table:table-cell table:style-name="ce374" table:formula="of:=[.E44]*[.C44]" office:value-type="currency" office:currency="TRY" office:value="3003.09602209352" calcext:value-type="currency">
            <text:p>₺3.003,10</text:p>
          </table:table-cell>
          <table:table-cell table:style-name="ce374" table:formula="of:=[.G43]+[.F44]" office:value-type="currency" office:currency="TRY" office:value="156539.592833883" calcext:value-type="currency">
            <text:p>₺156.539,59</text:p>
          </table:table-cell>
          <table:table-cell table:style-name="ce249" table:formula="of:=[.H43]-[.N44]" office:value-type="currency" office:currency="TRY" office:value="347140.977263672" calcext:value-type="currency">
            <text:p>₺347.140,98</text:p>
          </table:table-cell>
          <table:table-cell/>
          <table:table-cell table:style-name="ce244" table:formula="of:=[.O43]/[.$C$6]" office:value-type="percentage" office:value="0.228463959630269" calcext:value-type="percentage">
            <text:p>%22,85</text:p>
          </table:table-cell>
          <table:table-cell table:style-name="ce374" table:formula="of:=[.J44]*[.C44]" office:value-type="currency" office:currency="TRY" office:value="889.263977906476" calcext:value-type="currency">
            <text:p>₺889,26</text:p>
          </table:table-cell>
          <table:table-cell table:style-name="ce374" table:formula="of:=[.L43]+[.K44]" office:value-type="currency" office:currency="TRY" office:value="44911.9231661167" calcext:value-type="currency">
            <text:p>₺44.911,92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4]/[.M44]" office:value-type="currency" office:currency="TRY" office:value="50.2409027065805" calcext:value-type="currency">
            <text:p>₺50,24</text:p>
          </table:table-cell>
          <table:table-cell table:style-name="ce248" table:formula="of:=[.O43]+[.N44]" office:value-type="currency" office:currency="USD" office:value="102859.022736328" calcext:value-type="currency">
            <text:p>$102.859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7" office:value-type="date" office:date-value="2022-07-22" calcext:value-type="date">
            <text:p>22.07.2022</text:p>
          </table:table-cell>
          <table:table-cell table:style-name="ce368" office:value-type="currency" office:currency="TRY" office:value="11181.35" calcext:value-type="currency">
            <text:p>₺11.181,35</text:p>
          </table:table-cell>
          <table:table-cell table:style-name="ce374"/>
          <table:table-cell table:style-name="ce244" table:formula="of:=[.H44]/[.$C$6]" office:value-type="percentage" office:value="0.771424393919271" calcext:value-type="percentage">
            <text:p>%77,14</text:p>
          </table:table-cell>
          <table:table-cell table:style-name="ce374" table:formula="of:=[.E45]*[.C45]" office:value-type="currency" office:currency="TRY" office:value="8625.56614694925" calcext:value-type="currency">
            <text:p>₺8.625,57</text:p>
          </table:table-cell>
          <table:table-cell table:style-name="ce374" table:formula="of:=[.G44]+[.F45]" office:value-type="currency" office:currency="TRY" office:value="165165.158980833" calcext:value-type="currency">
            <text:p>₺165.165,16</text:p>
          </table:table-cell>
          <table:table-cell table:style-name="ce249" table:formula="of:=[.H44]-[.N45]" office:value-type="currency" office:currency="TRY" office:value="346996.582695703" calcext:value-type="currency">
            <text:p>₺346.996,58</text:p>
          </table:table-cell>
          <table:table-cell/>
          <table:table-cell table:style-name="ce244" table:formula="of:=[.O44]/[.$C$6]" office:value-type="percentage" office:value="0.228575606080728" calcext:value-type="percentage">
            <text:p>%22,86</text:p>
          </table:table-cell>
          <table:table-cell table:style-name="ce374" table:formula="of:=[.J45]*[.C45]" office:value-type="currency" office:currency="TRY" office:value="2555.78385305075" calcext:value-type="currency">
            <text:p>₺2.555,78</text:p>
          </table:table-cell>
          <table:table-cell table:style-name="ce374" table:formula="of:=[.L44]+[.K45]" office:value-type="currency" office:currency="TRY" office:value="47467.7070191674" calcext:value-type="currency">
            <text:p>₺47.467,71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5]/[.M45]" office:value-type="currency" office:currency="TRY" office:value="144.394567968969" calcext:value-type="currency">
            <text:p>₺144,39</text:p>
          </table:table-cell>
          <table:table-cell table:style-name="ce248" table:formula="of:=[.O44]+[.N45]" office:value-type="currency" office:currency="USD" office:value="103003.417304297" calcext:value-type="currency">
            <text:p>$103.003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7" office:value-type="date" office:date-value="2022-08-01" calcext:value-type="date">
            <text:p>01.08.2022</text:p>
          </table:table-cell>
          <table:table-cell table:style-name="ce368" table:formula="of:=[$GLR.F69]" office:value-type="currency" office:currency="TRY" office:value="20000" calcext:value-type="currency">
            <text:p>₺20.000,00</text:p>
          </table:table-cell>
          <table:table-cell table:style-name="ce374"/>
          <table:table-cell table:style-name="ce244" table:formula="of:=[.H45]/[.$C$6]" office:value-type="percentage" office:value="0.771103517101563" calcext:value-type="percentage">
            <text:p>%77,11</text:p>
          </table:table-cell>
          <table:table-cell table:style-name="ce374" table:formula="of:=[.E46]*[.C46]" office:value-type="currency" office:currency="TRY" office:value="15422.0703420313" calcext:value-type="currency">
            <text:p>₺15.422,07</text:p>
          </table:table-cell>
          <table:table-cell table:style-name="ce374" table:formula="of:=[.G45]+[.F46]" office:value-type="currency" office:currency="TRY" office:value="180587.229322864" calcext:value-type="currency">
            <text:p>₺180.587,23</text:p>
          </table:table-cell>
          <table:table-cell table:style-name="ce249" table:formula="of:=[.H45]-[.N46]" office:value-type="currency" office:currency="TRY" office:value="346737.942602033" calcext:value-type="currency">
            <text:p>₺346.737,94</text:p>
          </table:table-cell>
          <table:table-cell/>
          <table:table-cell table:style-name="ce244" table:formula="of:=[.O45]/[.$C$6]" office:value-type="percentage" office:value="0.228896482898437" calcext:value-type="percentage">
            <text:p>%22,89</text:p>
          </table:table-cell>
          <table:table-cell table:style-name="ce374" table:formula="of:=[.J46]*[.C46]" office:value-type="currency" office:currency="TRY" office:value="4577.92965796875" calcext:value-type="currency">
            <text:p>₺4.577,93</text:p>
          </table:table-cell>
          <table:table-cell table:style-name="ce374" table:formula="of:=[.L45]+[.K46]" office:value-type="currency" office:currency="TRY" office:value="52045.6366771362" calcext:value-type="currency">
            <text:p>₺52.045,64</text:p>
          </table:table-cell>
          <table:table-cell office:value-type="float" office:value="17.7" calcext:value-type="float">
            <text:p>17,7</text:p>
          </table:table-cell>
          <table:table-cell table:style-name="ce374" table:formula="of:=[.K46]/[.M46]" office:value-type="currency" office:currency="TRY" office:value="258.640093670551" calcext:value-type="currency">
            <text:p>₺258,64</text:p>
          </table:table-cell>
          <table:table-cell table:style-name="ce248" table:formula="of:=[.O45]+[.N46]" office:value-type="currency" office:currency="USD" office:value="103262.057397967" calcext:value-type="currency">
            <text:p>$103.262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7" office:value-type="date" office:date-value="2022-08-04" calcext:value-type="date">
            <text:p>04.08.2022</text:p>
          </table:table-cell>
          <table:table-cell table:style-name="ce368" table:formula="of:=[$GDR.F169]" office:value-type="currency" office:currency="TRY" office:value="-691.15" calcext:value-type="currency">
            <text:p>-₺691,15</text:p>
          </table:table-cell>
          <table:table-cell table:style-name="ce374"/>
          <table:table-cell table:style-name="ce244" table:formula="of:=[.H46]/[.$C$6]" office:value-type="percentage" office:value="0.77052876133785" calcext:value-type="percentage">
            <text:p>%77,05</text:p>
          </table:table-cell>
          <table:table-cell table:style-name="ce374" table:formula="of:=[.E47]*[.C47]" office:value-type="currency" office:currency="TRY" office:value="-532.550953398655" calcext:value-type="currency">
            <text:p>-₺532,55</text:p>
          </table:table-cell>
          <table:table-cell table:style-name="ce374" table:formula="of:=[.G46]+[.F47]" office:value-type="currency" office:currency="TRY" office:value="180054.678369465" calcext:value-type="currency">
            <text:p>₺180.054,68</text:p>
          </table:table-cell>
          <table:table-cell table:style-name="ce249" table:formula="of:=[.H46]-[.N47]" office:value-type="currency" office:currency="TRY" office:value="346746.423834471" calcext:value-type="currency">
            <text:p>₺346.746,42</text:p>
          </table:table-cell>
          <table:table-cell/>
          <table:table-cell table:style-name="ce244" table:formula="of:=[.O46]/[.$C$6]" office:value-type="percentage" office:value="0.22947123866215" calcext:value-type="percentage">
            <text:p>%22,95</text:p>
          </table:table-cell>
          <table:table-cell table:style-name="ce374" table:formula="of:=[.J47]*[.C47]" office:value-type="currency" office:currency="TRY" office:value="-158.599046601345" calcext:value-type="currency">
            <text:p>-₺158,60</text:p>
          </table:table-cell>
          <table:table-cell table:style-name="ce374" table:formula="of:=[.L46]+[.K47]" office:value-type="currency" office:currency="TRY" office:value="51887.0376305348" calcext:value-type="currency">
            <text:p>₺51.887,04</text:p>
          </table:table-cell>
          <table:table-cell office:value-type="float" office:value="18.7" calcext:value-type="float">
            <text:p>18,7</text:p>
          </table:table-cell>
          <table:table-cell table:style-name="ce374" table:formula="of:=[.K47]/[.M47]" office:value-type="currency" office:currency="TRY" office:value="-8.48123243857459" calcext:value-type="currency">
            <text:p>-₺8,48</text:p>
          </table:table-cell>
          <table:table-cell table:style-name="ce248" table:formula="of:=[.O46]+[.N47]" office:value-type="currency" office:currency="USD" office:value="103253.576165529" calcext:value-type="currency">
            <text:p>$103.253,58</text:p>
          </table:table-cell>
          <table:table-cell table:number-columns-repeated="2"/>
        </table:table-row>
        <table:table-row table:style-name="ro1">
          <table:table-cell/>
          <table:table-cell table:style-name="ce277"/>
          <table:table-cell table:style-name="ce368"/>
          <table:table-cell table:style-name="ce374"/>
          <table:table-cell table:style-name="ce244" table:formula="of:=[.H47]/[.$C$6]" office:value-type="percentage" office:value="0.770547608521047" calcext:value-type="percentage">
            <text:p>%77,05</text:p>
          </table:table-cell>
          <table:table-cell table:style-name="ce374" table:formula="of:=[.E48]*[.C48]" office:value-type="currency" office:currency="TRY" office:value="0" calcext:value-type="currency">
            <text:p>₺0,--</text:p>
          </table:table-cell>
          <table:table-cell table:style-name="ce374" table:formula="of:=[.G47]+[.F48]" office:value-type="currency" office:currency="TRY" office:value="180054.678369465" calcext:value-type="currency">
            <text:p>₺180.054,68</text:p>
          </table:table-cell>
          <table:table-cell table:style-name="ce249" table:formula="of:=[.H47]+[.N48]" office:value-type="currency" office:currency="TRY" office:value="346746.423834471" calcext:value-type="currency">
            <text:p>₺346.746,42</text:p>
          </table:table-cell>
          <table:table-cell/>
          <table:table-cell table:style-name="ce244" table:formula="of:=[.O47]/[.$C$6]" office:value-type="percentage" office:value="0.229452391478953" calcext:value-type="percentage">
            <text:p>%22,95</text:p>
          </table:table-cell>
          <table:table-cell table:style-name="ce374" table:formula="of:=[.J48]*[.C48]" office:value-type="currency" office:currency="TRY" office:value="0" calcext:value-type="currency">
            <text:p>₺0,--</text:p>
          </table:table-cell>
          <table:table-cell table:style-name="ce374" table:formula="of:=[.L47]+[.K48]" office:value-type="currency" office:currency="TRY" office:value="51887.0376305348" calcext:value-type="currency">
            <text:p>₺51.887,04</text:p>
          </table:table-cell>
          <table:table-cell office:value-type="float" office:value="19.7" calcext:value-type="float">
            <text:p>19,7</text:p>
          </table:table-cell>
          <table:table-cell table:style-name="ce374" table:formula="of:=[.K48]/[.M48]" office:value-type="currency" office:currency="TRY" office:value="0" calcext:value-type="currency">
            <text:p>₺0,--</text:p>
          </table:table-cell>
          <table:table-cell table:style-name="ce248" table:formula="of:=[.O47]+[.N48]" office:value-type="currency" office:currency="USD" office:value="103253.576165529" calcext:value-type="currency">
            <text:p>$103.253,58</text:p>
          </table:table-cell>
          <table:table-cell table:number-columns-repeated="2"/>
        </table:table-row>
        <table:table-row table:style-name="ro1">
          <table:table-cell/>
          <table:table-cell table:style-name="ce277"/>
          <table:table-cell table:style-name="ce368"/>
          <table:table-cell table:style-name="ce374"/>
          <table:table-cell table:style-name="ce244" table:formula="of:=[.H48]/[.$C$6]" office:value-type="percentage" office:value="0.770547608521047" calcext:value-type="percentage">
            <text:p>%77,05</text:p>
          </table:table-cell>
          <table:table-cell table:style-name="ce374" table:formula="of:=[.E49]*[.C49]" office:value-type="currency" office:currency="TRY" office:value="0" calcext:value-type="currency">
            <text:p>₺0,--</text:p>
          </table:table-cell>
          <table:table-cell table:style-name="ce374" table:formula="of:=[.G48]+[.F49]" office:value-type="currency" office:currency="TRY" office:value="180054.678369465" calcext:value-type="currency">
            <text:p>₺180.054,68</text:p>
          </table:table-cell>
          <table:table-cell table:style-name="ce249" table:formula="of:=[.H48]+[.N49]" office:value-type="currency" office:currency="TRY" office:value="346746.423834471" calcext:value-type="currency">
            <text:p>₺346.746,42</text:p>
          </table:table-cell>
          <table:table-cell/>
          <table:table-cell table:style-name="ce244" table:formula="of:=[.O48]/[.$C$6]" office:value-type="percentage" office:value="0.229452391478953" calcext:value-type="percentage">
            <text:p>%22,95</text:p>
          </table:table-cell>
          <table:table-cell table:style-name="ce374" table:formula="of:=[.J49]*[.C49]" office:value-type="currency" office:currency="TRY" office:value="0" calcext:value-type="currency">
            <text:p>₺0,--</text:p>
          </table:table-cell>
          <table:table-cell table:style-name="ce374" table:formula="of:=[.L48]+[.K49]" office:value-type="currency" office:currency="TRY" office:value="51887.0376305348" calcext:value-type="currency">
            <text:p>₺51.887,04</text:p>
          </table:table-cell>
          <table:table-cell office:value-type="float" office:value="20.7" calcext:value-type="float">
            <text:p>20,7</text:p>
          </table:table-cell>
          <table:table-cell table:style-name="ce374" table:formula="of:=[.K49]/[.M49]" office:value-type="currency" office:currency="TRY" office:value="0" calcext:value-type="currency">
            <text:p>₺0,--</text:p>
          </table:table-cell>
          <table:table-cell table:style-name="ce248" table:formula="of:=[.O48]+[.N49]" office:value-type="currency" office:currency="USD" office:value="103253.576165529" calcext:value-type="currency">
            <text:p>$103.253,5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77"/>
          <table:table-cell table:style-name="ce368"/>
          <table:table-cell table:style-name="ce374"/>
          <table:table-cell table:style-name="ce244"/>
          <table:table-cell table:style-name="ce374" table:number-columns-repeated="2"/>
          <table:table-cell table:style-name="ce249"/>
          <table:table-cell/>
          <table:table-cell table:style-name="ce244"/>
          <table:table-cell table:style-name="ce374" table:number-columns-repeated="2"/>
          <table:table-cell/>
          <table:table-cell table:style-name="ce374"/>
          <table:table-cell table:style-name="ce248"/>
          <table:table-cell table:number-columns-repeated="2"/>
        </table:table-row>
        <table:table-row table:style-name="ro1">
          <table:table-cell table:number-columns-repeated="9"/>
          <table:table-cell table:style-name="ce243"/>
          <table:table-cell/>
          <table:table-cell table:style-name="ce288" table:formula="of:=[.L49]+[.G49]" office:value-type="currency" office:currency="TRY" office:value="231941.716" calcext:value-type="currency">
            <text:p>₺231.941,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3.1" calcext:value-type="float">
            <text:p>73,1</text:p>
          </table:table-cell>
          <table:table-cell table:number-columns-repeated="4"/>
          <table:table-cell table:style-name="ce243" office:value-type="float" office:value="26.9" calcext:value-type="float">
            <text:p>26,9</text:p>
          </table:table-cell>
          <table:table-cell table:number-columns-repeated="3"/>
          <table:table-cell table:style-name="ce330" table:formula="of:=SUM([.N8:.N52])" office:value-type="currency" office:currency="USD" office:value="4967.78613199387" calcext:value-type="currency">
            <text:p>$4.967,79</text:p>
          </table:table-cell>
          <table:table-cell table:style-name="ce249"/>
          <table:table-cell table:number-columns-repeated="2"/>
        </table:table-row>
        <table:table-row table:style-name="ro1">
          <table:table-cell table:number-columns-repeated="9"/>
          <table:table-cell table:style-name="ce243"/>
          <table:table-cell table:style-name="ce349" office:value-type="string" calcext:value-type="string">
            <text:p>BKY</text:p>
          </table:table-cell>
          <table:table-cell table:style-name="ce345" table:formula="of:=[$SNYBAKIYE.F9]" office:value-type="currency" office:currency="TRY" office:value="231941.716" calcext:value-type="currency">
            <text:p>₺231.941,7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  <table:table-cell table:style-name="ce243"/>
          <table:table-cell table:number-columns-repeated="7"/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YBAKIYE" table:style-name="ta1">
        <table:table-column table:style-name="co56" table:default-cell-style-name="Default"/>
        <table:table-column table:style-name="co33" table:default-cell-style-name="Default"/>
        <table:table-column table:style-name="co11" table:default-cell-style-name="ce362"/>
        <table:table-column table:style-name="co57" table:default-cell-style-name="Default"/>
        <table:table-column table:style-name="co53" table:number-columns-repeated="2" table:default-cell-style-name="Default"/>
        <table:table-column table:style-name="co58" table:default-cell-style-name="Default"/>
        <table:table-column table:style-name="co11" table:number-columns-repeated="2" table:default-cell-style-name="Default"/>
        <table:table-column table:style-name="co59" table:default-cell-style-name="Default"/>
        <table:table-column table:style-name="co11" table:default-cell-style-name="Default"/>
        <table:table-row table:style-name="ro1">
          <table:table-cell table:style-name="ce388"/>
          <table:table-cell table:style-name="ce389"/>
          <table:table-cell table:style-name="ce391"/>
          <table:table-cell table:style-name="ce394" table:number-columns-repeated="2"/>
          <table:table-cell table:style-name="ce396"/>
          <table:table-cell table:style-name="ce389"/>
          <table:table-cell table:style-name="ce394" table:number-columns-repeated="2"/>
          <table:table-cell table:style-name="ce396"/>
          <table:table-cell table:style-name="ce389"/>
        </table:table-row>
        <table:table-row table:style-name="ro1">
          <table:table-cell table:style-name="ce388"/>
          <table:table-cell table:number-columns-repeated="5"/>
          <table:table-cell table:style-name="ce389"/>
          <table:table-cell table:style-name="ce394" table:number-columns-repeated="2"/>
          <table:table-cell table:style-name="ce396"/>
          <table:table-cell table:style-name="ce389"/>
        </table:table-row>
        <table:table-row table:style-name="ro1">
          <table:table-cell table:style-name="ce388"/>
          <table:table-cell table:style-name="ce389"/>
          <table:table-cell/>
          <table:table-cell table:style-name="ce394" table:number-columns-repeated="2"/>
          <table:table-cell table:style-name="ce396"/>
          <table:table-cell table:style-name="ce389"/>
          <table:table-cell table:style-name="ce394" table:number-columns-repeated="2"/>
          <table:table-cell table:style-name="ce396"/>
          <table:table-cell table:style-name="ce389"/>
        </table:table-row>
        <table:table-row table:style-name="ro1">
          <table:table-cell/>
          <table:table-cell table:style-name="ce390"/>
          <table:table-cell table:style-name="ce392" office:value-type="string" calcext:value-type="string">
            <text:p>GLR</text:p>
          </table:table-cell>
          <table:table-cell table:style-name="ce349" office:value-type="string" calcext:value-type="string">
            <text:p>GDR</text:p>
          </table:table-cell>
          <table:table-cell/>
          <table:table-cell table:style-name="ce34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7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5" table:formula="of:=[$GDR.F16]" office:value-type="currency" office:currency="TRY" office:value="-2399.42" calcext:value-type="currency">
            <text:p>-₺2.399,42</text:p>
          </table:table-cell>
          <table:table-cell table:style-name="ce362" table:formula="of:=[.C5]+[.D5]" office:value-type="currency" office:currency="TRY" office:value="18600.58" calcext:value-type="currency">
            <text:p>₺18.600,58</text:p>
          </table:table-cell>
          <table:table-cell table:style-name="ce362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2"/>
          <table:table-cell office:value-type="float" office:value="2019" calcext:value-type="float">
            <text:p>2019</text:p>
          </table:table-cell>
          <table:table-cell table:formula="of:=[$GLR.F14]" office:value-type="currency" office:currency="TRY" office:value="26500" calcext:value-type="currency">
            <text:p>₺26.500,00</text:p>
          </table:table-cell>
          <table:table-cell table:style-name="ce345" table:formula="of:=[$GDR.F33]" office:value-type="currency" office:currency="TRY" office:value="-3104.82" calcext:value-type="currency">
            <text:p>-₺3.104,82</text:p>
          </table:table-cell>
          <table:table-cell table:style-name="ce362" table:formula="of:=[.C6]+[.D6]" office:value-type="currency" office:currency="TRY" office:value="23395.18" calcext:value-type="currency">
            <text:p>₺23.395,18</text:p>
          </table:table-cell>
          <table:table-cell table:style-name="ce345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2]" office:value-type="currency" office:currency="TRY" office:value="64500" calcext:value-type="currency">
            <text:p>₺64.500,00</text:p>
          </table:table-cell>
          <table:table-cell table:style-name="ce345" table:formula="of:=[$GDR.F95]" office:value-type="currency" office:currency="TRY" office:value="-76896.294" calcext:value-type="currency">
            <text:p>-₺76.896,29</text:p>
          </table:table-cell>
          <table:table-cell table:style-name="ce362" table:formula="of:=[.C7]+[.D7]" office:value-type="currency" office:currency="TRY" office:value="-12396.294" calcext:value-type="currency">
            <text:p>-₺12.396,29</text:p>
          </table:table-cell>
          <table:table-cell table:style-name="ce345" table:formula="of:=[.F6]+[.C7]+[.D7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3]" office:value-type="currency" office:currency="TRY" office:value="152260" calcext:value-type="currency">
            <text:p>₺152.260,00</text:p>
          </table:table-cell>
          <table:table-cell table:style-name="ce345" table:formula="of:=[$GDR.F147]" office:value-type="currency" office:currency="TRY" office:value="-32069.31" calcext:value-type="currency">
            <text:p>-₺32.069,31</text:p>
          </table:table-cell>
          <table:table-cell table:style-name="ce362" table:formula="of:=[.C8]+[.D8]" office:value-type="currency" office:currency="TRY" office:value="120190.69" calcext:value-type="currency">
            <text:p>₺120.190,69</text:p>
          </table:table-cell>
          <table:table-cell table:style-name="ce345" table:formula="of:=[.F7]+[.C8]+[.D8]" office:value-type="currency" office:currency="TRY" office:value="149790.156" calcext:value-type="currency">
            <text:p>₺14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75]" office:value-type="currency" office:currency="TRY" office:value="82842.71" calcext:value-type="currency">
            <text:p>₺82.842,71</text:p>
          </table:table-cell>
          <table:table-cell table:style-name="ce374" table:formula="of:=[$GDR.F169]" office:value-type="currency" office:currency="TRY" office:value="-691.15" calcext:value-type="currency">
            <text:p>-₺691,15</text:p>
          </table:table-cell>
          <table:table-cell table:style-name="ce362" table:formula="of:=[.C9]+[.D9]" office:value-type="currency" office:currency="TRY" office:value="82151.56" calcext:value-type="currency">
            <text:p>₺82.151,56</text:p>
          </table:table-cell>
          <table:table-cell table:style-name="ce345" table:formula="of:=[.F8]+[.C9]+[.D9]" office:value-type="currency" office:currency="TRY" office:value="231941.716" calcext:value-type="currency">
            <text:p>₺231.941,72</text:p>
          </table:table-cell>
          <table:table-cell table:number-columns-repeated="5"/>
        </table:table-row>
        <table:table-row table:style-name="ro1">
          <table:table-cell/>
          <table:table-cell table:style-name="ce390"/>
          <table:table-cell table:number-columns-repeated="2"/>
          <table:table-cell table:style-name="ce390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393"/>
          <table:table-cell table:style-name="ce395" table:number-columns-repeated="3"/>
          <table:table-cell table:number-columns-repeated="5"/>
        </table:table-row>
        <table:table-row table:style-name="ro1">
          <table:table-cell/>
          <table:table-cell table:style-name="ce281"/>
          <table:table-cell/>
          <table:table-cell table:style-name="ce330" table:number-columns-repeated="3"/>
          <table:table-cell table:number-columns-repeated="5"/>
        </table:table-row>
        <table:table-row table:style-name="ro1">
          <table:table-cell/>
          <table:table-cell table:style-name="ce390"/>
          <table:table-cell/>
          <table:table-cell table:style-name="ce390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'file:///media/m/depo_ssd/aa/hes2020/Account/2022/22dgs.ods'#DgsNzn2" table:print="false" table:style-name="ta_extref">
        <table:table-source xlink:type="simple" xlink:href="../22dgs.ods" table:table-name="DgsNzn2" table:filter-name="calc8" table:mode="copy-results-only"/>
        <table:table-column table:number-columns-repeated="6"/>
        <table:table-row table:number-rows-repeated="15">
          <table:table-cell table:number-columns-repeated="6"/>
        </table:table-row>
        <table:table-row>
          <table:table-cell table:number-columns-repeated="5"/>
          <table:table-cell table:style-name="ce250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0" number:min-decimal-places="0" number:min-integer-digits="2" number:grouping="true"/>
    </number:number-style>
    <number:date-style style:name="N134">
      <number:day number:style="long"/>
      <number:text>.</number:text>
      <number:month number:style="long" number:textual="true"/>
    </number:date-style>
    <number:date-style style:name="N135">
      <number:month number:style="long" number:textual="true"/>
      <number:text>.</number:text>
      <number:year number:style="long"/>
    </number:date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6">
      <number:number number:decimal-places="3" number:min-decimal-places="3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ay</number:text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9">
      <number:text> /   </number:text>
      <number:number number:decimal-places="2" number:min-decimal-places="2" number:min-integer-digits="1"/>
    </number:number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2" number:min-decimal-places="2" number:min-integer-digits="1"/>
      <number:text> TL/USD</number:text>
    </number:number-style>
    <number:number-style style:name="N156">
      <number:number number:decimal-places="5" number:min-decimal-places="5" number:min-integer-digits="1" number:grouping="true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16:23:52.25057770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4T16:24:53.590796993</dc:date>
    <meta:editing-duration>P3DT3H38M47S</meta:editing-duration>
    <meta:editing-cycles>205</meta:editing-cycles>
    <meta:generator>LibreOffice/7.2.7.2$Linux_X86_64 LibreOffice_project/20$Build-2</meta:generator>
    <meta:print-date>2021-09-29T17:30:44.307828083</meta:print-date>
    <meta:document-statistic meta:table-count="12" meta:cell-count="1949" meta:object-count="0"/>
  </office:meta>
</office:document-meta>
</file>